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adornments="Regular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1.921cm"/>
    </style:style>
    <style:style style:name="co7" style:family="table-column">
      <style:table-column-properties fo:break-before="auto" style:column-width="2.87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olar Energy Simulator</text:p>
          </table:table-cell>
          <table:table-cell table:number-columns-repeated="3"/>
          <table:table-cell>
            <draw:frame table:end-cell-address="Sheet2.O28" table:end-x="0.059cm" table:end-y="0.492cm" draw:z-index="0" draw:style-name="gr1" svg:width="20.787cm" svg:height="15.51cm" svg:x="1.869cm" svg:y="0.079cm">
              <draw:object draw:notify-on-update-of-ranges="Sheet2.A3:Sheet2.A122 Sheet2.B3:Sheet2.B122 Sheet2.A3:Sheet2.A122 Sheet2.C3:Sheet2.C122 Sheet2.A3:Sheet2.A122 Sheet2.D3:Sheet2.D122 Sheet2.A3:Sheet2.A122 Sheet2.E3:Sheet2.E1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ay Length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ixed Sun</text:p>
          </table:table-cell>
          <table:table-cell office:value-type="string" calcext:value-type="string">
            <text:p>Fixed Horizontal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.50601" calcext:value-type="float">
            <text:p>5.51</text:p>
          </table:table-cell>
          <table:table-cell office:value-type="float" office:value="0.235451" calcext:value-type="float">
            <text:p>0.24</text:p>
          </table:table-cell>
          <table:table-cell office:value-type="float" office:value="0.229726" calcext:value-type="float">
            <text:p>0.23</text:p>
          </table:table-cell>
          <table:table-cell office:value-type="float" office:value="0.0237379" calcext:value-type="float">
            <text:p>0.02</text:p>
          </table:table-cell>
          <table:table-cell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5.8382" calcext:value-type="float">
            <text:p>5.84</text:p>
          </table:table-cell>
          <table:table-cell office:value-type="float" office:value="0.352855" calcext:value-type="float">
            <text:p>0.35</text:p>
          </table:table-cell>
          <table:table-cell office:value-type="float" office:value="0.342859" calcext:value-type="float">
            <text:p>0.34</text:p>
          </table:table-cell>
          <table:table-cell office:value-type="float" office:value="0.0407504" calcext:value-type="float">
            <text:p>0.04</text:p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6.13836" calcext:value-type="float">
            <text:p>6.14</text:p>
          </table:table-cell>
          <table:table-cell office:value-type="float" office:value="0.49054" calcext:value-type="float">
            <text:p>0.49</text:p>
          </table:table-cell>
          <table:table-cell office:value-type="float" office:value="0.474644" calcext:value-type="float">
            <text:p>0.47</text:p>
          </table:table-cell>
          <table:table-cell office:value-type="float" office:value="0.0637481" calcext:value-type="float">
            <text:p>0.06</text:p>
          </table:table-cell>
          <table:table-cell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6.41208" calcext:value-type="float">
            <text:p>6.41</text:p>
          </table:table-cell>
          <table:table-cell office:value-type="float" office:value="0.644901" calcext:value-type="float">
            <text:p>0.64</text:p>
          </table:table-cell>
          <table:table-cell office:value-type="float" office:value="0.621356" calcext:value-type="float">
            <text:p>0.62</text:p>
          </table:table-cell>
          <table:table-cell office:value-type="float" office:value="0.0930164" calcext:value-type="float">
            <text:p>0.09</text:p>
          </table:table-cell>
          <table:table-cell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6.66357" calcext:value-type="float">
            <text:p>6.66</text:p>
          </table:table-cell>
          <table:table-cell office:value-type="float" office:value="0.812462" calcext:value-type="float">
            <text:p>0.81</text:p>
          </table:table-cell>
          <table:table-cell office:value-type="float" office:value="0.77946" calcext:value-type="float">
            <text:p>0.78</text:p>
          </table:table-cell>
          <table:table-cell office:value-type="float" office:value="0.12864" calcext:value-type="float">
            <text:p>0.13</text:p>
          </table:table-cell>
          <table:table-cell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6.8961" calcext:value-type="float">
            <text:p>6.9</text:p>
          </table:table-cell>
          <table:table-cell office:value-type="float" office:value="0.990097" calcext:value-type="float">
            <text:p>0.99</text:p>
          </table:table-cell>
          <table:table-cell office:value-type="float" office:value="0.945823" calcext:value-type="float">
            <text:p>0.95</text:p>
          </table:table-cell>
          <table:table-cell office:value-type="float" office:value="0.170559" calcext:value-type="float">
            <text:p>0.17</text:p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.11224" calcext:value-type="float">
            <text:p>7.11</text:p>
          </table:table-cell>
          <table:table-cell office:value-type="float" office:value="1.17511" calcext:value-type="float">
            <text:p>1.18</text:p>
          </table:table-cell>
          <table:table-cell office:value-type="float" office:value="1.11778" calcext:value-type="float">
            <text:p>1.12</text:p>
          </table:table-cell>
          <table:table-cell office:value-type="float" office:value="0.218612" calcext:value-type="float">
            <text:p>0.22</text:p>
          </table:table-cell>
          <table:table-cell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.31408" calcext:value-type="float">
            <text:p>7.31</text:p>
          </table:table-cell>
          <table:table-cell office:value-type="float" office:value="1.36525" calcext:value-type="float">
            <text:p>1.37</text:p>
          </table:table-cell>
          <table:table-cell office:value-type="float" office:value="1.29314" calcext:value-type="float">
            <text:p>1.29</text:p>
          </table:table-cell>
          <table:table-cell office:value-type="float" office:value="0.272569" calcext:value-type="float">
            <text:p>0.27</text:p>
          </table:table-cell>
          <table:table-cell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.50334" calcext:value-type="float">
            <text:p>7.5</text:p>
          </table:table-cell>
          <table:table-cell office:value-type="float" office:value="1.55863" calcext:value-type="float">
            <text:p>1.56</text:p>
          </table:table-cell>
          <table:table-cell office:value-type="float" office:value="1.47011" calcext:value-type="float">
            <text:p>1.47</text:p>
          </table:table-cell>
          <table:table-cell office:value-type="float" office:value="0.332161" calcext:value-type="float">
            <text:p>0.33</text:p>
          </table:table-cell>
          <table:table-cell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.68144" calcext:value-type="float">
            <text:p>7.68</text:p>
          </table:table-cell>
          <table:table-cell office:value-type="float" office:value="1.75374" calcext:value-type="float">
            <text:p>1.75</text:p>
          </table:table-cell>
          <table:table-cell office:value-type="float" office:value="1.64725" calcext:value-type="float">
            <text:p>1.65</text:p>
          </table:table-cell>
          <table:table-cell office:value-type="float" office:value="0.397092" calcext:value-type="float">
            <text:p>0.4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.84959" calcext:value-type="float">
            <text:p>7.85</text:p>
          </table:table-cell>
          <table:table-cell office:value-type="float" office:value="1.94936" calcext:value-type="float">
            <text:p>1.95</text:p>
          </table:table-cell>
          <table:table-cell office:value-type="float" office:value="1.82345" calcext:value-type="float">
            <text:p>1.82</text:p>
          </table:table-cell>
          <table:table-cell office:value-type="float" office:value="0.467058" calcext:value-type="float">
            <text:p>0.47</text:p>
          </table:table-cell>
          <table:table-cell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8.00881" calcext:value-type="float">
            <text:p>8.01</text:p>
          </table:table-cell>
          <table:table-cell office:value-type="float" office:value="2.14449" calcext:value-type="float">
            <text:p>2.14</text:p>
          </table:table-cell>
          <table:table-cell office:value-type="float" office:value="1.99781" calcext:value-type="float">
            <text:p>2</text:p>
          </table:table-cell>
          <table:table-cell office:value-type="float" office:value="0.541748" calcext:value-type="float">
            <text:p>0.54</text:p>
          </table:table-cell>
          <table:table-cell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.15998" calcext:value-type="float">
            <text:p>8.16</text:p>
          </table:table-cell>
          <table:table-cell office:value-type="float" office:value="2.33836" calcext:value-type="float">
            <text:p>2.34</text:p>
          </table:table-cell>
          <table:table-cell office:value-type="float" office:value="2.16965" calcext:value-type="float">
            <text:p>2.17</text:p>
          </table:table-cell>
          <table:table-cell office:value-type="float" office:value="0.620858" calcext:value-type="float">
            <text:p>0.62</text:p>
          </table:table-cell>
          <table:table-cell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8.30386" calcext:value-type="float">
            <text:p>8.3</text:p>
          </table:table-cell>
          <table:table-cell office:value-type="float" office:value="2.53035" calcext:value-type="float">
            <text:p>2.53</text:p>
          </table:table-cell>
          <table:table-cell office:value-type="float" office:value="2.33848" calcext:value-type="float">
            <text:p>2.34</text:p>
          </table:table-cell>
          <table:table-cell office:value-type="float" office:value="0.704089" calcext:value-type="float">
            <text:p>0.7</text:p>
          </table:table-cell>
          <table:table-cell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8.44113" calcext:value-type="float">
            <text:p>8.44</text:p>
          </table:table-cell>
          <table:table-cell office:value-type="float" office:value="2.71999" calcext:value-type="float">
            <text:p>2.72</text:p>
          </table:table-cell>
          <table:table-cell office:value-type="float" office:value="2.50389" calcext:value-type="float">
            <text:p>2.5</text:p>
          </table:table-cell>
          <table:table-cell office:value-type="float" office:value="0.791151" calcext:value-type="float">
            <text:p>0.79</text:p>
          </table:table-cell>
          <table:table-cell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8.57235" calcext:value-type="float">
            <text:p>8.57</text:p>
          </table:table-cell>
          <table:table-cell office:value-type="float" office:value="2.9069" calcext:value-type="float">
            <text:p>2.91</text:p>
          </table:table-cell>
          <table:table-cell office:value-type="float" office:value="2.66561" calcext:value-type="float">
            <text:p>2.67</text:p>
          </table:table-cell>
          <table:table-cell office:value-type="float" office:value="0.881766" calcext:value-type="float">
            <text:p>0.88</text:p>
          </table:table-cell>
          <table:table-cell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.69805" calcext:value-type="float">
            <text:p>8.7</text:p>
          </table:table-cell>
          <table:table-cell office:value-type="float" office:value="3.09081" calcext:value-type="float">
            <text:p>3.09</text:p>
          </table:table-cell>
          <table:table-cell office:value-type="float" office:value="2.82346" calcext:value-type="float">
            <text:p>2.82</text:p>
          </table:table-cell>
          <table:table-cell office:value-type="float" office:value="0.975667" calcext:value-type="float">
            <text:p>0.98</text:p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8.81868" calcext:value-type="float">
            <text:p>8.82</text:p>
          </table:table-cell>
          <table:table-cell office:value-type="float" office:value="3.27151" calcext:value-type="float">
            <text:p>3.27</text:p>
          </table:table-cell>
          <table:table-cell office:value-type="float" office:value="2.97731" calcext:value-type="float">
            <text:p>2.98</text:p>
          </table:table-cell>
          <table:table-cell office:value-type="float" office:value="1.0726" calcext:value-type="float">
            <text:p>1.07</text:p>
          </table:table-cell>
          <table:table-cell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8.93465" calcext:value-type="float">
            <text:p>8.93</text:p>
          </table:table-cell>
          <table:table-cell office:value-type="float" office:value="3.44885" calcext:value-type="float">
            <text:p>3.45</text:p>
          </table:table-cell>
          <table:table-cell office:value-type="float" office:value="3.12709" calcext:value-type="float">
            <text:p>3.13</text:p>
          </table:table-cell>
          <table:table-cell office:value-type="float" office:value="1.17231" calcext:value-type="float">
            <text:p>1.17</text:p>
          </table:table-cell>
          <table:table-cell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9.04632" calcext:value-type="float">
            <text:p>9.05</text:p>
          </table:table-cell>
          <table:table-cell office:value-type="float" office:value="3.62273" calcext:value-type="float">
            <text:p>3.62</text:p>
          </table:table-cell>
          <table:table-cell office:value-type="float" office:value="3.27277" calcext:value-type="float">
            <text:p>3.27</text:p>
          </table:table-cell>
          <table:table-cell office:value-type="float" office:value="1.27458" calcext:value-type="float">
            <text:p>1.27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9.15402" calcext:value-type="float">
            <text:p>9.15</text:p>
          </table:table-cell>
          <table:table-cell office:value-type="float" office:value="3.7931" calcext:value-type="float">
            <text:p>3.79</text:p>
          </table:table-cell>
          <table:table-cell office:value-type="float" office:value="3.41435" calcext:value-type="float">
            <text:p>3.41</text:p>
          </table:table-cell>
          <table:table-cell office:value-type="float" office:value="1.37918" calcext:value-type="float">
            <text:p>1.38</text:p>
          </table:table-cell>
          <table:table-cell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9.25805" calcext:value-type="float">
            <text:p>9.26</text:p>
          </table:table-cell>
          <table:table-cell office:value-type="float" office:value="3.95991" calcext:value-type="float">
            <text:p>3.96</text:p>
          </table:table-cell>
          <table:table-cell office:value-type="float" office:value="3.55188" calcext:value-type="float">
            <text:p>3.55</text:p>
          </table:table-cell>
          <table:table-cell office:value-type="float" office:value="1.4859" calcext:value-type="float">
            <text:p>1.49</text:p>
          </table:table-cell>
          <table:table-cell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9.35867" calcext:value-type="float">
            <text:p>9.36</text:p>
          </table:table-cell>
          <table:table-cell office:value-type="float" office:value="4.12318" calcext:value-type="float">
            <text:p>4.12</text:p>
          </table:table-cell>
          <table:table-cell office:value-type="float" office:value="3.68539" calcext:value-type="float">
            <text:p>3.69</text:p>
          </table:table-cell>
          <table:table-cell office:value-type="float" office:value="1.59453" calcext:value-type="float">
            <text:p>1.59</text:p>
          </table:table-cell>
          <table:table-cell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9.45612" calcext:value-type="float">
            <text:p>9.46</text:p>
          </table:table-cell>
          <table:table-cell office:value-type="float" office:value="4.2829" calcext:value-type="float">
            <text:p>4.28</text:p>
          </table:table-cell>
          <table:table-cell office:value-type="float" office:value="3.81496" calcext:value-type="float">
            <text:p>3.81</text:p>
          </table:table-cell>
          <table:table-cell office:value-type="float" office:value="1.7049" calcext:value-type="float">
            <text:p>1.7</text:p>
          </table:table-cell>
          <table:table-cell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.55063" calcext:value-type="float">
            <text:p>9.55</text:p>
          </table:table-cell>
          <table:table-cell office:value-type="float" office:value="4.4391" calcext:value-type="float">
            <text:p>4.44</text:p>
          </table:table-cell>
          <table:table-cell office:value-type="float" office:value="3.94066" calcext:value-type="float">
            <text:p>3.94</text:p>
          </table:table-cell>
          <table:table-cell office:value-type="float" office:value="1.8168" calcext:value-type="float">
            <text:p>1.82</text:p>
          </table:table-cell>
          <table:table-cell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9.64241" calcext:value-type="float">
            <text:p>9.64</text:p>
          </table:table-cell>
          <table:table-cell office:value-type="float" office:value="4.59184" calcext:value-type="float">
            <text:p>4.59</text:p>
          </table:table-cell>
          <table:table-cell office:value-type="float" office:value="4.06258" calcext:value-type="float">
            <text:p>4.06</text:p>
          </table:table-cell>
          <table:table-cell office:value-type="float" office:value="1.93007" calcext:value-type="float">
            <text:p>1.93</text:p>
          </table:table-cell>
          <table:table-cell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9.73163" calcext:value-type="float">
            <text:p>9.73</text:p>
          </table:table-cell>
          <table:table-cell office:value-type="float" office:value="4.74116" calcext:value-type="float">
            <text:p>4.74</text:p>
          </table:table-cell>
          <table:table-cell office:value-type="float" office:value="4.18081" calcext:value-type="float">
            <text:p>4.18</text:p>
          </table:table-cell>
          <table:table-cell office:value-type="float" office:value="2.04454" calcext:value-type="float">
            <text:p>2.04</text:p>
          </table:table-cell>
          <table:table-cell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9.81847" calcext:value-type="float">
            <text:p>9.82</text:p>
          </table:table-cell>
          <table:table-cell office:value-type="float" office:value="4.88711" calcext:value-type="float">
            <text:p>4.89</text:p>
          </table:table-cell>
          <table:table-cell office:value-type="float" office:value="4.29545" calcext:value-type="float">
            <text:p>4.3</text:p>
          </table:table-cell>
          <table:table-cell office:value-type="float" office:value="2.16005" calcext:value-type="float">
            <text:p>2.16</text:p>
          </table:table-cell>
          <table:table-cell table:formula="of:=([.C28]/[.D28]-1)*100" office:value-type="float" office:value="13.0276819164177" calcext:value-type="float">
            <text:p>13.0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9.90308" calcext:value-type="float">
            <text:p>9.9</text:p>
          </table:table-cell>
          <table:table-cell office:value-type="float" office:value="5.02976" calcext:value-type="float">
            <text:p>5.03</text:p>
          </table:table-cell>
          <table:table-cell office:value-type="float" office:value="4.40659" calcext:value-type="float">
            <text:p>4.41</text:p>
          </table:table-cell>
          <table:table-cell office:value-type="float" office:value="2.27645" calcext:value-type="float">
            <text:p>2.28</text:p>
          </table:table-cell>
          <table:table-cell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9.98561" calcext:value-type="float">
            <text:p>9.99</text:p>
          </table:table-cell>
          <table:table-cell office:value-type="float" office:value="5.16919" calcext:value-type="float">
            <text:p>5.17</text:p>
          </table:table-cell>
          <table:table-cell office:value-type="float" office:value="4.51434" calcext:value-type="float">
            <text:p>4.51</text:p>
          </table:table-cell>
          <table:table-cell office:value-type="float" office:value="2.39359" calcext:value-type="float">
            <text:p>2.39</text:p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662" calcext:value-type="float">
            <text:p>10.07</text:p>
          </table:table-cell>
          <table:table-cell office:value-type="float" office:value="5.30545" calcext:value-type="float">
            <text:p>5.31</text:p>
          </table:table-cell>
          <table:table-cell office:value-type="float" office:value="4.61879" calcext:value-type="float">
            <text:p>4.62</text:p>
          </table:table-cell>
          <table:table-cell office:value-type="float" office:value="2.51132" calcext:value-type="float">
            <text:p>2.51</text:p>
          </table:table-cell>
          <table:table-cell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145" calcext:value-type="float">
            <text:p>10.15</text:p>
          </table:table-cell>
          <table:table-cell office:value-type="float" office:value="5.43862" calcext:value-type="float">
            <text:p>5.44</text:p>
          </table:table-cell>
          <table:table-cell office:value-type="float" office:value="4.72004" calcext:value-type="float">
            <text:p>4.72</text:p>
          </table:table-cell>
          <table:table-cell office:value-type="float" office:value="2.62952" calcext:value-type="float">
            <text:p>2.63</text:p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222" calcext:value-type="float">
            <text:p>10.22</text:p>
          </table:table-cell>
          <table:table-cell office:value-type="float" office:value="5.56878" calcext:value-type="float">
            <text:p>5.57</text:p>
          </table:table-cell>
          <table:table-cell office:value-type="float" office:value="4.81819" calcext:value-type="float">
            <text:p>4.82</text:p>
          </table:table-cell>
          <table:table-cell office:value-type="float" office:value="2.74805" calcext:value-type="float">
            <text:p>2.75</text:p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2975" calcext:value-type="float">
            <text:p>10.3</text:p>
          </table:table-cell>
          <table:table-cell office:value-type="float" office:value="5.69599" calcext:value-type="float">
            <text:p>5.7</text:p>
          </table:table-cell>
          <table:table-cell office:value-type="float" office:value="4.91333" calcext:value-type="float">
            <text:p>4.91</text:p>
          </table:table-cell>
          <table:table-cell office:value-type="float" office:value="2.86679" calcext:value-type="float">
            <text:p>2.87</text:p>
          </table:table-cell>
          <table:table-cell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3714" calcext:value-type="float">
            <text:p>10.37</text:p>
          </table:table-cell>
          <table:table-cell office:value-type="float" office:value="5.82034" calcext:value-type="float">
            <text:p>5.82</text:p>
          </table:table-cell>
          <table:table-cell office:value-type="float" office:value="5.00556" calcext:value-type="float">
            <text:p>5.01</text:p>
          </table:table-cell>
          <table:table-cell office:value-type="float" office:value="2.98562" calcext:value-type="float">
            <text:p>2.99</text:p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444" calcext:value-type="float">
            <text:p>10.44</text:p>
          </table:table-cell>
          <table:table-cell office:value-type="float" office:value="5.94189" calcext:value-type="float">
            <text:p>5.94</text:p>
          </table:table-cell>
          <table:table-cell office:value-type="float" office:value="5.09497" calcext:value-type="float">
            <text:p>5.09</text:p>
          </table:table-cell>
          <table:table-cell office:value-type="float" office:value="3.10442" calcext:value-type="float">
            <text:p>3.1</text:p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5153" calcext:value-type="float">
            <text:p>10.52</text:p>
          </table:table-cell>
          <table:table-cell office:value-type="float" office:value="6.06072" calcext:value-type="float">
            <text:p>6.06</text:p>
          </table:table-cell>
          <table:table-cell office:value-type="float" office:value="5.18164" calcext:value-type="float">
            <text:p>5.18</text:p>
          </table:table-cell>
          <table:table-cell office:value-type="float" office:value="3.22308" calcext:value-type="float">
            <text:p>3.22</text:p>
          </table:table-cell>
          <table:table-cell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5853" calcext:value-type="float">
            <text:p>10.59</text:p>
          </table:table-cell>
          <table:table-cell office:value-type="float" office:value="6.17689" calcext:value-type="float">
            <text:p>6.18</text:p>
          </table:table-cell>
          <table:table-cell office:value-type="float" office:value="5.26567" calcext:value-type="float">
            <text:p>5.27</text:p>
          </table:table-cell>
          <table:table-cell office:value-type="float" office:value="3.3415" calcext:value-type="float">
            <text:p>3.34</text:p>
          </table:table-cell>
          <table:table-cell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6542" calcext:value-type="float">
            <text:p>10.65</text:p>
          </table:table-cell>
          <table:table-cell office:value-type="float" office:value="6.29049" calcext:value-type="float">
            <text:p>6.29</text:p>
          </table:table-cell>
          <table:table-cell office:value-type="float" office:value="5.34713" calcext:value-type="float">
            <text:p>5.35</text:p>
          </table:table-cell>
          <table:table-cell office:value-type="float" office:value="3.45956" calcext:value-type="float">
            <text:p>3.46</text:p>
          </table:table-cell>
          <table:table-cell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722" calcext:value-type="float">
            <text:p>10.72</text:p>
          </table:table-cell>
          <table:table-cell office:value-type="float" office:value="6.40156" calcext:value-type="float">
            <text:p>6.4</text:p>
          </table:table-cell>
          <table:table-cell office:value-type="float" office:value="5.4261" calcext:value-type="float">
            <text:p>5.43</text:p>
          </table:table-cell>
          <table:table-cell office:value-type="float" office:value="3.57717" calcext:value-type="float">
            <text:p>3.58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7888" calcext:value-type="float">
            <text:p>10.79</text:p>
          </table:table-cell>
          <table:table-cell office:value-type="float" office:value="6.51019" calcext:value-type="float">
            <text:p>6.51</text:p>
          </table:table-cell>
          <table:table-cell office:value-type="float" office:value="5.50267" calcext:value-type="float">
            <text:p>5.5</text:p>
          </table:table-cell>
          <table:table-cell office:value-type="float" office:value="3.69424" calcext:value-type="float">
            <text:p>3.69</text:p>
          </table:table-cell>
          <table:table-cell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8547" calcext:value-type="float">
            <text:p>10.85</text:p>
          </table:table-cell>
          <table:table-cell office:value-type="float" office:value="6.61643" calcext:value-type="float">
            <text:p>6.62</text:p>
          </table:table-cell>
          <table:table-cell office:value-type="float" office:value="5.5769" calcext:value-type="float">
            <text:p>5.58</text:p>
          </table:table-cell>
          <table:table-cell office:value-type="float" office:value="3.81066" calcext:value-type="float">
            <text:p>3.81</text:p>
          </table:table-cell>
          <table:table-cell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9197" calcext:value-type="float">
            <text:p>10.92</text:p>
          </table:table-cell>
          <table:table-cell office:value-type="float" office:value="6.72035" calcext:value-type="float">
            <text:p>6.72</text:p>
          </table:table-cell>
          <table:table-cell office:value-type="float" office:value="5.64886" calcext:value-type="float">
            <text:p>5.65</text:p>
          </table:table-cell>
          <table:table-cell office:value-type="float" office:value="3.92634" calcext:value-type="float">
            <text:p>3.93</text:p>
          </table:table-cell>
          <table:table-cell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9839" calcext:value-type="float">
            <text:p>10.98</text:p>
          </table:table-cell>
          <table:table-cell office:value-type="float" office:value="6.82202" calcext:value-type="float">
            <text:p>6.82</text:p>
          </table:table-cell>
          <table:table-cell office:value-type="float" office:value="5.71864" calcext:value-type="float">
            <text:p>5.72</text:p>
          </table:table-cell>
          <table:table-cell office:value-type="float" office:value="4.0412" calcext:value-type="float">
            <text:p>4.04</text:p>
          </table:table-cell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.0473" calcext:value-type="float">
            <text:p>11.05</text:p>
          </table:table-cell>
          <table:table-cell office:value-type="float" office:value="6.92148" calcext:value-type="float">
            <text:p>6.92</text:p>
          </table:table-cell>
          <table:table-cell office:value-type="float" office:value="5.78628" calcext:value-type="float">
            <text:p>5.79</text:p>
          </table:table-cell>
          <table:table-cell office:value-type="float" office:value="4.15516" calcext:value-type="float">
            <text:p>4.16</text:p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1.1101" calcext:value-type="float">
            <text:p>11.11</text:p>
          </table:table-cell>
          <table:table-cell office:value-type="float" office:value="7.0188" calcext:value-type="float">
            <text:p>7.02</text:p>
          </table:table-cell>
          <table:table-cell office:value-type="float" office:value="5.85186" calcext:value-type="float">
            <text:p>5.85</text:p>
          </table:table-cell>
          <table:table-cell office:value-type="float" office:value="4.26812" calcext:value-type="float">
            <text:p>4.27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.1722" calcext:value-type="float">
            <text:p>11.17</text:p>
          </table:table-cell>
          <table:table-cell office:value-type="float" office:value="7.11403" calcext:value-type="float">
            <text:p>7.11</text:p>
          </table:table-cell>
          <table:table-cell office:value-type="float" office:value="5.91543" calcext:value-type="float">
            <text:p>5.92</text:p>
          </table:table-cell>
          <table:table-cell office:value-type="float" office:value="4.38002" calcext:value-type="float">
            <text:p>4.38</text:p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.2337" calcext:value-type="float">
            <text:p>11.23</text:p>
          </table:table-cell>
          <table:table-cell office:value-type="float" office:value="7.20723" calcext:value-type="float">
            <text:p>7.21</text:p>
          </table:table-cell>
          <table:table-cell office:value-type="float" office:value="5.97706" calcext:value-type="float">
            <text:p>5.98</text:p>
          </table:table-cell>
          <table:table-cell office:value-type="float" office:value="4.49076" calcext:value-type="float">
            <text:p>4.49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.2946" calcext:value-type="float">
            <text:p>11.29</text:p>
          </table:table-cell>
          <table:table-cell office:value-type="float" office:value="7.29845" calcext:value-type="float">
            <text:p>7.3</text:p>
          </table:table-cell>
          <table:table-cell office:value-type="float" office:value="6.03679" calcext:value-type="float">
            <text:p>6.04</text:p>
          </table:table-cell>
          <table:table-cell office:value-type="float" office:value="4.60029" calcext:value-type="float">
            <text:p>4.6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.3551" calcext:value-type="float">
            <text:p>11.36</text:p>
          </table:table-cell>
          <table:table-cell office:value-type="float" office:value="7.38773" calcext:value-type="float">
            <text:p>7.39</text:p>
          </table:table-cell>
          <table:table-cell office:value-type="float" office:value="6.09469" calcext:value-type="float">
            <text:p>6.09</text:p>
          </table:table-cell>
          <table:table-cell office:value-type="float" office:value="4.70851" calcext:value-type="float">
            <text:p>4.7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.4151" calcext:value-type="float">
            <text:p>11.42</text:p>
          </table:table-cell>
          <table:table-cell office:value-type="float" office:value="7.47514" calcext:value-type="float">
            <text:p>7.48</text:p>
          </table:table-cell>
          <table:table-cell office:value-type="float" office:value="6.1508" calcext:value-type="float">
            <text:p>6.15</text:p>
          </table:table-cell>
          <table:table-cell office:value-type="float" office:value="4.81537" calcext:value-type="float">
            <text:p>4.82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.4747" calcext:value-type="float">
            <text:p>11.47</text:p>
          </table:table-cell>
          <table:table-cell office:value-type="float" office:value="7.56072" calcext:value-type="float">
            <text:p>7.56</text:p>
          </table:table-cell>
          <table:table-cell office:value-type="float" office:value="6.20517" calcext:value-type="float">
            <text:p>6.21</text:p>
          </table:table-cell>
          <table:table-cell office:value-type="float" office:value="4.92079" calcext:value-type="float">
            <text:p>4.92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1.534" calcext:value-type="float">
            <text:p>11.53</text:p>
          </table:table-cell>
          <table:table-cell office:value-type="float" office:value="7.6445" calcext:value-type="float">
            <text:p>7.64</text:p>
          </table:table-cell>
          <table:table-cell office:value-type="float" office:value="6.25784" calcext:value-type="float">
            <text:p>6.26</text:p>
          </table:table-cell>
          <table:table-cell office:value-type="float" office:value="5.02471" calcext:value-type="float">
            <text:p>5.02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.5929" calcext:value-type="float">
            <text:p>11.59</text:p>
          </table:table-cell>
          <table:table-cell office:value-type="float" office:value="7.72654" calcext:value-type="float">
            <text:p>7.73</text:p>
          </table:table-cell>
          <table:table-cell office:value-type="float" office:value="6.30887" calcext:value-type="float">
            <text:p>6.31</text:p>
          </table:table-cell>
          <table:table-cell office:value-type="float" office:value="5.12705" calcext:value-type="float">
            <text:p>5.13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.6516" calcext:value-type="float">
            <text:p>11.65</text:p>
          </table:table-cell>
          <table:table-cell office:value-type="float" office:value="7.80688" calcext:value-type="float">
            <text:p>7.81</text:p>
          </table:table-cell>
          <table:table-cell office:value-type="float" office:value="6.3583" calcext:value-type="float">
            <text:p>6.36</text:p>
          </table:table-cell>
          <table:table-cell office:value-type="float" office:value="5.22777" calcext:value-type="float">
            <text:p>5.23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.71" calcext:value-type="float">
            <text:p>11.71</text:p>
          </table:table-cell>
          <table:table-cell office:value-type="float" office:value="7.88556" calcext:value-type="float">
            <text:p>7.89</text:p>
          </table:table-cell>
          <table:table-cell office:value-type="float" office:value="6.40616" calcext:value-type="float">
            <text:p>6.41</text:p>
          </table:table-cell>
          <table:table-cell office:value-type="float" office:value="5.3268" calcext:value-type="float">
            <text:p>5.33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.7682" calcext:value-type="float">
            <text:p>11.77</text:p>
          </table:table-cell>
          <table:table-cell office:value-type="float" office:value="7.96262" calcext:value-type="float">
            <text:p>7.96</text:p>
          </table:table-cell>
          <table:table-cell office:value-type="float" office:value="6.4525" calcext:value-type="float">
            <text:p>6.45</text:p>
          </table:table-cell>
          <table:table-cell office:value-type="float" office:value="5.42407" calcext:value-type="float">
            <text:p>5.42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.8263" calcext:value-type="float">
            <text:p>11.83</text:p>
          </table:table-cell>
          <table:table-cell office:value-type="float" office:value="8.0381" calcext:value-type="float">
            <text:p>8.04</text:p>
          </table:table-cell>
          <table:table-cell office:value-type="float" office:value="6.49734" calcext:value-type="float">
            <text:p>6.5</text:p>
          </table:table-cell>
          <table:table-cell office:value-type="float" office:value="5.51953" calcext:value-type="float">
            <text:p>5.52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.8843" calcext:value-type="float">
            <text:p>11.88</text:p>
          </table:table-cell>
          <table:table-cell office:value-type="float" office:value="8.11203" calcext:value-type="float">
            <text:p>8.11</text:p>
          </table:table-cell>
          <table:table-cell office:value-type="float" office:value="6.54074" calcext:value-type="float">
            <text:p>6.54</text:p>
          </table:table-cell>
          <table:table-cell office:value-type="float" office:value="5.61314" calcext:value-type="float">
            <text:p>5.61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.9422" calcext:value-type="float">
            <text:p>11.94</text:p>
          </table:table-cell>
          <table:table-cell office:value-type="float" office:value="8.18445" calcext:value-type="float">
            <text:p>8.18</text:p>
          </table:table-cell>
          <table:table-cell office:value-type="float" office:value="6.58271" calcext:value-type="float">
            <text:p>6.58</text:p>
          </table:table-cell>
          <table:table-cell office:value-type="float" office:value="5.70482" calcext:value-type="float">
            <text:p>5.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2554" calcext:value-type="float">
            <text:p>8.26</text:p>
          </table:table-cell>
          <table:table-cell office:value-type="float" office:value="6.6233" calcext:value-type="float">
            <text:p>6.62</text:p>
          </table:table-cell>
          <table:table-cell office:value-type="float" office:value="5.79453" calcext:value-type="float">
            <text:p>5.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578" calcext:value-type="float">
            <text:p>12.06</text:p>
          </table:table-cell>
          <table:table-cell office:value-type="float" office:value="8.32491" calcext:value-type="float">
            <text:p>8.32</text:p>
          </table:table-cell>
          <table:table-cell office:value-type="float" office:value="6.66253" calcext:value-type="float">
            <text:p>6.66</text:p>
          </table:table-cell>
          <table:table-cell office:value-type="float" office:value="5.88222" calcext:value-type="float">
            <text:p>5.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157" calcext:value-type="float">
            <text:p>12.12</text:p>
          </table:table-cell>
          <table:table-cell office:value-type="float" office:value="8.39301" calcext:value-type="float">
            <text:p>8.39</text:p>
          </table:table-cell>
          <table:table-cell office:value-type="float" office:value="6.70042" calcext:value-type="float">
            <text:p>6.7</text:p>
          </table:table-cell>
          <table:table-cell office:value-type="float" office:value="5.96784" calcext:value-type="float">
            <text:p>5.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737" calcext:value-type="float">
            <text:p>12.17</text:p>
          </table:table-cell>
          <table:table-cell office:value-type="float" office:value="8.45973" calcext:value-type="float">
            <text:p>8.46</text:p>
          </table:table-cell>
          <table:table-cell office:value-type="float" office:value="6.73702" calcext:value-type="float">
            <text:p>6.74</text:p>
          </table:table-cell>
          <table:table-cell office:value-type="float" office:value="6.05135" calcext:value-type="float">
            <text:p>6.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2318" calcext:value-type="float">
            <text:p>12.23</text:p>
          </table:table-cell>
          <table:table-cell office:value-type="float" office:value="8.5251" calcext:value-type="float">
            <text:p>8.53</text:p>
          </table:table-cell>
          <table:table-cell office:value-type="float" office:value="6.77234" calcext:value-type="float">
            <text:p>6.77</text:p>
          </table:table-cell>
          <table:table-cell office:value-type="float" office:value="6.13269" calcext:value-type="float">
            <text:p>6.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29" calcext:value-type="float">
            <text:p>12.29</text:p>
          </table:table-cell>
          <table:table-cell office:value-type="float" office:value="8.58916" calcext:value-type="float">
            <text:p>8.59</text:p>
          </table:table-cell>
          <table:table-cell office:value-type="float" office:value="6.80641" calcext:value-type="float">
            <text:p>6.81</text:p>
          </table:table-cell>
          <table:table-cell office:value-type="float" office:value="6.21183" calcext:value-type="float">
            <text:p>6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484" calcext:value-type="float">
            <text:p>12.35</text:p>
          </table:table-cell>
          <table:table-cell office:value-type="float" office:value="8.65193" calcext:value-type="float">
            <text:p>8.65</text:p>
          </table:table-cell>
          <table:table-cell office:value-type="float" office:value="6.83925" calcext:value-type="float">
            <text:p>6.84</text:p>
          </table:table-cell>
          <table:table-cell office:value-type="float" office:value="6.28871" calcext:value-type="float">
            <text:p>6.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4071" calcext:value-type="float">
            <text:p>12.41</text:p>
          </table:table-cell>
          <table:table-cell office:value-type="float" office:value="8.71343" calcext:value-type="float">
            <text:p>8.71</text:p>
          </table:table-cell>
          <table:table-cell office:value-type="float" office:value="6.87089" calcext:value-type="float">
            <text:p>6.87</text:p>
          </table:table-cell>
          <table:table-cell office:value-type="float" office:value="6.36331" calcext:value-type="float">
            <text:p>6.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466" calcext:value-type="float">
            <text:p>12.47</text:p>
          </table:table-cell>
          <table:table-cell office:value-type="float" office:value="8.7737" calcext:value-type="float">
            <text:p>8.77</text:p>
          </table:table-cell>
          <table:table-cell office:value-type="float" office:value="6.90134" calcext:value-type="float">
            <text:p>6.9</text:p>
          </table:table-cell>
          <table:table-cell office:value-type="float" office:value="6.43558" calcext:value-type="float">
            <text:p>6.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5253" calcext:value-type="float">
            <text:p>12.53</text:p>
          </table:table-cell>
          <table:table-cell office:value-type="float" office:value="8.83276" calcext:value-type="float">
            <text:p>8.83</text:p>
          </table:table-cell>
          <table:table-cell office:value-type="float" office:value="6.93062" calcext:value-type="float">
            <text:p>6.93</text:p>
          </table:table-cell>
          <table:table-cell office:value-type="float" office:value="6.50548" calcext:value-type="float">
            <text:p>6.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5849" calcext:value-type="float">
            <text:p>12.58</text:p>
          </table:table-cell>
          <table:table-cell office:value-type="float" office:value="8.89063" calcext:value-type="float">
            <text:p>8.89</text:p>
          </table:table-cell>
          <table:table-cell office:value-type="float" office:value="6.95876" calcext:value-type="float">
            <text:p>6.96</text:p>
          </table:table-cell>
          <table:table-cell office:value-type="float" office:value="6.57298" calcext:value-type="float">
            <text:p>6.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449" calcext:value-type="float">
            <text:p>12.64</text:p>
          </table:table-cell>
          <table:table-cell office:value-type="float" office:value="8.94735" calcext:value-type="float">
            <text:p>8.95</text:p>
          </table:table-cell>
          <table:table-cell office:value-type="float" office:value="6.98576" calcext:value-type="float">
            <text:p>6.99</text:p>
          </table:table-cell>
          <table:table-cell office:value-type="float" office:value="6.63804" calcext:value-type="float">
            <text:p>6.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7054" calcext:value-type="float">
            <text:p>12.71</text:p>
          </table:table-cell>
          <table:table-cell office:value-type="float" office:value="9.00292" calcext:value-type="float">
            <text:p>9</text:p>
          </table:table-cell>
          <table:table-cell office:value-type="float" office:value="7.01165" calcext:value-type="float">
            <text:p>7.01</text:p>
          </table:table-cell>
          <table:table-cell office:value-type="float" office:value="6.70063" calcext:value-type="float">
            <text:p>6.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7663" calcext:value-type="float">
            <text:p>12.77</text:p>
          </table:table-cell>
          <table:table-cell office:value-type="float" office:value="9.05738" calcext:value-type="float">
            <text:p>9.06</text:p>
          </table:table-cell>
          <table:table-cell office:value-type="float" office:value="7.03643" calcext:value-type="float">
            <text:p>7.04</text:p>
          </table:table-cell>
          <table:table-cell office:value-type="float" office:value="6.76072" calcext:value-type="float">
            <text:p>6.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8278" calcext:value-type="float">
            <text:p>12.83</text:p>
          </table:table-cell>
          <table:table-cell office:value-type="float" office:value="9.11075" calcext:value-type="float">
            <text:p>9.11</text:p>
          </table:table-cell>
          <table:table-cell office:value-type="float" office:value="7.06013" calcext:value-type="float">
            <text:p>7.06</text:p>
          </table:table-cell>
          <table:table-cell office:value-type="float" office:value="6.81828" calcext:value-type="float">
            <text:p>6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899" calcext:value-type="float">
            <text:p>12.89</text:p>
          </table:table-cell>
          <table:table-cell office:value-type="float" office:value="9.16305" calcext:value-type="float">
            <text:p>9.16</text:p>
          </table:table-cell>
          <table:table-cell office:value-type="float" office:value="7.08276" calcext:value-type="float">
            <text:p>7.08</text:p>
          </table:table-cell>
          <table:table-cell office:value-type="float" office:value="6.87327" calcext:value-type="float">
            <text:p>6.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9527" calcext:value-type="float">
            <text:p>12.95</text:p>
          </table:table-cell>
          <table:table-cell office:value-type="float" office:value="9.2143" calcext:value-type="float">
            <text:p>9.21</text:p>
          </table:table-cell>
          <table:table-cell office:value-type="float" office:value="7.10432" calcext:value-type="float">
            <text:p>7.1</text:p>
          </table:table-cell>
          <table:table-cell office:value-type="float" office:value="6.92567" calcext:value-type="float">
            <text:p>6.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0161" calcext:value-type="float">
            <text:p>13.02</text:p>
          </table:table-cell>
          <table:table-cell office:value-type="float" office:value="9.26453" calcext:value-type="float">
            <text:p>9.26</text:p>
          </table:table-cell>
          <table:table-cell office:value-type="float" office:value="7.12482" calcext:value-type="float">
            <text:p>7.12</text:p>
          </table:table-cell>
          <table:table-cell office:value-type="float" office:value="6.97546" calcext:value-type="float">
            <text:p>6.9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0803" calcext:value-type="float">
            <text:p>13.08</text:p>
          </table:table-cell>
          <table:table-cell office:value-type="float" office:value="9.31374" calcext:value-type="float">
            <text:p>9.31</text:p>
          </table:table-cell>
          <table:table-cell office:value-type="float" office:value="7.14429" calcext:value-type="float">
            <text:p>7.14</text:p>
          </table:table-cell>
          <table:table-cell office:value-type="float" office:value="7.02261" calcext:value-type="float">
            <text:p>7.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453" calcext:value-type="float">
            <text:p>13.15</text:p>
          </table:table-cell>
          <table:table-cell office:value-type="float" office:value="9.36197" calcext:value-type="float">
            <text:p>9.36</text:p>
          </table:table-cell>
          <table:table-cell office:value-type="float" office:value="7.16271" calcext:value-type="float">
            <text:p>7.16</text:p>
          </table:table-cell>
          <table:table-cell office:value-type="float" office:value="7.0671" calcext:value-type="float">
            <text:p>7.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2112" calcext:value-type="float">
            <text:p>13.21</text:p>
          </table:table-cell>
          <table:table-cell office:value-type="float" office:value="9.40923" calcext:value-type="float">
            <text:p>9.41</text:p>
          </table:table-cell>
          <table:table-cell office:value-type="float" office:value="7.18011" calcext:value-type="float">
            <text:p>7.18</text:p>
          </table:table-cell>
          <table:table-cell office:value-type="float" office:value="7.10891" calcext:value-type="float">
            <text:p>7.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278" calcext:value-type="float">
            <text:p>13.28</text:p>
          </table:table-cell>
          <table:table-cell office:value-type="float" office:value="9.45554" calcext:value-type="float">
            <text:p>9.46</text:p>
          </table:table-cell>
          <table:table-cell office:value-type="float" office:value="7.19648" calcext:value-type="float">
            <text:p>7.2</text:p>
          </table:table-cell>
          <table:table-cell office:value-type="float" office:value="7.14801" calcext:value-type="float">
            <text:p>7.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3458" calcext:value-type="float">
            <text:p>13.35</text:p>
          </table:table-cell>
          <table:table-cell office:value-type="float" office:value="9.50093" calcext:value-type="float">
            <text:p>9.5</text:p>
          </table:table-cell>
          <table:table-cell office:value-type="float" office:value="7.21183" calcext:value-type="float">
            <text:p>7.21</text:p>
          </table:table-cell>
          <table:table-cell office:value-type="float" office:value="7.18439" calcext:value-type="float">
            <text:p>7.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4147" calcext:value-type="float">
            <text:p>13.41</text:p>
          </table:table-cell>
          <table:table-cell office:value-type="float" office:value="9.5454" calcext:value-type="float">
            <text:p>9.55</text:p>
          </table:table-cell>
          <table:table-cell office:value-type="float" office:value="7.22617" calcext:value-type="float">
            <text:p>7.23</text:p>
          </table:table-cell>
          <table:table-cell office:value-type="float" office:value="7.21804" calcext:value-type="float">
            <text:p>7.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4847" calcext:value-type="float">
            <text:p>13.48</text:p>
          </table:table-cell>
          <table:table-cell office:value-type="float" office:value="9.58899" calcext:value-type="float">
            <text:p>9.59</text:p>
          </table:table-cell>
          <table:table-cell office:value-type="float" office:value="7.23949" calcext:value-type="float">
            <text:p>7.24</text:p>
          </table:table-cell>
          <table:table-cell office:value-type="float" office:value="7.24894" calcext:value-type="float">
            <text:p>7.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556" calcext:value-type="float">
            <text:p>13.56</text:p>
          </table:table-cell>
          <table:table-cell office:value-type="float" office:value="9.6317" calcext:value-type="float">
            <text:p>9.63</text:p>
          </table:table-cell>
          <table:table-cell office:value-type="float" office:value="7.2518" calcext:value-type="float">
            <text:p>7.25</text:p>
          </table:table-cell>
          <table:table-cell office:value-type="float" office:value="7.27707" calcext:value-type="float">
            <text:p>7.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6286" calcext:value-type="float">
            <text:p>13.63</text:p>
          </table:table-cell>
          <table:table-cell office:value-type="float" office:value="9.67356" calcext:value-type="float">
            <text:p>9.67</text:p>
          </table:table-cell>
          <table:table-cell office:value-type="float" office:value="7.2631" calcext:value-type="float">
            <text:p>7.26</text:p>
          </table:table-cell>
          <table:table-cell office:value-type="float" office:value="7.30242" calcext:value-type="float">
            <text:p>7.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7025" calcext:value-type="float">
            <text:p>13.7</text:p>
          </table:table-cell>
          <table:table-cell office:value-type="float" office:value="9.71459" calcext:value-type="float">
            <text:p>9.71</text:p>
          </table:table-cell>
          <table:table-cell office:value-type="float" office:value="7.27338" calcext:value-type="float">
            <text:p>7.27</text:p>
          </table:table-cell>
          <table:table-cell office:value-type="float" office:value="7.32499" calcext:value-type="float">
            <text:p>7.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778" calcext:value-type="float">
            <text:p>13.78</text:p>
          </table:table-cell>
          <table:table-cell office:value-type="float" office:value="9.75481" calcext:value-type="float">
            <text:p>9.75</text:p>
          </table:table-cell>
          <table:table-cell office:value-type="float" office:value="7.28265" calcext:value-type="float">
            <text:p>7.28</text:p>
          </table:table-cell>
          <table:table-cell office:value-type="float" office:value="7.34477" calcext:value-type="float">
            <text:p>7.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855" calcext:value-type="float">
            <text:p>13.86</text:p>
          </table:table-cell>
          <table:table-cell office:value-type="float" office:value="9.79423" calcext:value-type="float">
            <text:p>9.79</text:p>
          </table:table-cell>
          <table:table-cell office:value-type="float" office:value="7.2909" calcext:value-type="float">
            <text:p>7.29</text:p>
          </table:table-cell>
          <table:table-cell office:value-type="float" office:value="7.36174" calcext:value-type="float">
            <text:p>7.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9338" calcext:value-type="float">
            <text:p>13.93</text:p>
          </table:table-cell>
          <table:table-cell office:value-type="float" office:value="9.83289" calcext:value-type="float">
            <text:p>9.83</text:p>
          </table:table-cell>
          <table:table-cell office:value-type="float" office:value="7.29813" calcext:value-type="float">
            <text:p>7.3</text:p>
          </table:table-cell>
          <table:table-cell office:value-type="float" office:value="7.37591" calcext:value-type="float">
            <text:p>7.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0144" calcext:value-type="float">
            <text:p>14.01</text:p>
          </table:table-cell>
          <table:table-cell office:value-type="float" office:value="9.87079" calcext:value-type="float">
            <text:p>9.87</text:p>
          </table:table-cell>
          <table:table-cell office:value-type="float" office:value="7.30433" calcext:value-type="float">
            <text:p>7.3</text:p>
          </table:table-cell>
          <table:table-cell office:value-type="float" office:value="7.38726" calcext:value-type="float">
            <text:p>7.3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0969" calcext:value-type="float">
            <text:p>14.1</text:p>
          </table:table-cell>
          <table:table-cell office:value-type="float" office:value="9.90797" calcext:value-type="float">
            <text:p>9.91</text:p>
          </table:table-cell>
          <table:table-cell office:value-type="float" office:value="7.3095" calcext:value-type="float">
            <text:p>7.31</text:p>
          </table:table-cell>
          <table:table-cell office:value-type="float" office:value="7.39581" calcext:value-type="float">
            <text:p>7.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1815" calcext:value-type="float">
            <text:p>14.18</text:p>
          </table:table-cell>
          <table:table-cell office:value-type="float" office:value="9.94444" calcext:value-type="float">
            <text:p>9.94</text:p>
          </table:table-cell>
          <table:table-cell office:value-type="float" office:value="7.31364" calcext:value-type="float">
            <text:p>7.31</text:p>
          </table:table-cell>
          <table:table-cell office:value-type="float" office:value="7.40155" calcext:value-type="float">
            <text:p>7.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2684" calcext:value-type="float">
            <text:p>14.27</text:p>
          </table:table-cell>
          <table:table-cell office:value-type="float" office:value="9.98023" calcext:value-type="float">
            <text:p>9.98</text:p>
          </table:table-cell>
          <table:table-cell office:value-type="float" office:value="7.31673" calcext:value-type="float">
            <text:p>7.32</text:p>
          </table:table-cell>
          <table:table-cell office:value-type="float" office:value="7.40448" calcext:value-type="float">
            <text:p>7.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3576" calcext:value-type="float">
            <text:p>14.36</text:p>
          </table:table-cell>
          <table:table-cell office:value-type="float" office:value="10.0154" calcext:value-type="float">
            <text:p>10.02</text:p>
          </table:table-cell>
          <table:table-cell office:value-type="float" office:value="7.31877" calcext:value-type="float">
            <text:p>7.32</text:p>
          </table:table-cell>
          <table:table-cell office:value-type="float" office:value="7.4046" calcext:value-type="float">
            <text:p>7.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4494" calcext:value-type="float">
            <text:p>14.45</text:p>
          </table:table-cell>
          <table:table-cell office:value-type="float" office:value="10.0499" calcext:value-type="float">
            <text:p>10.05</text:p>
          </table:table-cell>
          <table:table-cell office:value-type="float" office:value="7.31976" calcext:value-type="float">
            <text:p>7.32</text:p>
          </table:table-cell>
          <table:table-cell office:value-type="float" office:value="7.40193" calcext:value-type="float">
            <text:p>7.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5439" calcext:value-type="float">
            <text:p>14.54</text:p>
          </table:table-cell>
          <table:table-cell office:value-type="float" office:value="10.0838" calcext:value-type="float">
            <text:p>10.08</text:p>
          </table:table-cell>
          <table:table-cell office:value-type="float" office:value="7.31969" calcext:value-type="float">
            <text:p>7.32</text:p>
          </table:table-cell>
          <table:table-cell office:value-type="float" office:value="7.39648" calcext:value-type="float">
            <text:p>7.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6413" calcext:value-type="float">
            <text:p>14.64</text:p>
          </table:table-cell>
          <table:table-cell office:value-type="float" office:value="10.1171" calcext:value-type="float">
            <text:p>10.12</text:p>
          </table:table-cell>
          <table:table-cell office:value-type="float" office:value="7.31854" calcext:value-type="float">
            <text:p>7.32</text:p>
          </table:table-cell>
          <table:table-cell office:value-type="float" office:value="7.38824" calcext:value-type="float">
            <text:p>7.3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742" calcext:value-type="float">
            <text:p>14.74</text:p>
          </table:table-cell>
          <table:table-cell office:value-type="float" office:value="10.1499" calcext:value-type="float">
            <text:p>10.15</text:p>
          </table:table-cell>
          <table:table-cell office:value-type="float" office:value="7.31632" calcext:value-type="float">
            <text:p>7.32</text:p>
          </table:table-cell>
          <table:table-cell office:value-type="float" office:value="7.37725" calcext:value-type="float">
            <text:p>7.3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846" calcext:value-type="float">
            <text:p>14.85</text:p>
          </table:table-cell>
          <table:table-cell office:value-type="float" office:value="10.1822" calcext:value-type="float">
            <text:p>10.18</text:p>
          </table:table-cell>
          <table:table-cell office:value-type="float" office:value="7.31301" calcext:value-type="float">
            <text:p>7.31</text:p>
          </table:table-cell>
          <table:table-cell office:value-type="float" office:value="7.3635" calcext:value-type="float">
            <text:p>7.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.9537" calcext:value-type="float">
            <text:p>14.95</text:p>
          </table:table-cell>
          <table:table-cell office:value-type="float" office:value="10.214" calcext:value-type="float">
            <text:p>10.21</text:p>
          </table:table-cell>
          <table:table-cell office:value-type="float" office:value="7.3086" calcext:value-type="float">
            <text:p>7.31</text:p>
          </table:table-cell>
          <table:table-cell office:value-type="float" office:value="7.34703" calcext:value-type="float">
            <text:p>7.3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0654" calcext:value-type="float">
            <text:p>15.07</text:p>
          </table:table-cell>
          <table:table-cell office:value-type="float" office:value="10.2454" calcext:value-type="float">
            <text:p>10.25</text:p>
          </table:table-cell>
          <table:table-cell office:value-type="float" office:value="7.30309" calcext:value-type="float">
            <text:p>7.3</text:p>
          </table:table-cell>
          <table:table-cell office:value-type="float" office:value="7.32784" calcext:value-type="float">
            <text:p>7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1813" calcext:value-type="float">
            <text:p>15.18</text:p>
          </table:table-cell>
          <table:table-cell office:value-type="float" office:value="10.2765" calcext:value-type="float">
            <text:p>10.28</text:p>
          </table:table-cell>
          <table:table-cell office:value-type="float" office:value="7.29646" calcext:value-type="float">
            <text:p>7.3</text:p>
          </table:table-cell>
          <table:table-cell office:value-type="float" office:value="7.30597" calcext:value-type="float">
            <text:p>7.3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02" calcext:value-type="float">
            <text:p>15.3</text:p>
          </table:table-cell>
          <table:table-cell office:value-type="float" office:value="10.3072" calcext:value-type="float">
            <text:p>10.31</text:p>
          </table:table-cell>
          <table:table-cell office:value-type="float" office:value="7.28869" calcext:value-type="float">
            <text:p>7.29</text:p>
          </table:table-cell>
          <table:table-cell office:value-type="float" office:value="7.28144" calcext:value-type="float">
            <text:p>7.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277" calcext:value-type="float">
            <text:p>15.43</text:p>
          </table:table-cell>
          <table:table-cell office:value-type="float" office:value="10.3376" calcext:value-type="float">
            <text:p>10.34</text:p>
          </table:table-cell>
          <table:table-cell office:value-type="float" office:value="7.27978" calcext:value-type="float">
            <text:p>7.28</text:p>
          </table:table-cell>
          <table:table-cell office:value-type="float" office:value="7.25428" calcext:value-type="float">
            <text:p>7.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589" calcext:value-type="float">
            <text:p>15.56</text:p>
          </table:table-cell>
          <table:table-cell office:value-type="float" office:value="10.3678" calcext:value-type="float">
            <text:p>10.37</text:p>
          </table:table-cell>
          <table:table-cell office:value-type="float" office:value="7.2697" calcext:value-type="float">
            <text:p>7.27</text:p>
          </table:table-cell>
          <table:table-cell office:value-type="float" office:value="7.22453" calcext:value-type="float">
            <text:p>7.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6961" calcext:value-type="float">
            <text:p>15.7</text:p>
          </table:table-cell>
          <table:table-cell office:value-type="float" office:value="10.3979" calcext:value-type="float">
            <text:p>10.4</text:p>
          </table:table-cell>
          <table:table-cell office:value-type="float" office:value="7.25845" calcext:value-type="float">
            <text:p>7.26</text:p>
          </table:table-cell>
          <table:table-cell office:value-type="float" office:value="7.19222" calcext:value-type="float">
            <text:p>7.1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84" calcext:value-type="float">
            <text:p>15.84</text:p>
          </table:table-cell>
          <table:table-cell office:value-type="float" office:value="10.4279" calcext:value-type="float">
            <text:p>10.43</text:p>
          </table:table-cell>
          <table:table-cell office:value-type="float" office:value="7.246" calcext:value-type="float">
            <text:p>7.25</text:p>
          </table:table-cell>
          <table:table-cell office:value-type="float" office:value="7.15738" calcext:value-type="float">
            <text:p>7.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9912" calcext:value-type="float">
            <text:p>15.99</text:p>
          </table:table-cell>
          <table:table-cell office:value-type="float" office:value="10.458" calcext:value-type="float">
            <text:p>10.46</text:p>
          </table:table-cell>
          <table:table-cell office:value-type="float" office:value="7.23234" calcext:value-type="float">
            <text:p>7.23</text:p>
          </table:table-cell>
          <table:table-cell office:value-type="float" office:value="7.12008" calcext:value-type="float">
            <text:p>7.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1504" calcext:value-type="float">
            <text:p>16.15</text:p>
          </table:table-cell>
          <table:table-cell office:value-type="float" office:value="10.4881" calcext:value-type="float">
            <text:p>10.49</text:p>
          </table:table-cell>
          <table:table-cell office:value-type="float" office:value="7.21744" calcext:value-type="float">
            <text:p>7.22</text:p>
          </table:table-cell>
          <table:table-cell office:value-type="float" office:value="7.08035" calcext:value-type="float">
            <text:p>7.0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3186" calcext:value-type="float">
            <text:p>16.32</text:p>
          </table:table-cell>
          <table:table-cell office:value-type="float" office:value="10.5185" calcext:value-type="float">
            <text:p>10.52</text:p>
          </table:table-cell>
          <table:table-cell office:value-type="float" office:value="7.20128" calcext:value-type="float">
            <text:p>7.2</text:p>
          </table:table-cell>
          <table:table-cell office:value-type="float" office:value="7.03825" calcext:value-type="float">
            <text:p>7.0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4967" calcext:value-type="float">
            <text:p>16.5</text:p>
          </table:table-cell>
          <table:table-cell office:value-type="float" office:value="10.5493" calcext:value-type="float">
            <text:p>10.55</text:p>
          </table:table-cell>
          <table:table-cell office:value-type="float" office:value="7.18385" calcext:value-type="float">
            <text:p>7.18</text:p>
          </table:table-cell>
          <table:table-cell office:value-type="float" office:value="6.99385" calcext:value-type="float">
            <text:p>6.9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59" calcext:value-type="float">
            <text:p>16.69</text:p>
          </table:table-cell>
          <table:table-cell office:value-type="float" office:value="10.5805" calcext:value-type="float">
            <text:p>10.58</text:p>
          </table:table-cell>
          <table:table-cell office:value-type="float" office:value="7.1651" calcext:value-type="float">
            <text:p>7.17</text:p>
          </table:table-cell>
          <table:table-cell office:value-type="float" office:value="6.94721" calcext:value-type="float">
            <text:p>6.9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8878" calcext:value-type="float">
            <text:p>16.89</text:p>
          </table:table-cell>
          <table:table-cell office:value-type="float" office:value="10.6125" calcext:value-type="float">
            <text:p>10.61</text:p>
          </table:table-cell>
          <table:table-cell office:value-type="float" office:value="7.14501" calcext:value-type="float">
            <text:p>7.15</text:p>
          </table:table-cell>
          <table:table-cell office:value-type="float" office:value="6.8984" calcext:value-type="float">
            <text:p>6.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1039" calcext:value-type="float">
            <text:p>17.1</text:p>
          </table:table-cell>
          <table:table-cell office:value-type="float" office:value="10.6453" calcext:value-type="float">
            <text:p>10.65</text:p>
          </table:table-cell>
          <table:table-cell office:value-type="float" office:value="7.12356" calcext:value-type="float">
            <text:p>7.12</text:p>
          </table:table-cell>
          <table:table-cell office:value-type="float" office:value="6.84752" calcext:value-type="float">
            <text:p>6.8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3364" calcext:value-type="float">
            <text:p>17.34</text:p>
          </table:table-cell>
          <table:table-cell office:value-type="float" office:value="10.6792" calcext:value-type="float">
            <text:p>10.68</text:p>
          </table:table-cell>
          <table:table-cell office:value-type="float" office:value="7.10071" calcext:value-type="float">
            <text:p>7.1</text:p>
          </table:table-cell>
          <table:table-cell office:value-type="float" office:value="6.79465" calcext:value-type="float">
            <text:p>6.7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5879" calcext:value-type="float">
            <text:p>17.59</text:p>
          </table:table-cell>
          <table:table-cell office:value-type="float" office:value="10.7144" calcext:value-type="float">
            <text:p>10.71</text:p>
          </table:table-cell>
          <table:table-cell office:value-type="float" office:value="7.07643" calcext:value-type="float">
            <text:p>7.08</text:p>
          </table:table-cell>
          <table:table-cell office:value-type="float" office:value="6.7399" calcext:value-type="float">
            <text:p>6.7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8616" calcext:value-type="float">
            <text:p>17.86</text:p>
          </table:table-cell>
          <table:table-cell office:value-type="float" office:value="10.7513" calcext:value-type="float">
            <text:p>10.75</text:p>
          </table:table-cell>
          <table:table-cell office:value-type="float" office:value="7.05067" calcext:value-type="float">
            <text:p>7.05</text:p>
          </table:table-cell>
          <table:table-cell office:value-type="float" office:value="6.68338" calcext:value-type="float">
            <text:p>6.6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1618" calcext:value-type="float">
            <text:p>18.16</text:p>
          </table:table-cell>
          <table:table-cell office:value-type="float" office:value="10.7902" calcext:value-type="float">
            <text:p>10.79</text:p>
          </table:table-cell>
          <table:table-cell office:value-type="float" office:value="7.02341" calcext:value-type="float">
            <text:p>7.02</text:p>
          </table:table-cell>
          <table:table-cell office:value-type="float" office:value="6.62523" calcext:value-type="float">
            <text:p>6.63</text:p>
          </table:table-cell>
          <table:table-cell/>
        </table:table-row>
      </table:table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lar Energy Simulator</text:p>
          </table:table-cell>
          <table:table-cell office:value-type="string" calcext:value-type="string">
            <text:p>January solstice</text:p>
          </table:table-cell>
          <table:table-cell table:number-columns-repeated="2"/>
          <table:table-cell>
            <draw:frame table:end-cell-address="Sheet1.N25" table:end-x="2.103cm" table:end-y="0.099cm" draw:z-index="0" draw:style-name="gr1" svg:width="20.567cm" svg:height="13.52cm" svg:x="2.475cm" svg:y="0cm">
              <draw:object draw:notify-on-update-of-ranges="Sheet1.A3:Sheet1.E1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ay Length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ixed Sun</text:p>
          </table:table-cell>
          <table:table-cell office:value-type="string" calcext:value-type="string">
            <text:p>Fixed Horizontal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8.494" calcext:value-type="float">
            <text:p>18.49</text:p>
          </table:table-cell>
          <table:table-cell office:value-type="float" office:value="10.8316" calcext:value-type="float">
            <text:p>10.83</text:p>
          </table:table-cell>
          <table:table-cell office:value-type="float" office:value="6.99459" calcext:value-type="float">
            <text:p>6.99</text:p>
          </table:table-cell>
          <table:table-cell office:value-type="float" office:value="6.56561" calcext:value-type="float">
            <text:p>6.57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8.1618" calcext:value-type="float">
            <text:p>18.16</text:p>
          </table:table-cell>
          <table:table-cell office:value-type="float" office:value="10.7902" calcext:value-type="float">
            <text:p>10.79</text:p>
          </table:table-cell>
          <table:table-cell office:value-type="float" office:value="7.02341" calcext:value-type="float">
            <text:p>7.02</text:p>
          </table:table-cell>
          <table:table-cell office:value-type="float" office:value="6.62523" calcext:value-type="float">
            <text:p>6.63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7.8616" calcext:value-type="float">
            <text:p>17.86</text:p>
          </table:table-cell>
          <table:table-cell office:value-type="float" office:value="10.7513" calcext:value-type="float">
            <text:p>10.75</text:p>
          </table:table-cell>
          <table:table-cell office:value-type="float" office:value="7.05067" calcext:value-type="float">
            <text:p>7.05</text:p>
          </table:table-cell>
          <table:table-cell office:value-type="float" office:value="6.68338" calcext:value-type="float">
            <text:p>6.68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7.5879" calcext:value-type="float">
            <text:p>17.59</text:p>
          </table:table-cell>
          <table:table-cell office:value-type="float" office:value="10.7144" calcext:value-type="float">
            <text:p>10.71</text:p>
          </table:table-cell>
          <table:table-cell office:value-type="float" office:value="7.07643" calcext:value-type="float">
            <text:p>7.08</text:p>
          </table:table-cell>
          <table:table-cell office:value-type="float" office:value="6.7399" calcext:value-type="float">
            <text:p>6.74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7.3364" calcext:value-type="float">
            <text:p>17.34</text:p>
          </table:table-cell>
          <table:table-cell office:value-type="float" office:value="10.6792" calcext:value-type="float">
            <text:p>10.68</text:p>
          </table:table-cell>
          <table:table-cell office:value-type="float" office:value="7.10071" calcext:value-type="float">
            <text:p>7.1</text:p>
          </table:table-cell>
          <table:table-cell office:value-type="float" office:value="6.79465" calcext:value-type="float">
            <text:p>6.79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7.1039" calcext:value-type="float">
            <text:p>17.1</text:p>
          </table:table-cell>
          <table:table-cell office:value-type="float" office:value="10.6453" calcext:value-type="float">
            <text:p>10.65</text:p>
          </table:table-cell>
          <table:table-cell office:value-type="float" office:value="7.12356" calcext:value-type="float">
            <text:p>7.12</text:p>
          </table:table-cell>
          <table:table-cell office:value-type="float" office:value="6.84752" calcext:value-type="float">
            <text:p>6.8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6.8878" calcext:value-type="float">
            <text:p>16.89</text:p>
          </table:table-cell>
          <table:table-cell office:value-type="float" office:value="10.6125" calcext:value-type="float">
            <text:p>10.61</text:p>
          </table:table-cell>
          <table:table-cell office:value-type="float" office:value="7.14501" calcext:value-type="float">
            <text:p>7.15</text:p>
          </table:table-cell>
          <table:table-cell office:value-type="float" office:value="6.8984" calcext:value-type="float">
            <text:p>6.9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6.6859" calcext:value-type="float">
            <text:p>16.69</text:p>
          </table:table-cell>
          <table:table-cell office:value-type="float" office:value="10.5805" calcext:value-type="float">
            <text:p>10.58</text:p>
          </table:table-cell>
          <table:table-cell office:value-type="float" office:value="7.1651" calcext:value-type="float">
            <text:p>7.17</text:p>
          </table:table-cell>
          <table:table-cell office:value-type="float" office:value="6.94721" calcext:value-type="float">
            <text:p>6.9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6.4967" calcext:value-type="float">
            <text:p>16.5</text:p>
          </table:table-cell>
          <table:table-cell office:value-type="float" office:value="10.5493" calcext:value-type="float">
            <text:p>10.55</text:p>
          </table:table-cell>
          <table:table-cell office:value-type="float" office:value="7.18385" calcext:value-type="float">
            <text:p>7.18</text:p>
          </table:table-cell>
          <table:table-cell office:value-type="float" office:value="6.99385" calcext:value-type="float">
            <text:p>6.99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16.3186" calcext:value-type="float">
            <text:p>16.32</text:p>
          </table:table-cell>
          <table:table-cell office:value-type="float" office:value="10.5185" calcext:value-type="float">
            <text:p>10.52</text:p>
          </table:table-cell>
          <table:table-cell office:value-type="float" office:value="7.20128" calcext:value-type="float">
            <text:p>7.2</text:p>
          </table:table-cell>
          <table:table-cell office:value-type="float" office:value="7.03825" calcext:value-type="float">
            <text:p>7.04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6.1504" calcext:value-type="float">
            <text:p>16.15</text:p>
          </table:table-cell>
          <table:table-cell office:value-type="float" office:value="10.4881" calcext:value-type="float">
            <text:p>10.49</text:p>
          </table:table-cell>
          <table:table-cell office:value-type="float" office:value="7.21744" calcext:value-type="float">
            <text:p>7.22</text:p>
          </table:table-cell>
          <table:table-cell office:value-type="float" office:value="7.08035" calcext:value-type="float">
            <text:p>7.0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5.9912" calcext:value-type="float">
            <text:p>15.99</text:p>
          </table:table-cell>
          <table:table-cell office:value-type="float" office:value="10.458" calcext:value-type="float">
            <text:p>10.46</text:p>
          </table:table-cell>
          <table:table-cell office:value-type="float" office:value="7.23234" calcext:value-type="float">
            <text:p>7.23</text:p>
          </table:table-cell>
          <table:table-cell office:value-type="float" office:value="7.12008" calcext:value-type="float">
            <text:p>7.1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5.84" calcext:value-type="float">
            <text:p>15.84</text:p>
          </table:table-cell>
          <table:table-cell office:value-type="float" office:value="10.4279" calcext:value-type="float">
            <text:p>10.43</text:p>
          </table:table-cell>
          <table:table-cell office:value-type="float" office:value="7.246" calcext:value-type="float">
            <text:p>7.25</text:p>
          </table:table-cell>
          <table:table-cell office:value-type="float" office:value="7.15738" calcext:value-type="float">
            <text:p>7.1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5.6961" calcext:value-type="float">
            <text:p>15.7</text:p>
          </table:table-cell>
          <table:table-cell office:value-type="float" office:value="10.3979" calcext:value-type="float">
            <text:p>10.4</text:p>
          </table:table-cell>
          <table:table-cell office:value-type="float" office:value="7.25845" calcext:value-type="float">
            <text:p>7.26</text:p>
          </table:table-cell>
          <table:table-cell office:value-type="float" office:value="7.19222" calcext:value-type="float">
            <text:p>7.19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5.5589" calcext:value-type="float">
            <text:p>15.56</text:p>
          </table:table-cell>
          <table:table-cell office:value-type="float" office:value="10.3678" calcext:value-type="float">
            <text:p>10.37</text:p>
          </table:table-cell>
          <table:table-cell office:value-type="float" office:value="7.2697" calcext:value-type="float">
            <text:p>7.27</text:p>
          </table:table-cell>
          <table:table-cell office:value-type="float" office:value="7.22453" calcext:value-type="float">
            <text:p>7.22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5.4277" calcext:value-type="float">
            <text:p>15.43</text:p>
          </table:table-cell>
          <table:table-cell office:value-type="float" office:value="10.3376" calcext:value-type="float">
            <text:p>10.34</text:p>
          </table:table-cell>
          <table:table-cell office:value-type="float" office:value="7.27978" calcext:value-type="float">
            <text:p>7.28</text:p>
          </table:table-cell>
          <table:table-cell office:value-type="float" office:value="7.25428" calcext:value-type="float">
            <text:p>7.2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5.302" calcext:value-type="float">
            <text:p>15.3</text:p>
          </table:table-cell>
          <table:table-cell office:value-type="float" office:value="10.3072" calcext:value-type="float">
            <text:p>10.31</text:p>
          </table:table-cell>
          <table:table-cell office:value-type="float" office:value="7.28869" calcext:value-type="float">
            <text:p>7.29</text:p>
          </table:table-cell>
          <table:table-cell office:value-type="float" office:value="7.28144" calcext:value-type="float">
            <text:p>7.2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5.1813" calcext:value-type="float">
            <text:p>15.18</text:p>
          </table:table-cell>
          <table:table-cell office:value-type="float" office:value="10.2765" calcext:value-type="float">
            <text:p>10.28</text:p>
          </table:table-cell>
          <table:table-cell office:value-type="float" office:value="7.29646" calcext:value-type="float">
            <text:p>7.3</text:p>
          </table:table-cell>
          <table:table-cell office:value-type="float" office:value="7.30597" calcext:value-type="float">
            <text:p>7.31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5.0654" calcext:value-type="float">
            <text:p>15.07</text:p>
          </table:table-cell>
          <table:table-cell office:value-type="float" office:value="10.2454" calcext:value-type="float">
            <text:p>10.25</text:p>
          </table:table-cell>
          <table:table-cell office:value-type="float" office:value="7.30309" calcext:value-type="float">
            <text:p>7.3</text:p>
          </table:table-cell>
          <table:table-cell office:value-type="float" office:value="7.32784" calcext:value-type="float">
            <text:p>7.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4.9537" calcext:value-type="float">
            <text:p>14.95</text:p>
          </table:table-cell>
          <table:table-cell office:value-type="float" office:value="10.214" calcext:value-type="float">
            <text:p>10.21</text:p>
          </table:table-cell>
          <table:table-cell office:value-type="float" office:value="7.3086" calcext:value-type="float">
            <text:p>7.31</text:p>
          </table:table-cell>
          <table:table-cell office:value-type="float" office:value="7.34703" calcext:value-type="float">
            <text:p>7.3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4.846" calcext:value-type="float">
            <text:p>14.85</text:p>
          </table:table-cell>
          <table:table-cell office:value-type="float" office:value="10.1822" calcext:value-type="float">
            <text:p>10.18</text:p>
          </table:table-cell>
          <table:table-cell office:value-type="float" office:value="7.31301" calcext:value-type="float">
            <text:p>7.31</text:p>
          </table:table-cell>
          <table:table-cell office:value-type="float" office:value="7.3635" calcext:value-type="float">
            <text:p>7.36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4.742" calcext:value-type="float">
            <text:p>14.74</text:p>
          </table:table-cell>
          <table:table-cell office:value-type="float" office:value="10.1499" calcext:value-type="float">
            <text:p>10.15</text:p>
          </table:table-cell>
          <table:table-cell office:value-type="float" office:value="7.31632" calcext:value-type="float">
            <text:p>7.32</text:p>
          </table:table-cell>
          <table:table-cell office:value-type="float" office:value="7.37725" calcext:value-type="float">
            <text:p>7.3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4.6413" calcext:value-type="float">
            <text:p>14.64</text:p>
          </table:table-cell>
          <table:table-cell office:value-type="float" office:value="10.1171" calcext:value-type="float">
            <text:p>10.12</text:p>
          </table:table-cell>
          <table:table-cell office:value-type="float" office:value="7.31854" calcext:value-type="float">
            <text:p>7.32</text:p>
          </table:table-cell>
          <table:table-cell office:value-type="float" office:value="7.38824" calcext:value-type="float">
            <text:p>7.39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4.5439" calcext:value-type="float">
            <text:p>14.54</text:p>
          </table:table-cell>
          <table:table-cell office:value-type="float" office:value="10.0838" calcext:value-type="float">
            <text:p>10.08</text:p>
          </table:table-cell>
          <table:table-cell office:value-type="float" office:value="7.31969" calcext:value-type="float">
            <text:p>7.32</text:p>
          </table:table-cell>
          <table:table-cell office:value-type="float" office:value="7.39648" calcext:value-type="float">
            <text:p>7.4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4.4494" calcext:value-type="float">
            <text:p>14.45</text:p>
          </table:table-cell>
          <table:table-cell office:value-type="float" office:value="10.0499" calcext:value-type="float">
            <text:p>10.05</text:p>
          </table:table-cell>
          <table:table-cell office:value-type="float" office:value="7.31976" calcext:value-type="float">
            <text:p>7.32</text:p>
          </table:table-cell>
          <table:table-cell office:value-type="float" office:value="7.40193" calcext:value-type="float">
            <text:p>7.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4.3576" calcext:value-type="float">
            <text:p>14.36</text:p>
          </table:table-cell>
          <table:table-cell office:value-type="float" office:value="10.0154" calcext:value-type="float">
            <text:p>10.02</text:p>
          </table:table-cell>
          <table:table-cell office:value-type="float" office:value="7.31877" calcext:value-type="float">
            <text:p>7.32</text:p>
          </table:table-cell>
          <table:table-cell office:value-type="float" office:value="7.4046" calcext:value-type="float">
            <text:p>7.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4.2684" calcext:value-type="float">
            <text:p>14.27</text:p>
          </table:table-cell>
          <table:table-cell office:value-type="float" office:value="9.98023" calcext:value-type="float">
            <text:p>9.98</text:p>
          </table:table-cell>
          <table:table-cell office:value-type="float" office:value="7.31673" calcext:value-type="float">
            <text:p>7.32</text:p>
          </table:table-cell>
          <table:table-cell office:value-type="float" office:value="7.40448" calcext:value-type="float">
            <text:p>7.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4.1815" calcext:value-type="float">
            <text:p>14.18</text:p>
          </table:table-cell>
          <table:table-cell office:value-type="float" office:value="9.94444" calcext:value-type="float">
            <text:p>9.94</text:p>
          </table:table-cell>
          <table:table-cell office:value-type="float" office:value="7.31364" calcext:value-type="float">
            <text:p>7.31</text:p>
          </table:table-cell>
          <table:table-cell office:value-type="float" office:value="7.40155" calcext:value-type="float">
            <text:p>7.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4.0969" calcext:value-type="float">
            <text:p>14.1</text:p>
          </table:table-cell>
          <table:table-cell office:value-type="float" office:value="9.90797" calcext:value-type="float">
            <text:p>9.91</text:p>
          </table:table-cell>
          <table:table-cell office:value-type="float" office:value="7.3095" calcext:value-type="float">
            <text:p>7.31</text:p>
          </table:table-cell>
          <table:table-cell office:value-type="float" office:value="7.39581" calcext:value-type="float">
            <text:p>7.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4.0144" calcext:value-type="float">
            <text:p>14.01</text:p>
          </table:table-cell>
          <table:table-cell office:value-type="float" office:value="9.87079" calcext:value-type="float">
            <text:p>9.87</text:p>
          </table:table-cell>
          <table:table-cell office:value-type="float" office:value="7.30433" calcext:value-type="float">
            <text:p>7.3</text:p>
          </table:table-cell>
          <table:table-cell office:value-type="float" office:value="7.38726" calcext:value-type="float">
            <text:p>7.3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3.9338" calcext:value-type="float">
            <text:p>13.93</text:p>
          </table:table-cell>
          <table:table-cell office:value-type="float" office:value="9.83289" calcext:value-type="float">
            <text:p>9.83</text:p>
          </table:table-cell>
          <table:table-cell office:value-type="float" office:value="7.29813" calcext:value-type="float">
            <text:p>7.3</text:p>
          </table:table-cell>
          <table:table-cell office:value-type="float" office:value="7.37591" calcext:value-type="float">
            <text:p>7.3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3.855" calcext:value-type="float">
            <text:p>13.86</text:p>
          </table:table-cell>
          <table:table-cell office:value-type="float" office:value="9.79423" calcext:value-type="float">
            <text:p>9.79</text:p>
          </table:table-cell>
          <table:table-cell office:value-type="float" office:value="7.2909" calcext:value-type="float">
            <text:p>7.29</text:p>
          </table:table-cell>
          <table:table-cell office:value-type="float" office:value="7.36174" calcext:value-type="float">
            <text:p>7.3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3.778" calcext:value-type="float">
            <text:p>13.78</text:p>
          </table:table-cell>
          <table:table-cell office:value-type="float" office:value="9.75481" calcext:value-type="float">
            <text:p>9.75</text:p>
          </table:table-cell>
          <table:table-cell office:value-type="float" office:value="7.28265" calcext:value-type="float">
            <text:p>7.28</text:p>
          </table:table-cell>
          <table:table-cell office:value-type="float" office:value="7.34477" calcext:value-type="float">
            <text:p>7.3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3.7025" calcext:value-type="float">
            <text:p>13.7</text:p>
          </table:table-cell>
          <table:table-cell office:value-type="float" office:value="9.71459" calcext:value-type="float">
            <text:p>9.71</text:p>
          </table:table-cell>
          <table:table-cell office:value-type="float" office:value="7.27338" calcext:value-type="float">
            <text:p>7.27</text:p>
          </table:table-cell>
          <table:table-cell office:value-type="float" office:value="7.32499" calcext:value-type="float">
            <text:p>7.3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3.6286" calcext:value-type="float">
            <text:p>13.63</text:p>
          </table:table-cell>
          <table:table-cell office:value-type="float" office:value="9.67356" calcext:value-type="float">
            <text:p>9.67</text:p>
          </table:table-cell>
          <table:table-cell office:value-type="float" office:value="7.2631" calcext:value-type="float">
            <text:p>7.26</text:p>
          </table:table-cell>
          <table:table-cell office:value-type="float" office:value="7.30242" calcext:value-type="float">
            <text:p>7.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.556" calcext:value-type="float">
            <text:p>13.56</text:p>
          </table:table-cell>
          <table:table-cell office:value-type="float" office:value="9.6317" calcext:value-type="float">
            <text:p>9.63</text:p>
          </table:table-cell>
          <table:table-cell office:value-type="float" office:value="7.2518" calcext:value-type="float">
            <text:p>7.25</text:p>
          </table:table-cell>
          <table:table-cell office:value-type="float" office:value="7.27707" calcext:value-type="float">
            <text:p>7.2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3.4847" calcext:value-type="float">
            <text:p>13.48</text:p>
          </table:table-cell>
          <table:table-cell office:value-type="float" office:value="9.58899" calcext:value-type="float">
            <text:p>9.59</text:p>
          </table:table-cell>
          <table:table-cell office:value-type="float" office:value="7.23949" calcext:value-type="float">
            <text:p>7.24</text:p>
          </table:table-cell>
          <table:table-cell office:value-type="float" office:value="7.24894" calcext:value-type="float">
            <text:p>7.2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3.4147" calcext:value-type="float">
            <text:p>13.41</text:p>
          </table:table-cell>
          <table:table-cell office:value-type="float" office:value="9.5454" calcext:value-type="float">
            <text:p>9.55</text:p>
          </table:table-cell>
          <table:table-cell office:value-type="float" office:value="7.22617" calcext:value-type="float">
            <text:p>7.23</text:p>
          </table:table-cell>
          <table:table-cell office:value-type="float" office:value="7.21804" calcext:value-type="float">
            <text:p>7.2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3.3458" calcext:value-type="float">
            <text:p>13.35</text:p>
          </table:table-cell>
          <table:table-cell office:value-type="float" office:value="9.50093" calcext:value-type="float">
            <text:p>9.5</text:p>
          </table:table-cell>
          <table:table-cell office:value-type="float" office:value="7.21183" calcext:value-type="float">
            <text:p>7.21</text:p>
          </table:table-cell>
          <table:table-cell office:value-type="float" office:value="7.18439" calcext:value-type="float">
            <text:p>7.1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3.278" calcext:value-type="float">
            <text:p>13.28</text:p>
          </table:table-cell>
          <table:table-cell office:value-type="float" office:value="9.45554" calcext:value-type="float">
            <text:p>9.46</text:p>
          </table:table-cell>
          <table:table-cell office:value-type="float" office:value="7.19648" calcext:value-type="float">
            <text:p>7.2</text:p>
          </table:table-cell>
          <table:table-cell office:value-type="float" office:value="7.14801" calcext:value-type="float">
            <text:p>7.1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3.2112" calcext:value-type="float">
            <text:p>13.21</text:p>
          </table:table-cell>
          <table:table-cell office:value-type="float" office:value="9.40923" calcext:value-type="float">
            <text:p>9.41</text:p>
          </table:table-cell>
          <table:table-cell office:value-type="float" office:value="7.18011" calcext:value-type="float">
            <text:p>7.18</text:p>
          </table:table-cell>
          <table:table-cell office:value-type="float" office:value="7.10891" calcext:value-type="float">
            <text:p>7.11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3.1453" calcext:value-type="float">
            <text:p>13.15</text:p>
          </table:table-cell>
          <table:table-cell office:value-type="float" office:value="9.36197" calcext:value-type="float">
            <text:p>9.36</text:p>
          </table:table-cell>
          <table:table-cell office:value-type="float" office:value="7.16271" calcext:value-type="float">
            <text:p>7.16</text:p>
          </table:table-cell>
          <table:table-cell office:value-type="float" office:value="7.0671" calcext:value-type="float">
            <text:p>7.0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.0803" calcext:value-type="float">
            <text:p>13.08</text:p>
          </table:table-cell>
          <table:table-cell office:value-type="float" office:value="9.31374" calcext:value-type="float">
            <text:p>9.31</text:p>
          </table:table-cell>
          <table:table-cell office:value-type="float" office:value="7.14429" calcext:value-type="float">
            <text:p>7.14</text:p>
          </table:table-cell>
          <table:table-cell office:value-type="float" office:value="7.02261" calcext:value-type="float">
            <text:p>7.0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.0161" calcext:value-type="float">
            <text:p>13.02</text:p>
          </table:table-cell>
          <table:table-cell office:value-type="float" office:value="9.26453" calcext:value-type="float">
            <text:p>9.26</text:p>
          </table:table-cell>
          <table:table-cell office:value-type="float" office:value="7.12482" calcext:value-type="float">
            <text:p>7.12</text:p>
          </table:table-cell>
          <table:table-cell office:value-type="float" office:value="6.97546" calcext:value-type="float">
            <text:p>6.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.9527" calcext:value-type="float">
            <text:p>12.95</text:p>
          </table:table-cell>
          <table:table-cell office:value-type="float" office:value="9.2143" calcext:value-type="float">
            <text:p>9.21</text:p>
          </table:table-cell>
          <table:table-cell office:value-type="float" office:value="7.10432" calcext:value-type="float">
            <text:p>7.1</text:p>
          </table:table-cell>
          <table:table-cell office:value-type="float" office:value="6.92567" calcext:value-type="float">
            <text:p>6.9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2.8899" calcext:value-type="float">
            <text:p>12.89</text:p>
          </table:table-cell>
          <table:table-cell office:value-type="float" office:value="9.16305" calcext:value-type="float">
            <text:p>9.16</text:p>
          </table:table-cell>
          <table:table-cell office:value-type="float" office:value="7.08276" calcext:value-type="float">
            <text:p>7.08</text:p>
          </table:table-cell>
          <table:table-cell office:value-type="float" office:value="6.87327" calcext:value-type="float">
            <text:p>6.8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2.8278" calcext:value-type="float">
            <text:p>12.83</text:p>
          </table:table-cell>
          <table:table-cell office:value-type="float" office:value="9.11075" calcext:value-type="float">
            <text:p>9.11</text:p>
          </table:table-cell>
          <table:table-cell office:value-type="float" office:value="7.06013" calcext:value-type="float">
            <text:p>7.06</text:p>
          </table:table-cell>
          <table:table-cell office:value-type="float" office:value="6.81828" calcext:value-type="float">
            <text:p>6.8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2.7663" calcext:value-type="float">
            <text:p>12.77</text:p>
          </table:table-cell>
          <table:table-cell office:value-type="float" office:value="9.05738" calcext:value-type="float">
            <text:p>9.06</text:p>
          </table:table-cell>
          <table:table-cell office:value-type="float" office:value="7.03643" calcext:value-type="float">
            <text:p>7.04</text:p>
          </table:table-cell>
          <table:table-cell office:value-type="float" office:value="6.76072" calcext:value-type="float">
            <text:p>6.7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2.7054" calcext:value-type="float">
            <text:p>12.71</text:p>
          </table:table-cell>
          <table:table-cell office:value-type="float" office:value="9.00292" calcext:value-type="float">
            <text:p>9</text:p>
          </table:table-cell>
          <table:table-cell office:value-type="float" office:value="7.01165" calcext:value-type="float">
            <text:p>7.01</text:p>
          </table:table-cell>
          <table:table-cell office:value-type="float" office:value="6.70063" calcext:value-type="float">
            <text:p>6.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2.6449" calcext:value-type="float">
            <text:p>12.64</text:p>
          </table:table-cell>
          <table:table-cell office:value-type="float" office:value="8.94735" calcext:value-type="float">
            <text:p>8.95</text:p>
          </table:table-cell>
          <table:table-cell office:value-type="float" office:value="6.98576" calcext:value-type="float">
            <text:p>6.99</text:p>
          </table:table-cell>
          <table:table-cell office:value-type="float" office:value="6.63804" calcext:value-type="float">
            <text:p>6.6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2.5849" calcext:value-type="float">
            <text:p>12.58</text:p>
          </table:table-cell>
          <table:table-cell office:value-type="float" office:value="8.89063" calcext:value-type="float">
            <text:p>8.89</text:p>
          </table:table-cell>
          <table:table-cell office:value-type="float" office:value="6.95876" calcext:value-type="float">
            <text:p>6.96</text:p>
          </table:table-cell>
          <table:table-cell office:value-type="float" office:value="6.57298" calcext:value-type="float">
            <text:p>6.5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2.5253" calcext:value-type="float">
            <text:p>12.53</text:p>
          </table:table-cell>
          <table:table-cell office:value-type="float" office:value="8.83276" calcext:value-type="float">
            <text:p>8.83</text:p>
          </table:table-cell>
          <table:table-cell office:value-type="float" office:value="6.93062" calcext:value-type="float">
            <text:p>6.93</text:p>
          </table:table-cell>
          <table:table-cell office:value-type="float" office:value="6.50548" calcext:value-type="float">
            <text:p>6.5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2.466" calcext:value-type="float">
            <text:p>12.47</text:p>
          </table:table-cell>
          <table:table-cell office:value-type="float" office:value="8.7737" calcext:value-type="float">
            <text:p>8.77</text:p>
          </table:table-cell>
          <table:table-cell office:value-type="float" office:value="6.90134" calcext:value-type="float">
            <text:p>6.9</text:p>
          </table:table-cell>
          <table:table-cell office:value-type="float" office:value="6.43558" calcext:value-type="float">
            <text:p>6.4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2.4071" calcext:value-type="float">
            <text:p>12.41</text:p>
          </table:table-cell>
          <table:table-cell office:value-type="float" office:value="8.71343" calcext:value-type="float">
            <text:p>8.71</text:p>
          </table:table-cell>
          <table:table-cell office:value-type="float" office:value="6.87089" calcext:value-type="float">
            <text:p>6.87</text:p>
          </table:table-cell>
          <table:table-cell office:value-type="float" office:value="6.36331" calcext:value-type="float">
            <text:p>6.3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.3484" calcext:value-type="float">
            <text:p>12.35</text:p>
          </table:table-cell>
          <table:table-cell office:value-type="float" office:value="8.65193" calcext:value-type="float">
            <text:p>8.65</text:p>
          </table:table-cell>
          <table:table-cell office:value-type="float" office:value="6.83925" calcext:value-type="float">
            <text:p>6.84</text:p>
          </table:table-cell>
          <table:table-cell office:value-type="float" office:value="6.28871" calcext:value-type="float">
            <text:p>6.2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2.29" calcext:value-type="float">
            <text:p>12.29</text:p>
          </table:table-cell>
          <table:table-cell office:value-type="float" office:value="8.58916" calcext:value-type="float">
            <text:p>8.59</text:p>
          </table:table-cell>
          <table:table-cell office:value-type="float" office:value="6.80641" calcext:value-type="float">
            <text:p>6.81</text:p>
          </table:table-cell>
          <table:table-cell office:value-type="float" office:value="6.21183" calcext:value-type="float">
            <text:p>6.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.2318" calcext:value-type="float">
            <text:p>12.23</text:p>
          </table:table-cell>
          <table:table-cell office:value-type="float" office:value="8.5251" calcext:value-type="float">
            <text:p>8.53</text:p>
          </table:table-cell>
          <table:table-cell office:value-type="float" office:value="6.77234" calcext:value-type="float">
            <text:p>6.77</text:p>
          </table:table-cell>
          <table:table-cell office:value-type="float" office:value="6.13269" calcext:value-type="float">
            <text:p>6.1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.1737" calcext:value-type="float">
            <text:p>12.17</text:p>
          </table:table-cell>
          <table:table-cell office:value-type="float" office:value="8.45973" calcext:value-type="float">
            <text:p>8.46</text:p>
          </table:table-cell>
          <table:table-cell office:value-type="float" office:value="6.73702" calcext:value-type="float">
            <text:p>6.74</text:p>
          </table:table-cell>
          <table:table-cell office:value-type="float" office:value="6.05135" calcext:value-type="float">
            <text:p>6.0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.1157" calcext:value-type="float">
            <text:p>12.12</text:p>
          </table:table-cell>
          <table:table-cell office:value-type="float" office:value="8.39301" calcext:value-type="float">
            <text:p>8.39</text:p>
          </table:table-cell>
          <table:table-cell office:value-type="float" office:value="6.70042" calcext:value-type="float">
            <text:p>6.7</text:p>
          </table:table-cell>
          <table:table-cell office:value-type="float" office:value="5.96784" calcext:value-type="float">
            <text:p>5.9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.0578" calcext:value-type="float">
            <text:p>12.06</text:p>
          </table:table-cell>
          <table:table-cell office:value-type="float" office:value="8.32491" calcext:value-type="float">
            <text:p>8.32</text:p>
          </table:table-cell>
          <table:table-cell office:value-type="float" office:value="6.66253" calcext:value-type="float">
            <text:p>6.66</text:p>
          </table:table-cell>
          <table:table-cell office:value-type="float" office:value="5.88222" calcext:value-type="float">
            <text:p>5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2554" calcext:value-type="float">
            <text:p>8.26</text:p>
          </table:table-cell>
          <table:table-cell office:value-type="float" office:value="6.6233" calcext:value-type="float">
            <text:p>6.62</text:p>
          </table:table-cell>
          <table:table-cell office:value-type="float" office:value="5.79453" calcext:value-type="float">
            <text:p>5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422" calcext:value-type="float">
            <text:p>11.94</text:p>
          </table:table-cell>
          <table:table-cell office:value-type="float" office:value="8.18445" calcext:value-type="float">
            <text:p>8.18</text:p>
          </table:table-cell>
          <table:table-cell office:value-type="float" office:value="6.58271" calcext:value-type="float">
            <text:p>6.58</text:p>
          </table:table-cell>
          <table:table-cell office:value-type="float" office:value="5.70482" calcext:value-type="float">
            <text:p>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843" calcext:value-type="float">
            <text:p>11.88</text:p>
          </table:table-cell>
          <table:table-cell office:value-type="float" office:value="8.11203" calcext:value-type="float">
            <text:p>8.11</text:p>
          </table:table-cell>
          <table:table-cell office:value-type="float" office:value="6.54074" calcext:value-type="float">
            <text:p>6.54</text:p>
          </table:table-cell>
          <table:table-cell office:value-type="float" office:value="5.61314" calcext:value-type="float">
            <text:p>5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263" calcext:value-type="float">
            <text:p>11.83</text:p>
          </table:table-cell>
          <table:table-cell office:value-type="float" office:value="8.0381" calcext:value-type="float">
            <text:p>8.04</text:p>
          </table:table-cell>
          <table:table-cell office:value-type="float" office:value="6.49734" calcext:value-type="float">
            <text:p>6.5</text:p>
          </table:table-cell>
          <table:table-cell office:value-type="float" office:value="5.51953" calcext:value-type="float">
            <text:p>5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682" calcext:value-type="float">
            <text:p>11.77</text:p>
          </table:table-cell>
          <table:table-cell office:value-type="float" office:value="7.96262" calcext:value-type="float">
            <text:p>7.96</text:p>
          </table:table-cell>
          <table:table-cell office:value-type="float" office:value="6.4525" calcext:value-type="float">
            <text:p>6.45</text:p>
          </table:table-cell>
          <table:table-cell office:value-type="float" office:value="5.42407" calcext:value-type="float">
            <text:p>5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.71</text:p>
          </table:table-cell>
          <table:table-cell office:value-type="float" office:value="7.88556" calcext:value-type="float">
            <text:p>7.89</text:p>
          </table:table-cell>
          <table:table-cell office:value-type="float" office:value="6.40616" calcext:value-type="float">
            <text:p>6.41</text:p>
          </table:table-cell>
          <table:table-cell office:value-type="float" office:value="5.3268" calcext:value-type="float">
            <text:p>5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6516" calcext:value-type="float">
            <text:p>11.65</text:p>
          </table:table-cell>
          <table:table-cell office:value-type="float" office:value="7.80688" calcext:value-type="float">
            <text:p>7.81</text:p>
          </table:table-cell>
          <table:table-cell office:value-type="float" office:value="6.3583" calcext:value-type="float">
            <text:p>6.36</text:p>
          </table:table-cell>
          <table:table-cell office:value-type="float" office:value="5.22777" calcext:value-type="float">
            <text:p>5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5929" calcext:value-type="float">
            <text:p>11.59</text:p>
          </table:table-cell>
          <table:table-cell office:value-type="float" office:value="7.72654" calcext:value-type="float">
            <text:p>7.73</text:p>
          </table:table-cell>
          <table:table-cell office:value-type="float" office:value="6.30887" calcext:value-type="float">
            <text:p>6.31</text:p>
          </table:table-cell>
          <table:table-cell office:value-type="float" office:value="5.12705" calcext:value-type="float">
            <text:p>5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34" calcext:value-type="float">
            <text:p>11.53</text:p>
          </table:table-cell>
          <table:table-cell office:value-type="float" office:value="7.6445" calcext:value-type="float">
            <text:p>7.64</text:p>
          </table:table-cell>
          <table:table-cell office:value-type="float" office:value="6.25784" calcext:value-type="float">
            <text:p>6.26</text:p>
          </table:table-cell>
          <table:table-cell office:value-type="float" office:value="5.02471" calcext:value-type="float">
            <text:p>5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4747" calcext:value-type="float">
            <text:p>11.47</text:p>
          </table:table-cell>
          <table:table-cell office:value-type="float" office:value="7.56072" calcext:value-type="float">
            <text:p>7.56</text:p>
          </table:table-cell>
          <table:table-cell office:value-type="float" office:value="6.20517" calcext:value-type="float">
            <text:p>6.21</text:p>
          </table:table-cell>
          <table:table-cell office:value-type="float" office:value="4.92079" calcext:value-type="float">
            <text:p>4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151" calcext:value-type="float">
            <text:p>11.42</text:p>
          </table:table-cell>
          <table:table-cell office:value-type="float" office:value="7.47514" calcext:value-type="float">
            <text:p>7.48</text:p>
          </table:table-cell>
          <table:table-cell office:value-type="float" office:value="6.1508" calcext:value-type="float">
            <text:p>6.15</text:p>
          </table:table-cell>
          <table:table-cell office:value-type="float" office:value="4.81537" calcext:value-type="float">
            <text:p>4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3551" calcext:value-type="float">
            <text:p>11.36</text:p>
          </table:table-cell>
          <table:table-cell office:value-type="float" office:value="7.38773" calcext:value-type="float">
            <text:p>7.39</text:p>
          </table:table-cell>
          <table:table-cell office:value-type="float" office:value="6.09469" calcext:value-type="float">
            <text:p>6.09</text:p>
          </table:table-cell>
          <table:table-cell office:value-type="float" office:value="4.70851" calcext:value-type="float">
            <text:p>4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2946" calcext:value-type="float">
            <text:p>11.29</text:p>
          </table:table-cell>
          <table:table-cell office:value-type="float" office:value="7.29845" calcext:value-type="float">
            <text:p>7.3</text:p>
          </table:table-cell>
          <table:table-cell office:value-type="float" office:value="6.03679" calcext:value-type="float">
            <text:p>6.04</text:p>
          </table:table-cell>
          <table:table-cell office:value-type="float" office:value="4.60029" calcext:value-type="float">
            <text:p>4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2337" calcext:value-type="float">
            <text:p>11.23</text:p>
          </table:table-cell>
          <table:table-cell office:value-type="float" office:value="7.20723" calcext:value-type="float">
            <text:p>7.21</text:p>
          </table:table-cell>
          <table:table-cell office:value-type="float" office:value="5.97706" calcext:value-type="float">
            <text:p>5.98</text:p>
          </table:table-cell>
          <table:table-cell office:value-type="float" office:value="4.49076" calcext:value-type="float">
            <text:p>4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1722" calcext:value-type="float">
            <text:p>11.17</text:p>
          </table:table-cell>
          <table:table-cell office:value-type="float" office:value="7.11403" calcext:value-type="float">
            <text:p>7.11</text:p>
          </table:table-cell>
          <table:table-cell office:value-type="float" office:value="5.91543" calcext:value-type="float">
            <text:p>5.92</text:p>
          </table:table-cell>
          <table:table-cell office:value-type="float" office:value="4.38002" calcext:value-type="float">
            <text:p>4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1101" calcext:value-type="float">
            <text:p>11.11</text:p>
          </table:table-cell>
          <table:table-cell office:value-type="float" office:value="7.0188" calcext:value-type="float">
            <text:p>7.02</text:p>
          </table:table-cell>
          <table:table-cell office:value-type="float" office:value="5.85186" calcext:value-type="float">
            <text:p>5.85</text:p>
          </table:table-cell>
          <table:table-cell office:value-type="float" office:value="4.26812" calcext:value-type="float">
            <text:p>4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0473" calcext:value-type="float">
            <text:p>11.05</text:p>
          </table:table-cell>
          <table:table-cell office:value-type="float" office:value="6.92148" calcext:value-type="float">
            <text:p>6.92</text:p>
          </table:table-cell>
          <table:table-cell office:value-type="float" office:value="5.78628" calcext:value-type="float">
            <text:p>5.79</text:p>
          </table:table-cell>
          <table:table-cell office:value-type="float" office:value="4.15516" calcext:value-type="float">
            <text:p>4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9839" calcext:value-type="float">
            <text:p>10.98</text:p>
          </table:table-cell>
          <table:table-cell office:value-type="float" office:value="6.82202" calcext:value-type="float">
            <text:p>6.82</text:p>
          </table:table-cell>
          <table:table-cell office:value-type="float" office:value="5.71864" calcext:value-type="float">
            <text:p>5.72</text:p>
          </table:table-cell>
          <table:table-cell office:value-type="float" office:value="4.0412" calcext:value-type="float">
            <text:p>4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9197" calcext:value-type="float">
            <text:p>10.92</text:p>
          </table:table-cell>
          <table:table-cell office:value-type="float" office:value="6.72035" calcext:value-type="float">
            <text:p>6.72</text:p>
          </table:table-cell>
          <table:table-cell office:value-type="float" office:value="5.64886" calcext:value-type="float">
            <text:p>5.65</text:p>
          </table:table-cell>
          <table:table-cell office:value-type="float" office:value="3.92634" calcext:value-type="float">
            <text:p>3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8547" calcext:value-type="float">
            <text:p>10.85</text:p>
          </table:table-cell>
          <table:table-cell office:value-type="float" office:value="6.61643" calcext:value-type="float">
            <text:p>6.62</text:p>
          </table:table-cell>
          <table:table-cell office:value-type="float" office:value="5.5769" calcext:value-type="float">
            <text:p>5.58</text:p>
          </table:table-cell>
          <table:table-cell office:value-type="float" office:value="3.81066" calcext:value-type="float">
            <text:p>3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7888" calcext:value-type="float">
            <text:p>10.79</text:p>
          </table:table-cell>
          <table:table-cell office:value-type="float" office:value="6.51019" calcext:value-type="float">
            <text:p>6.51</text:p>
          </table:table-cell>
          <table:table-cell office:value-type="float" office:value="5.50267" calcext:value-type="float">
            <text:p>5.5</text:p>
          </table:table-cell>
          <table:table-cell office:value-type="float" office:value="3.69424" calcext:value-type="float">
            <text:p>3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722" calcext:value-type="float">
            <text:p>10.72</text:p>
          </table:table-cell>
          <table:table-cell office:value-type="float" office:value="6.40156" calcext:value-type="float">
            <text:p>6.4</text:p>
          </table:table-cell>
          <table:table-cell office:value-type="float" office:value="5.4261" calcext:value-type="float">
            <text:p>5.43</text:p>
          </table:table-cell>
          <table:table-cell office:value-type="float" office:value="3.57717" calcext:value-type="float">
            <text:p>3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6542" calcext:value-type="float">
            <text:p>10.65</text:p>
          </table:table-cell>
          <table:table-cell office:value-type="float" office:value="6.29049" calcext:value-type="float">
            <text:p>6.29</text:p>
          </table:table-cell>
          <table:table-cell office:value-type="float" office:value="5.34713" calcext:value-type="float">
            <text:p>5.35</text:p>
          </table:table-cell>
          <table:table-cell office:value-type="float" office:value="3.45956" calcext:value-type="float">
            <text:p>3.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5853" calcext:value-type="float">
            <text:p>10.59</text:p>
          </table:table-cell>
          <table:table-cell office:value-type="float" office:value="6.17689" calcext:value-type="float">
            <text:p>6.18</text:p>
          </table:table-cell>
          <table:table-cell office:value-type="float" office:value="5.26567" calcext:value-type="float">
            <text:p>5.27</text:p>
          </table:table-cell>
          <table:table-cell office:value-type="float" office:value="3.3415" calcext:value-type="float">
            <text:p>3.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5153" calcext:value-type="float">
            <text:p>10.52</text:p>
          </table:table-cell>
          <table:table-cell office:value-type="float" office:value="6.06072" calcext:value-type="float">
            <text:p>6.06</text:p>
          </table:table-cell>
          <table:table-cell office:value-type="float" office:value="5.18164" calcext:value-type="float">
            <text:p>5.18</text:p>
          </table:table-cell>
          <table:table-cell office:value-type="float" office:value="3.22308" calcext:value-type="float">
            <text:p>3.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444" calcext:value-type="float">
            <text:p>10.44</text:p>
          </table:table-cell>
          <table:table-cell office:value-type="float" office:value="5.94189" calcext:value-type="float">
            <text:p>5.94</text:p>
          </table:table-cell>
          <table:table-cell office:value-type="float" office:value="5.09497" calcext:value-type="float">
            <text:p>5.09</text:p>
          </table:table-cell>
          <table:table-cell office:value-type="float" office:value="3.10442" calcext:value-type="float">
            <text:p>3.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3714" calcext:value-type="float">
            <text:p>10.37</text:p>
          </table:table-cell>
          <table:table-cell office:value-type="float" office:value="5.82034" calcext:value-type="float">
            <text:p>5.82</text:p>
          </table:table-cell>
          <table:table-cell office:value-type="float" office:value="5.00556" calcext:value-type="float">
            <text:p>5.01</text:p>
          </table:table-cell>
          <table:table-cell office:value-type="float" office:value="2.98562" calcext:value-type="float">
            <text:p>2.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2975" calcext:value-type="float">
            <text:p>10.3</text:p>
          </table:table-cell>
          <table:table-cell office:value-type="float" office:value="5.69599" calcext:value-type="float">
            <text:p>5.7</text:p>
          </table:table-cell>
          <table:table-cell office:value-type="float" office:value="4.91333" calcext:value-type="float">
            <text:p>4.91</text:p>
          </table:table-cell>
          <table:table-cell office:value-type="float" office:value="2.86679" calcext:value-type="float">
            <text:p>2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222" calcext:value-type="float">
            <text:p>10.22</text:p>
          </table:table-cell>
          <table:table-cell office:value-type="float" office:value="5.56878" calcext:value-type="float">
            <text:p>5.57</text:p>
          </table:table-cell>
          <table:table-cell office:value-type="float" office:value="4.81819" calcext:value-type="float">
            <text:p>4.82</text:p>
          </table:table-cell>
          <table:table-cell office:value-type="float" office:value="2.74805" calcext:value-type="float">
            <text:p>2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145" calcext:value-type="float">
            <text:p>10.15</text:p>
          </table:table-cell>
          <table:table-cell office:value-type="float" office:value="5.43862" calcext:value-type="float">
            <text:p>5.44</text:p>
          </table:table-cell>
          <table:table-cell office:value-type="float" office:value="4.72004" calcext:value-type="float">
            <text:p>4.72</text:p>
          </table:table-cell>
          <table:table-cell office:value-type="float" office:value="2.62952" calcext:value-type="float">
            <text:p>2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0662" calcext:value-type="float">
            <text:p>10.07</text:p>
          </table:table-cell>
          <table:table-cell office:value-type="float" office:value="5.30545" calcext:value-type="float">
            <text:p>5.31</text:p>
          </table:table-cell>
          <table:table-cell office:value-type="float" office:value="4.61879" calcext:value-type="float">
            <text:p>4.62</text:p>
          </table:table-cell>
          <table:table-cell office:value-type="float" office:value="2.51132" calcext:value-type="float">
            <text:p>2.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98561" calcext:value-type="float">
            <text:p>9.99</text:p>
          </table:table-cell>
          <table:table-cell office:value-type="float" office:value="5.16919" calcext:value-type="float">
            <text:p>5.17</text:p>
          </table:table-cell>
          <table:table-cell office:value-type="float" office:value="4.51434" calcext:value-type="float">
            <text:p>4.51</text:p>
          </table:table-cell>
          <table:table-cell office:value-type="float" office:value="2.39359" calcext:value-type="float">
            <text:p>2.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90308" calcext:value-type="float">
            <text:p>9.9</text:p>
          </table:table-cell>
          <table:table-cell office:value-type="float" office:value="5.02976" calcext:value-type="float">
            <text:p>5.03</text:p>
          </table:table-cell>
          <table:table-cell office:value-type="float" office:value="4.40659" calcext:value-type="float">
            <text:p>4.41</text:p>
          </table:table-cell>
          <table:table-cell office:value-type="float" office:value="2.27645" calcext:value-type="float">
            <text:p>2.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81847" calcext:value-type="float">
            <text:p>9.82</text:p>
          </table:table-cell>
          <table:table-cell office:value-type="float" office:value="4.88711" calcext:value-type="float">
            <text:p>4.89</text:p>
          </table:table-cell>
          <table:table-cell office:value-type="float" office:value="4.29545" calcext:value-type="float">
            <text:p>4.3</text:p>
          </table:table-cell>
          <table:table-cell office:value-type="float" office:value="2.16005" calcext:value-type="float">
            <text:p>2.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73163" calcext:value-type="float">
            <text:p>9.73</text:p>
          </table:table-cell>
          <table:table-cell office:value-type="float" office:value="4.74116" calcext:value-type="float">
            <text:p>4.74</text:p>
          </table:table-cell>
          <table:table-cell office:value-type="float" office:value="4.18081" calcext:value-type="float">
            <text:p>4.18</text:p>
          </table:table-cell>
          <table:table-cell office:value-type="float" office:value="2.04454" calcext:value-type="float">
            <text:p>2.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64241" calcext:value-type="float">
            <text:p>9.64</text:p>
          </table:table-cell>
          <table:table-cell office:value-type="float" office:value="4.59184" calcext:value-type="float">
            <text:p>4.59</text:p>
          </table:table-cell>
          <table:table-cell office:value-type="float" office:value="4.06258" calcext:value-type="float">
            <text:p>4.06</text:p>
          </table:table-cell>
          <table:table-cell office:value-type="float" office:value="1.93007" calcext:value-type="float">
            <text:p>1.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55063" calcext:value-type="float">
            <text:p>9.55</text:p>
          </table:table-cell>
          <table:table-cell office:value-type="float" office:value="4.4391" calcext:value-type="float">
            <text:p>4.44</text:p>
          </table:table-cell>
          <table:table-cell office:value-type="float" office:value="3.94066" calcext:value-type="float">
            <text:p>3.94</text:p>
          </table:table-cell>
          <table:table-cell office:value-type="float" office:value="1.8168" calcext:value-type="float">
            <text:p>1.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45612" calcext:value-type="float">
            <text:p>9.46</text:p>
          </table:table-cell>
          <table:table-cell office:value-type="float" office:value="4.2829" calcext:value-type="float">
            <text:p>4.28</text:p>
          </table:table-cell>
          <table:table-cell office:value-type="float" office:value="3.81496" calcext:value-type="float">
            <text:p>3.81</text:p>
          </table:table-cell>
          <table:table-cell office:value-type="float" office:value="1.7049" calcext:value-type="float">
            <text:p>1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35867" calcext:value-type="float">
            <text:p>9.36</text:p>
          </table:table-cell>
          <table:table-cell office:value-type="float" office:value="4.12318" calcext:value-type="float">
            <text:p>4.12</text:p>
          </table:table-cell>
          <table:table-cell office:value-type="float" office:value="3.68539" calcext:value-type="float">
            <text:p>3.69</text:p>
          </table:table-cell>
          <table:table-cell office:value-type="float" office:value="1.59453" calcext:value-type="float">
            <text:p>1.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25805" calcext:value-type="float">
            <text:p>9.26</text:p>
          </table:table-cell>
          <table:table-cell office:value-type="float" office:value="3.95991" calcext:value-type="float">
            <text:p>3.96</text:p>
          </table:table-cell>
          <table:table-cell office:value-type="float" office:value="3.55188" calcext:value-type="float">
            <text:p>3.55</text:p>
          </table:table-cell>
          <table:table-cell office:value-type="float" office:value="1.4859" calcext:value-type="float">
            <text:p>1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15402" calcext:value-type="float">
            <text:p>9.15</text:p>
          </table:table-cell>
          <table:table-cell office:value-type="float" office:value="3.7931" calcext:value-type="float">
            <text:p>3.79</text:p>
          </table:table-cell>
          <table:table-cell office:value-type="float" office:value="3.41435" calcext:value-type="float">
            <text:p>3.41</text:p>
          </table:table-cell>
          <table:table-cell office:value-type="float" office:value="1.37918" calcext:value-type="float">
            <text:p>1.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04632" calcext:value-type="float">
            <text:p>9.05</text:p>
          </table:table-cell>
          <table:table-cell office:value-type="float" office:value="3.62273" calcext:value-type="float">
            <text:p>3.62</text:p>
          </table:table-cell>
          <table:table-cell office:value-type="float" office:value="3.27277" calcext:value-type="float">
            <text:p>3.27</text:p>
          </table:table-cell>
          <table:table-cell office:value-type="float" office:value="1.27458" calcext:value-type="float">
            <text:p>1.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93465" calcext:value-type="float">
            <text:p>8.93</text:p>
          </table:table-cell>
          <table:table-cell office:value-type="float" office:value="3.44885" calcext:value-type="float">
            <text:p>3.45</text:p>
          </table:table-cell>
          <table:table-cell office:value-type="float" office:value="3.12709" calcext:value-type="float">
            <text:p>3.13</text:p>
          </table:table-cell>
          <table:table-cell office:value-type="float" office:value="1.17231" calcext:value-type="float">
            <text:p>1.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81868" calcext:value-type="float">
            <text:p>8.82</text:p>
          </table:table-cell>
          <table:table-cell office:value-type="float" office:value="3.27151" calcext:value-type="float">
            <text:p>3.27</text:p>
          </table:table-cell>
          <table:table-cell office:value-type="float" office:value="2.97731" calcext:value-type="float">
            <text:p>2.98</text:p>
          </table:table-cell>
          <table:table-cell office:value-type="float" office:value="1.0726" calcext:value-type="float">
            <text:p>1.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69805" calcext:value-type="float">
            <text:p>8.7</text:p>
          </table:table-cell>
          <table:table-cell office:value-type="float" office:value="3.09081" calcext:value-type="float">
            <text:p>3.09</text:p>
          </table:table-cell>
          <table:table-cell office:value-type="float" office:value="2.82346" calcext:value-type="float">
            <text:p>2.82</text:p>
          </table:table-cell>
          <table:table-cell office:value-type="float" office:value="0.975667" calcext:value-type="float">
            <text:p>0.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57235" calcext:value-type="float">
            <text:p>8.57</text:p>
          </table:table-cell>
          <table:table-cell office:value-type="float" office:value="2.9069" calcext:value-type="float">
            <text:p>2.91</text:p>
          </table:table-cell>
          <table:table-cell office:value-type="float" office:value="2.66561" calcext:value-type="float">
            <text:p>2.67</text:p>
          </table:table-cell>
          <table:table-cell office:value-type="float" office:value="0.881766" calcext:value-type="float">
            <text:p>0.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44113" calcext:value-type="float">
            <text:p>8.44</text:p>
          </table:table-cell>
          <table:table-cell office:value-type="float" office:value="2.71999" calcext:value-type="float">
            <text:p>2.72</text:p>
          </table:table-cell>
          <table:table-cell office:value-type="float" office:value="2.50389" calcext:value-type="float">
            <text:p>2.5</text:p>
          </table:table-cell>
          <table:table-cell office:value-type="float" office:value="0.791151" calcext:value-type="float">
            <text:p>0.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30386" calcext:value-type="float">
            <text:p>8.3</text:p>
          </table:table-cell>
          <table:table-cell office:value-type="float" office:value="2.53035" calcext:value-type="float">
            <text:p>2.53</text:p>
          </table:table-cell>
          <table:table-cell office:value-type="float" office:value="2.33848" calcext:value-type="float">
            <text:p>2.34</text:p>
          </table:table-cell>
          <table:table-cell office:value-type="float" office:value="0.704089" calcext:value-type="float">
            <text:p>0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15998" calcext:value-type="float">
            <text:p>8.16</text:p>
          </table:table-cell>
          <table:table-cell office:value-type="float" office:value="2.33836" calcext:value-type="float">
            <text:p>2.34</text:p>
          </table:table-cell>
          <table:table-cell office:value-type="float" office:value="2.16965" calcext:value-type="float">
            <text:p>2.17</text:p>
          </table:table-cell>
          <table:table-cell office:value-type="float" office:value="0.620858" calcext:value-type="float">
            <text:p>0.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00881" calcext:value-type="float">
            <text:p>8.01</text:p>
          </table:table-cell>
          <table:table-cell office:value-type="float" office:value="2.14449" calcext:value-type="float">
            <text:p>2.14</text:p>
          </table:table-cell>
          <table:table-cell office:value-type="float" office:value="1.99781" calcext:value-type="float">
            <text:p>2</text:p>
          </table:table-cell>
          <table:table-cell office:value-type="float" office:value="0.541748" calcext:value-type="float">
            <text:p>0.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84959" calcext:value-type="float">
            <text:p>7.85</text:p>
          </table:table-cell>
          <table:table-cell office:value-type="float" office:value="1.94936" calcext:value-type="float">
            <text:p>1.95</text:p>
          </table:table-cell>
          <table:table-cell office:value-type="float" office:value="1.82345" calcext:value-type="float">
            <text:p>1.82</text:p>
          </table:table-cell>
          <table:table-cell office:value-type="float" office:value="0.467058" calcext:value-type="float">
            <text:p>0.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68144" calcext:value-type="float">
            <text:p>7.68</text:p>
          </table:table-cell>
          <table:table-cell office:value-type="float" office:value="1.75374" calcext:value-type="float">
            <text:p>1.75</text:p>
          </table:table-cell>
          <table:table-cell office:value-type="float" office:value="1.64725" calcext:value-type="float">
            <text:p>1.65</text:p>
          </table:table-cell>
          <table:table-cell office:value-type="float" office:value="0.397092" calcext:value-type="float">
            <text:p>0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50334" calcext:value-type="float">
            <text:p>7.5</text:p>
          </table:table-cell>
          <table:table-cell office:value-type="float" office:value="1.55863" calcext:value-type="float">
            <text:p>1.56</text:p>
          </table:table-cell>
          <table:table-cell office:value-type="float" office:value="1.47011" calcext:value-type="float">
            <text:p>1.47</text:p>
          </table:table-cell>
          <table:table-cell office:value-type="float" office:value="0.332161" calcext:value-type="float">
            <text:p>0.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31408" calcext:value-type="float">
            <text:p>7.31</text:p>
          </table:table-cell>
          <table:table-cell office:value-type="float" office:value="1.36525" calcext:value-type="float">
            <text:p>1.37</text:p>
          </table:table-cell>
          <table:table-cell office:value-type="float" office:value="1.29314" calcext:value-type="float">
            <text:p>1.29</text:p>
          </table:table-cell>
          <table:table-cell office:value-type="float" office:value="0.272569" calcext:value-type="float">
            <text:p>0.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11224" calcext:value-type="float">
            <text:p>7.11</text:p>
          </table:table-cell>
          <table:table-cell office:value-type="float" office:value="1.17511" calcext:value-type="float">
            <text:p>1.18</text:p>
          </table:table-cell>
          <table:table-cell office:value-type="float" office:value="1.11778" calcext:value-type="float">
            <text:p>1.12</text:p>
          </table:table-cell>
          <table:table-cell office:value-type="float" office:value="0.218612" calcext:value-type="float">
            <text:p>0.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8961" calcext:value-type="float">
            <text:p>6.9</text:p>
          </table:table-cell>
          <table:table-cell office:value-type="float" office:value="0.990097" calcext:value-type="float">
            <text:p>0.99</text:p>
          </table:table-cell>
          <table:table-cell office:value-type="float" office:value="0.945823" calcext:value-type="float">
            <text:p>0.95</text:p>
          </table:table-cell>
          <table:table-cell office:value-type="float" office:value="0.170559" calcext:value-type="float">
            <text:p>0.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66357" calcext:value-type="float">
            <text:p>6.66</text:p>
          </table:table-cell>
          <table:table-cell office:value-type="float" office:value="0.812462" calcext:value-type="float">
            <text:p>0.81</text:p>
          </table:table-cell>
          <table:table-cell office:value-type="float" office:value="0.77946" calcext:value-type="float">
            <text:p>0.78</text:p>
          </table:table-cell>
          <table:table-cell office:value-type="float" office:value="0.12864" calcext:value-type="float">
            <text:p>0.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41208" calcext:value-type="float">
            <text:p>6.41</text:p>
          </table:table-cell>
          <table:table-cell office:value-type="float" office:value="0.644901" calcext:value-type="float">
            <text:p>0.64</text:p>
          </table:table-cell>
          <table:table-cell office:value-type="float" office:value="0.621356" calcext:value-type="float">
            <text:p>0.62</text:p>
          </table:table-cell>
          <table:table-cell office:value-type="float" office:value="0.0930164" calcext:value-type="float">
            <text:p>0.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13836" calcext:value-type="float">
            <text:p>6.14</text:p>
          </table:table-cell>
          <table:table-cell office:value-type="float" office:value="0.49054" calcext:value-type="float">
            <text:p>0.49</text:p>
          </table:table-cell>
          <table:table-cell office:value-type="float" office:value="0.474644" calcext:value-type="float">
            <text:p>0.47</text:p>
          </table:table-cell>
          <table:table-cell office:value-type="float" office:value="0.0637481" calcext:value-type="float">
            <text:p>0.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8382" calcext:value-type="float">
            <text:p>5.84</text:p>
          </table:table-cell>
          <table:table-cell office:value-type="float" office:value="0.352855" calcext:value-type="float">
            <text:p>0.35</text:p>
          </table:table-cell>
          <table:table-cell office:value-type="float" office:value="0.342859" calcext:value-type="float">
            <text:p>0.34</text:p>
          </table:table-cell>
          <table:table-cell office:value-type="float" office:value="0.0407504" calcext:value-type="float">
            <text:p>0.04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8" table:default-cell-style-name="ce4"/>
        <table:table-column table:style-name="co1" table:number-columns-repeated="247" table:default-cell-style-name="Default"/>
        <table:table-row table:style-name="ro1">
          <table:table-cell table:style-name="Default" office:value-type="string" calcext:value-type="string">
            <text:p>Armidale measured Daily Global Solar Radiation (MJ/m2) from http://www.3sc.net/solarm/solrad2.htm</text:p>
          </table:table-cell>
          <table:table-cell table:style-name="Default" table:number-columns-repeated="8"/>
          <table:table-cell table:number-columns-repeated="247"/>
        </table:table-row>
        <table:table-row table:style-name="ro3">
          <table:table-cell table:style-name="ce1" office:value-type="string" calcext:value-type="string">
            <text:p>Month</text:p>
          </table:table-cell>
          <table:table-cell table:style-name="ce3" office:value-type="string" calcext:value-type="string">
            <text:p>5%-ile</text:p>
          </table:table-cell>
          <table:table-cell table:style-name="ce3" office:value-type="string" calcext:value-type="string">
            <text:p>25%-ile</text:p>
          </table:table-cell>
          <table:table-cell table:style-name="ce3" office:value-type="string" calcext:value-type="string">
            <text:p>50%-ile</text:p>
          </table:table-cell>
          <table:table-cell table:style-name="ce3" office:value-type="string" calcext:value-type="string">
            <text:p>75%-ile</text:p>
          </table:table-cell>
          <table:table-cell table:style-name="ce3" office:value-type="string" calcext:value-type="string">
            <text:p>95%-ile</text:p>
          </table:table-cell>
          <table:table-cell table:style-name="ce5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/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Mean</text:p>
          </table:table-cell>
          <table:table-cell table:style-name="ce1" table:number-columns-repeated="245"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8.5" calcext:value-type="float">
            <text:p>8.5</text:p>
          </table:table-cell>
          <table:table-cell office:value-type="float" office:value="21.5" calcext:value-type="float">
            <text:p>21.5</text:p>
          </table:table-cell>
          <table:table-cell office:value-type="float" office:value="27.6" calcext:value-type="float">
            <text:p>27.6</text:p>
          </table:table-cell>
          <table:table-cell office:value-type="float" office:value="31.5" calcext:value-type="float">
            <text:p>31.5</text:p>
          </table:table-cell>
          <table:table-cell office:value-type="float" office:value="33.1" calcext:value-type="float">
            <text:p>33.1</text:p>
          </table:table-cell>
          <table:table-cell office:value-type="float" office:value="25.5" calcext:value-type="float">
            <text:p>25.5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Jan</text:p>
          </table:table-cell>
          <table:table-cell office:value-type="float" office:value="8.09952" calcext:value-type="float">
            <text:p>8.1</text:p>
          </table:table-cell>
          <table:table-cell table:formula="of:=[.G3]*0.27777778" office:value-type="float" office:value="7.08333339" calcext:value-type="float">
            <text:p>7.08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February</text:p>
          </table:table-cell>
          <table:table-cell office:value-type="float" office:value="6.3" calcext:value-type="float">
            <text:p>6.3</text:p>
          </table:table-cell>
          <table:table-cell office:value-type="float" office:value="19.6" calcext:value-type="float">
            <text:p>19.6</text:p>
          </table:table-cell>
          <table:table-cell office:value-type="float" office:value="23.7" calcext:value-type="float">
            <text:p>23.7</text:p>
          </table:table-cell>
          <table:table-cell office:value-type="float" office:value="27.7" calcext:value-type="float">
            <text:p>27.7</text:p>
          </table:table-cell>
          <table:table-cell office:value-type="float" office:value="30.8" calcext:value-type="float">
            <text:p>30.8</text:p>
          </table:table-cell>
          <table:table-cell office:value-type="float" office:value="22.4" calcext:value-type="float">
            <text:p>22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Feb</text:p>
          </table:table-cell>
          <table:table-cell office:value-type="float" office:value="7.48452" calcext:value-type="float">
            <text:p>7.48</text:p>
          </table:table-cell>
          <table:table-cell table:formula="of:=[.G4]*0.27777778" office:value-type="float" office:value="6.222222272" calcext:value-type="float">
            <text:p>6.22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March</text:p>
          </table:table-cell>
          <table:table-cell office:value-type="float" office:value="9.4" calcext:value-type="float">
            <text:p>9.4</text:p>
          </table:table-cell>
          <table:table-cell office:value-type="float" office:value="16.9" calcext:value-type="float">
            <text:p>16.9</text:p>
          </table:table-cell>
          <table:table-cell office:value-type="float" office:value="21" calcext:value-type="float">
            <text:p>21</text:p>
          </table:table-cell>
          <table:table-cell office:value-type="float" office:value="23.7" calcext:value-type="float">
            <text:p>23.7</text:p>
          </table:table-cell>
          <table:table-cell office:value-type="float" office:value="25.9" calcext:value-type="float">
            <text:p>25.9</text:p>
          </table:table-cell>
          <table:table-cell office:value-type="float" office:value="19.8" calcext:value-type="float">
            <text:p>19.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r</text:p>
          </table:table-cell>
          <table:table-cell office:value-type="float" office:value="6.32516" calcext:value-type="float">
            <text:p>6.33</text:p>
          </table:table-cell>
          <table:table-cell table:formula="of:=[.G5]*0.27777778" office:value-type="float" office:value="5.500000044" calcext:value-type="float">
            <text:p>5.5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April</text:p>
          </table:table-cell>
          <table:table-cell office:value-type="float" office:value="8.3" calcext:value-type="float">
            <text:p>8.3</text:p>
          </table:table-cell>
          <table:table-cell office:value-type="float" office:value="13.7" calcext:value-type="float">
            <text:p>13.7</text:p>
          </table:table-cell>
          <table:table-cell office:value-type="float" office:value="16.4" calcext:value-type="float">
            <text:p>16.4</text:p>
          </table:table-cell>
          <table:table-cell office:value-type="float" office:value="18.2" calcext:value-type="float">
            <text:p>18.2</text:p>
          </table:table-cell>
          <table:table-cell office:value-type="float" office:value="21" calcext:value-type="float">
            <text:p>21</text:p>
          </table:table-cell>
          <table:table-cell office:value-type="float" office:value="15.6" calcext:value-type="float">
            <text:p>15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Apr</text:p>
          </table:table-cell>
          <table:table-cell office:value-type="float" office:value="4.84674" calcext:value-type="float">
            <text:p>4.85</text:p>
          </table:table-cell>
          <table:table-cell table:formula="of:=[.G6]*0.27777778" office:value-type="float" office:value="4.333333368" calcext:value-type="float">
            <text:p>4.33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May</text:p>
          </table:table-cell>
          <table:table-cell office:value-type="float" office:value="5.5" calcext:value-type="float">
            <text:p>5.5</text:p>
          </table:table-cell>
          <table:table-cell office:value-type="float" office:value="9.2" calcext:value-type="float">
            <text:p>9.2</text:p>
          </table:table-cell>
          <table:table-cell office:value-type="float" office:value="12.6" calcext:value-type="float">
            <text:p>12.6</text:p>
          </table:table-cell>
          <table:table-cell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1.7" calcext:value-type="float">
            <text:p>11.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y</text:p>
          </table:table-cell>
          <table:table-cell office:value-type="float" office:value="3.5657" calcext:value-type="float">
            <text:p>3.57</text:p>
          </table:table-cell>
          <table:table-cell table:formula="of:=[.G7]*0.27777778" office:value-type="float" office:value="3.250000026" calcext:value-type="float">
            <text:p>3.25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June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office:value-type="float" office:value="11.1" calcext:value-type="float">
            <text:p>11.1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Jun</text:p>
          </table:table-cell>
          <table:table-cell office:value-type="float" office:value="2.94242" calcext:value-type="float">
            <text:p>2.94</text:p>
          </table:table-cell>
          <table:table-cell table:formula="of:=[.G8]*0.27777778" office:value-type="float" office:value="2.833333356" calcext:value-type="float">
            <text:p>2.83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July</text:p>
          </table:table-cell>
          <table:table-cell office:value-type="float" office:value="4.1" calcext:value-type="float">
            <text:p>4.1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.6</text:p>
          </table:table-cell>
          <table:table-cell office:value-type="float" office:value="13.4" calcext:value-type="float">
            <text:p>13.4</text:p>
          </table:table-cell>
          <table:table-cell office:value-type="float" office:value="14.7" calcext:value-type="float">
            <text:p>14.7</text:p>
          </table:table-cell>
          <table:table-cell office:value-type="float" office:value="10.7" calcext:value-type="float">
            <text:p>10.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Jul</text:p>
          </table:table-cell>
          <table:table-cell office:value-type="float" office:value="3.1543" calcext:value-type="float">
            <text:p>3.15</text:p>
          </table:table-cell>
          <table:table-cell table:formula="of:=[.G9]*0.27777778" office:value-type="float" office:value="2.972222246" calcext:value-type="float">
            <text:p>2.97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August</text:p>
          </table:table-cell>
          <table:table-cell office:value-type="float" office:value="6.7" calcext:value-type="float">
            <text:p>6.7</text:p>
          </table:table-cell>
          <table:table-cell office:value-type="float" office:value="12.9" calcext:value-type="float">
            <text:p>12.9</text:p>
          </table:table-cell>
          <table:table-cell office:value-type="float" office:value="15.4" calcext:value-type="float">
            <text:p>15.4</text:p>
          </table:table-cell>
          <table:table-cell office:value-type="float" office:value="16.8" calcext:value-type="float">
            <text:p>16.8</text:p>
          </table:table-cell>
          <table:table-cell office:value-type="float" office:value="18.1" calcext:value-type="float">
            <text:p>18.1</text:p>
          </table:table-cell>
          <table:table-cell office:value-type="float" office:value="14.2" calcext:value-type="float">
            <text:p>14.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Aug</text:p>
          </table:table-cell>
          <table:table-cell office:value-type="float" office:value="4.14683" calcext:value-type="float">
            <text:p>4.15</text:p>
          </table:table-cell>
          <table:table-cell table:formula="of:=[.G10]*0.27777778" office:value-type="float" office:value="3.944444476" calcext:value-type="float">
            <text:p>3.94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September</text:p>
          </table:table-cell>
          <table:table-cell office:value-type="float" office:value="6.2" calcext:value-type="float">
            <text:p>6.2</text:p>
          </table:table-cell>
          <table:table-cell office:value-type="float" office:value="15.9" calcext:value-type="float">
            <text:p>15.9</text:p>
          </table:table-cell>
          <table:table-cell office:value-type="float" office:value="19.6" calcext:value-type="float">
            <text:p>19.6</text:p>
          </table:table-cell>
          <table:table-cell office:value-type="float" office:value="22.3" calcext:value-type="float">
            <text:p>22.3</text:p>
          </table:table-cell>
          <table:table-cell office:value-type="float" office:value="24.4" calcext:value-type="float">
            <text:p>24.4</text:p>
          </table:table-cell>
          <table:table-cell office:value-type="float" office:value="18.2" calcext:value-type="float">
            <text:p>18.2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ep</text:p>
          </table:table-cell>
          <table:table-cell office:value-type="float" office:value="5.59726" calcext:value-type="float">
            <text:p>5.6</text:p>
          </table:table-cell>
          <table:table-cell table:formula="of:=[.G11]*0.27777778" office:value-type="float" office:value="5.055555596" calcext:value-type="float">
            <text:p>5.06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October</text:p>
          </table:table-cell>
          <table:table-cell office:value-type="float" office:value="6.7" calcext:value-type="float">
            <text:p>6.7</text:p>
          </table:table-cell>
          <table:table-cell office:value-type="float" office:value="17.1" calcext:value-type="float">
            <text:p>17.1</text:p>
          </table:table-cell>
          <table:table-cell office:value-type="float" office:value="23.6" calcext:value-type="float">
            <text:p>23.6</text:p>
          </table:table-cell>
          <table:table-cell office:value-type="float" office:value="26.3" calcext:value-type="float">
            <text:p>26.3</text:p>
          </table:table-cell>
          <table:table-cell office:value-type="float" office:value="28.7" calcext:value-type="float">
            <text:p>28.7</text:p>
          </table:table-cell>
          <table:table-cell office:value-type="float" office:value="21.2" calcext:value-type="float">
            <text:p>21.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Oct</text:p>
          </table:table-cell>
          <table:table-cell office:value-type="float" office:value="6.96774" calcext:value-type="float">
            <text:p>6.97</text:p>
          </table:table-cell>
          <table:table-cell table:formula="of:=[.G12]*0.27777778" office:value-type="float" office:value="5.888888936" calcext:value-type="float">
            <text:p>5.89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November</text:p>
          </table:table-cell>
          <table:table-cell office:value-type="float" office:value="6.2" calcext:value-type="float">
            <text:p>6.2</text:p>
          </table:table-cell>
          <table:table-cell office:value-type="float" office:value="16.7" calcext:value-type="float">
            <text:p>16.7</text:p>
          </table:table-cell>
          <table:table-cell office:value-type="float" office:value="24.5" calcext:value-type="float">
            <text:p>24.5</text:p>
          </table:table-cell>
          <table:table-cell office:value-type="float" office:value="29.5" calcext:value-type="float">
            <text:p>29.5</text:p>
          </table:table-cell>
          <table:table-cell office:value-type="float" office:value="32.1" calcext:value-type="float">
            <text:p>32.1</text:p>
          </table:table-cell>
          <table:table-cell office:value-type="float" office:value="22.5" calcext:value-type="float">
            <text:p>22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Nov</text:p>
          </table:table-cell>
          <table:table-cell office:value-type="float" office:value="7.86036" calcext:value-type="float">
            <text:p>7.86</text:p>
          </table:table-cell>
          <table:table-cell table:formula="of:=[.G13]*0.27777778" office:value-type="float" office:value="6.25000005" calcext:value-type="float">
            <text:p>6.25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7.6" calcext:value-type="float">
            <text:p>7.6</text:p>
          </table:table-cell>
          <table:table-cell office:value-type="float" office:value="20.6" calcext:value-type="float">
            <text:p>20.6</text:p>
          </table:table-cell>
          <table:table-cell office:value-type="float" office:value="27.5" calcext:value-type="float">
            <text:p>27.5</text:p>
          </table:table-cell>
          <table:table-cell office:value-type="float" office:value="31.4" calcext:value-type="float">
            <text:p>31.4</text:p>
          </table:table-cell>
          <table:table-cell office:value-type="float" office:value="33.6" calcext:value-type="float">
            <text:p>33.6</text:p>
          </table:table-cell>
          <table:table-cell office:value-type="float" office:value="25" calcext:value-type="float">
            <text:p>25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Dec</text:p>
          </table:table-cell>
          <table:table-cell office:value-type="float" office:value="8.21436" calcext:value-type="float">
            <text:p>8.21</text:p>
          </table:table-cell>
          <table:table-cell table:formula="of:=[.G14]*0.27777778" office:value-type="float" office:value="6.9444445" calcext:value-type="float">
            <text:p>6.94</text:p>
          </table:table-cell>
          <table:table-cell table:number-columns-repeated="245"/>
        </table:table-row>
        <table:table-row table:style-name="ro2">
          <table:table-cell table:style-name="Default">
            <draw:frame table:end-cell-address="Sheet3.J42" table:end-x="0.05cm" table:end-y="0.23cm" draw:z-index="0" draw:style-name="gr1" svg:width="20.449cm" svg:height="12.106cm" svg:x="0cm" svg:y="0.443cm">
              <draw:object draw:notify-on-update-of-ranges="Sheet3.I3:Sheet3.I14 Sheet3.J3:Sheet3.J14 Sheet3.K3:Sheet3.K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8"/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adornments="Regular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en" style:country-asian="US" style:font-name-complex="DejaVu San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5:55:30.577885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1-17T21:46:20</meta:creation-date>
    <dc:date>2015-06-21T05:57:30.673017943</dc:date>
    <dc:language>en-US</dc:language>
    <meta:editing-cycles>10</meta:editing-cycles>
    <meta:editing-duration>P0D</meta:editing-duration>
    <meta:document-statistic meta:table-count="3" meta:cell-count="1357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5pt" style:font-family-asian="'DejaVu LGC Sans'" style:font-family-generic-asian="system" style:font-pitch-asian="variable" style:font-size-asian="25pt" style:font-family-complex="'DejaVu LGC Sans'" style:font-family-generic-complex="system" style:font-pitch-complex="variable" style:font-size-complex="2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3999996185303pt" style:font-family-asian="'DejaVu LGC Sans'" style:font-family-generic-asian="system" style:font-pitch-asian="variable" style:font-size-asian="13.3999996185303pt" style:font-family-complex="'DejaVu LGC Sans'" style:font-family-generic-complex="system" style:font-pitch-complex="variable" style:font-size-complex="13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7.2999992370605pt" style:font-family-asian="'DejaVu LGC Sans'" style:font-family-generic-asian="system" style:font-pitch-asian="variable" style:font-size-asian="17.2999992370605pt" style:font-family-complex="'DejaVu LGC Sans'" style:font-family-generic-complex="system" style:font-pitch-complex="variable" style:font-size-complex="17.299999237060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3999996185303pt" style:font-family-asian="'DejaVu LGC Sans'" style:font-family-generic-asian="system" style:font-pitch-asian="variable" style:font-size-asian="13.3999996185303pt" style:font-family-complex="'DejaVu LGC Sans'" style:font-family-generic-complex="system" style:font-pitch-complex="variable" style:font-size-complex="13.3999996185303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00" draw:fill-color="#993366"/>
      <style:text-properties fo:font-family="'Nimbus Sans L'" style:font-family-generic="swiss" style:font-pitch="variable" fo:font-size="11.5pt" style:font-family-asian="'DejaVu LGC Sans'" style:font-family-generic-asian="system" style:font-pitch-asian="variable" style:font-size-asian="11.5pt" style:font-family-complex="'DejaVu LGC Sans'" style:font-family-generic-complex="system" style:font-pitch-complex="variable" style:font-size-complex="11.5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ffcc"/>
      <style:text-properties fo:font-family="'Nimbus Sans L'" style:font-family-generic="swiss" style:font-pitch="variable" fo:font-size="11.5pt" style:font-family-asian="'DejaVu LGC Sans'" style:font-family-generic-asian="system" style:font-pitch-asian="variable" style:font-size-asian="11.5pt" style:font-family-complex="'DejaVu LGC Sans'" style:font-family-generic-complex="system" style:font-pitch-complex="variable" style:font-size-complex="11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ccffff"/>
      <style:text-properties fo:font-family="'Nimbus Sans L'" style:font-family-generic="swiss" style:font-pitch="variable" fo:font-size="11.5pt" style:font-family-asian="'DejaVu LGC Sans'" style:font-family-generic-asian="system" style:font-pitch-asian="variable" style:font-size-asian="11.5pt" style:font-family-complex="'DejaVu LGC Sans'" style:font-family-generic-complex="system" style:font-pitch-complex="variable" style:font-size-complex="11.5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_32__20_Dots_20_1_20_Dash" svg:stroke-width="0cm" svg:stroke-color="#000000" draw:fill-color="#660066"/>
      <style:text-properties fo:font-family="'Nimbus Sans L'" style:font-family-generic="swiss" style:font-pitch="variable" fo:font-size="11.5pt" style:font-family-asian="'DejaVu LGC Sans'" style:font-family-generic-asian="system" style:font-pitch-asian="variable" style:font-size-asian="11.5pt" style:font-family-complex="'DejaVu LGC Sans'" style:font-family-generic-complex="system" style:font-pitch-complex="variable" style:font-size-complex="11.5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20.559cm" svg:height="13.468cm" chart:class="chart:scatter" chart:style-name="ch1">
        <chart:title svg:x="4.38cm" svg:y="0.267cm" chart:style-name="ch2">
          <text:p>Daily Solar Energy vs Latitude</text:p>
        </chart:title>
        <chart:plot-area chart:style-name="ch3" table:cell-range-address="Sheet1.$A$3:.$E$122" chart:table-number-list="1" svg:x="0.41cm" svg:y="2.108cm" svg:width="19.739cm" svg:height="11.092cm">
          <chart:axis chart:dimension="x" chart:name="primary-x" chart:style-name="ch4">
            <chart:title svg:x="9.15cm" svg:y="12.289cm" chart:style-name="ch5">
              <text:p>Latitude degrees</text:p>
            </chart:title>
            <chart:categories table:cell-range-address="local-table.A2:.A121"/>
          </chart:axis>
          <chart:axis chart:dimension="y" chart:name="primary-y" chart:style-name="ch6">
            <chart:title svg:x="0.41cm" svg:y="7.939cm" chart:style-name="ch5">
              <text:p>kWH/m^2</text:p>
            </chart:title>
            <chart:grid chart:class="major"/>
          </chart:axis>
          <chart:series chart:style-name="ch7">
            <chart:domain/>
            <chart:data-point chart:repeated="120"/>
          </chart:series>
          <chart:series chart:style-name="ch8">
            <chart:data-point chart:repeated="120"/>
          </chart:series>
          <chart:series chart:style-name="ch9">
            <chart:data-point chart:repeated="120"/>
          </chart:series>
          <chart:series chart:style-name="ch10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-60">
                <text:p>-60</text:p>
              </table:table-cell>
              <table:table-cell office:value-type="float" office:value="18.494">
                <text:p>18.494</text:p>
              </table:table-cell>
              <table:table-cell office:value-type="float" office:value="10.8316">
                <text:p>10.8316</text:p>
              </table:table-cell>
              <table:table-cell office:value-type="float" office:value="6.99459">
                <text:p>6.99459</text:p>
              </table:table-cell>
              <table:table-cell office:value-type="float" office:value="6.56561">
                <text:p>6.5656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59">
                <text:p>-59</text:p>
              </table:table-cell>
              <table:table-cell office:value-type="float" office:value="18.1618">
                <text:p>18.1618</text:p>
              </table:table-cell>
              <table:table-cell office:value-type="float" office:value="10.7902">
                <text:p>10.7902</text:p>
              </table:table-cell>
              <table:table-cell office:value-type="float" office:value="7.02341">
                <text:p>7.02341</text:p>
              </table:table-cell>
              <table:table-cell office:value-type="float" office:value="6.62523">
                <text:p>6.6252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58">
                <text:p>-58</text:p>
              </table:table-cell>
              <table:table-cell office:value-type="float" office:value="17.8616">
                <text:p>17.8616</text:p>
              </table:table-cell>
              <table:table-cell office:value-type="float" office:value="10.7513">
                <text:p>10.7513</text:p>
              </table:table-cell>
              <table:table-cell office:value-type="float" office:value="7.05067">
                <text:p>7.05067</text:p>
              </table:table-cell>
              <table:table-cell office:value-type="float" office:value="6.68338">
                <text:p>6.6833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-57">
                <text:p>-57</text:p>
              </table:table-cell>
              <table:table-cell office:value-type="float" office:value="17.5879">
                <text:p>17.5879</text:p>
              </table:table-cell>
              <table:table-cell office:value-type="float" office:value="10.7144">
                <text:p>10.7144</text:p>
              </table:table-cell>
              <table:table-cell office:value-type="float" office:value="7.07643">
                <text:p>7.07643</text:p>
              </table:table-cell>
              <table:table-cell office:value-type="float" office:value="6.7399">
                <text:p>6.739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-56">
                <text:p>-56</text:p>
              </table:table-cell>
              <table:table-cell office:value-type="float" office:value="17.3364">
                <text:p>17.3364</text:p>
              </table:table-cell>
              <table:table-cell office:value-type="float" office:value="10.6792">
                <text:p>10.6792</text:p>
              </table:table-cell>
              <table:table-cell office:value-type="float" office:value="7.10071">
                <text:p>7.10071</text:p>
              </table:table-cell>
              <table:table-cell office:value-type="float" office:value="6.79465">
                <text:p>6.7946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-55">
                <text:p>-55</text:p>
              </table:table-cell>
              <table:table-cell office:value-type="float" office:value="17.1039">
                <text:p>17.1039</text:p>
              </table:table-cell>
              <table:table-cell office:value-type="float" office:value="10.6453">
                <text:p>10.6453</text:p>
              </table:table-cell>
              <table:table-cell office:value-type="float" office:value="7.12356">
                <text:p>7.12356</text:p>
              </table:table-cell>
              <table:table-cell office:value-type="float" office:value="6.84752">
                <text:p>6.8475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-54">
                <text:p>-54</text:p>
              </table:table-cell>
              <table:table-cell office:value-type="float" office:value="16.8878">
                <text:p>16.8878</text:p>
              </table:table-cell>
              <table:table-cell office:value-type="float" office:value="10.6125">
                <text:p>10.6125</text:p>
              </table:table-cell>
              <table:table-cell office:value-type="float" office:value="7.14501">
                <text:p>7.14501</text:p>
              </table:table-cell>
              <table:table-cell office:value-type="float" office:value="6.8984">
                <text:p>6.898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-53">
                <text:p>-53</text:p>
              </table:table-cell>
              <table:table-cell office:value-type="float" office:value="16.6859">
                <text:p>16.6859</text:p>
              </table:table-cell>
              <table:table-cell office:value-type="float" office:value="10.5805">
                <text:p>10.5805</text:p>
              </table:table-cell>
              <table:table-cell office:value-type="float" office:value="7.1651">
                <text:p>7.1651</text:p>
              </table:table-cell>
              <table:table-cell office:value-type="float" office:value="6.94721">
                <text:p>6.9472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-52">
                <text:p>-52</text:p>
              </table:table-cell>
              <table:table-cell office:value-type="float" office:value="16.4967">
                <text:p>16.4967</text:p>
              </table:table-cell>
              <table:table-cell office:value-type="float" office:value="10.5493">
                <text:p>10.5493</text:p>
              </table:table-cell>
              <table:table-cell office:value-type="float" office:value="7.18385">
                <text:p>7.18385</text:p>
              </table:table-cell>
              <table:table-cell office:value-type="float" office:value="6.99385">
                <text:p>6.9938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-51">
                <text:p>-51</text:p>
              </table:table-cell>
              <table:table-cell office:value-type="float" office:value="16.3186">
                <text:p>16.3186</text:p>
              </table:table-cell>
              <table:table-cell office:value-type="float" office:value="10.5185">
                <text:p>10.5185</text:p>
              </table:table-cell>
              <table:table-cell office:value-type="float" office:value="7.20128">
                <text:p>7.20128</text:p>
              </table:table-cell>
              <table:table-cell office:value-type="float" office:value="7.03825">
                <text:p>7.0382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-50">
                <text:p>-50</text:p>
              </table:table-cell>
              <table:table-cell office:value-type="float" office:value="16.1504">
                <text:p>16.1504</text:p>
              </table:table-cell>
              <table:table-cell office:value-type="float" office:value="10.4881">
                <text:p>10.4881</text:p>
              </table:table-cell>
              <table:table-cell office:value-type="float" office:value="7.21744">
                <text:p>7.21744</text:p>
              </table:table-cell>
              <table:table-cell office:value-type="float" office:value="7.08035">
                <text:p>7.0803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-49">
                <text:p>-49</text:p>
              </table:table-cell>
              <table:table-cell office:value-type="float" office:value="15.9912">
                <text:p>15.9912</text:p>
              </table:table-cell>
              <table:table-cell office:value-type="float" office:value="10.458">
                <text:p>10.458</text:p>
              </table:table-cell>
              <table:table-cell office:value-type="float" office:value="7.23234">
                <text:p>7.23234</text:p>
              </table:table-cell>
              <table:table-cell office:value-type="float" office:value="7.12008">
                <text:p>7.12008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-48">
                <text:p>-48</text:p>
              </table:table-cell>
              <table:table-cell office:value-type="float" office:value="15.84">
                <text:p>15.84</text:p>
              </table:table-cell>
              <table:table-cell office:value-type="float" office:value="10.4279">
                <text:p>10.4279</text:p>
              </table:table-cell>
              <table:table-cell office:value-type="float" office:value="7.246">
                <text:p>7.246</text:p>
              </table:table-cell>
              <table:table-cell office:value-type="float" office:value="7.15738">
                <text:p>7.1573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-47">
                <text:p>-47</text:p>
              </table:table-cell>
              <table:table-cell office:value-type="float" office:value="15.6961">
                <text:p>15.6961</text:p>
              </table:table-cell>
              <table:table-cell office:value-type="float" office:value="10.3979">
                <text:p>10.3979</text:p>
              </table:table-cell>
              <table:table-cell office:value-type="float" office:value="7.25845">
                <text:p>7.25845</text:p>
              </table:table-cell>
              <table:table-cell office:value-type="float" office:value="7.19222">
                <text:p>7.1922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-46">
                <text:p>-46</text:p>
              </table:table-cell>
              <table:table-cell office:value-type="float" office:value="15.5589">
                <text:p>15.5589</text:p>
              </table:table-cell>
              <table:table-cell office:value-type="float" office:value="10.3678">
                <text:p>10.3678</text:p>
              </table:table-cell>
              <table:table-cell office:value-type="float" office:value="7.2697">
                <text:p>7.2697</text:p>
              </table:table-cell>
              <table:table-cell office:value-type="float" office:value="7.22453">
                <text:p>7.22453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-45">
                <text:p>-45</text:p>
              </table:table-cell>
              <table:table-cell office:value-type="float" office:value="15.4277">
                <text:p>15.4277</text:p>
              </table:table-cell>
              <table:table-cell office:value-type="float" office:value="10.3376">
                <text:p>10.3376</text:p>
              </table:table-cell>
              <table:table-cell office:value-type="float" office:value="7.27978">
                <text:p>7.27978</text:p>
              </table:table-cell>
              <table:table-cell office:value-type="float" office:value="7.25428">
                <text:p>7.25428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-44">
                <text:p>-44</text:p>
              </table:table-cell>
              <table:table-cell office:value-type="float" office:value="15.302">
                <text:p>15.302</text:p>
              </table:table-cell>
              <table:table-cell office:value-type="float" office:value="10.3072">
                <text:p>10.3072</text:p>
              </table:table-cell>
              <table:table-cell office:value-type="float" office:value="7.28869">
                <text:p>7.28869</text:p>
              </table:table-cell>
              <table:table-cell office:value-type="float" office:value="7.28144">
                <text:p>7.2814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-43">
                <text:p>-43</text:p>
              </table:table-cell>
              <table:table-cell office:value-type="float" office:value="15.1813">
                <text:p>15.1813</text:p>
              </table:table-cell>
              <table:table-cell office:value-type="float" office:value="10.2765">
                <text:p>10.2765</text:p>
              </table:table-cell>
              <table:table-cell office:value-type="float" office:value="7.29646">
                <text:p>7.29646</text:p>
              </table:table-cell>
              <table:table-cell office:value-type="float" office:value="7.30597">
                <text:p>7.3059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-42">
                <text:p>-42</text:p>
              </table:table-cell>
              <table:table-cell office:value-type="float" office:value="15.0654">
                <text:p>15.0654</text:p>
              </table:table-cell>
              <table:table-cell office:value-type="float" office:value="10.2454">
                <text:p>10.2454</text:p>
              </table:table-cell>
              <table:table-cell office:value-type="float" office:value="7.30309">
                <text:p>7.30309</text:p>
              </table:table-cell>
              <table:table-cell office:value-type="float" office:value="7.32784">
                <text:p>7.32784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-41">
                <text:p>-41</text:p>
              </table:table-cell>
              <table:table-cell office:value-type="float" office:value="14.9537">
                <text:p>14.9537</text:p>
              </table:table-cell>
              <table:table-cell office:value-type="float" office:value="10.214">
                <text:p>10.214</text:p>
              </table:table-cell>
              <table:table-cell office:value-type="float" office:value="7.3086">
                <text:p>7.3086</text:p>
              </table:table-cell>
              <table:table-cell office:value-type="float" office:value="7.34703">
                <text:p>7.3470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-40">
                <text:p>-40</text:p>
              </table:table-cell>
              <table:table-cell office:value-type="float" office:value="14.846">
                <text:p>14.846</text:p>
              </table:table-cell>
              <table:table-cell office:value-type="float" office:value="10.1822">
                <text:p>10.1822</text:p>
              </table:table-cell>
              <table:table-cell office:value-type="float" office:value="7.31301">
                <text:p>7.31301</text:p>
              </table:table-cell>
              <table:table-cell office:value-type="float" office:value="7.3635">
                <text:p>7.363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-39">
                <text:p>-39</text:p>
              </table:table-cell>
              <table:table-cell office:value-type="float" office:value="14.742">
                <text:p>14.742</text:p>
              </table:table-cell>
              <table:table-cell office:value-type="float" office:value="10.1499">
                <text:p>10.1499</text:p>
              </table:table-cell>
              <table:table-cell office:value-type="float" office:value="7.31632">
                <text:p>7.31632</text:p>
              </table:table-cell>
              <table:table-cell office:value-type="float" office:value="7.37725">
                <text:p>7.3772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-38">
                <text:p>-38</text:p>
              </table:table-cell>
              <table:table-cell office:value-type="float" office:value="14.6413">
                <text:p>14.6413</text:p>
              </table:table-cell>
              <table:table-cell office:value-type="float" office:value="10.1171">
                <text:p>10.1171</text:p>
              </table:table-cell>
              <table:table-cell office:value-type="float" office:value="7.31854">
                <text:p>7.31854</text:p>
              </table:table-cell>
              <table:table-cell office:value-type="float" office:value="7.38824">
                <text:p>7.3882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-37">
                <text:p>-37</text:p>
              </table:table-cell>
              <table:table-cell office:value-type="float" office:value="14.5439">
                <text:p>14.5439</text:p>
              </table:table-cell>
              <table:table-cell office:value-type="float" office:value="10.0838">
                <text:p>10.0838</text:p>
              </table:table-cell>
              <table:table-cell office:value-type="float" office:value="7.31969">
                <text:p>7.31969</text:p>
              </table:table-cell>
              <table:table-cell office:value-type="float" office:value="7.39648">
                <text:p>7.39648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-36">
                <text:p>-36</text:p>
              </table:table-cell>
              <table:table-cell office:value-type="float" office:value="14.4494">
                <text:p>14.4494</text:p>
              </table:table-cell>
              <table:table-cell office:value-type="float" office:value="10.0499">
                <text:p>10.0499</text:p>
              </table:table-cell>
              <table:table-cell office:value-type="float" office:value="7.31976">
                <text:p>7.31976</text:p>
              </table:table-cell>
              <table:table-cell office:value-type="float" office:value="7.40193">
                <text:p>7.4019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-35">
                <text:p>-35</text:p>
              </table:table-cell>
              <table:table-cell office:value-type="float" office:value="14.3576">
                <text:p>14.3576</text:p>
              </table:table-cell>
              <table:table-cell office:value-type="float" office:value="10.0154">
                <text:p>10.0154</text:p>
              </table:table-cell>
              <table:table-cell office:value-type="float" office:value="7.31877">
                <text:p>7.31877</text:p>
              </table:table-cell>
              <table:table-cell office:value-type="float" office:value="7.4046">
                <text:p>7.404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-34">
                <text:p>-34</text:p>
              </table:table-cell>
              <table:table-cell office:value-type="float" office:value="14.2684">
                <text:p>14.2684</text:p>
              </table:table-cell>
              <table:table-cell office:value-type="float" office:value="9.98023">
                <text:p>9.98023</text:p>
              </table:table-cell>
              <table:table-cell office:value-type="float" office:value="7.31673">
                <text:p>7.31673</text:p>
              </table:table-cell>
              <table:table-cell office:value-type="float" office:value="7.40448">
                <text:p>7.4044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-33">
                <text:p>-33</text:p>
              </table:table-cell>
              <table:table-cell office:value-type="float" office:value="14.1815">
                <text:p>14.1815</text:p>
              </table:table-cell>
              <table:table-cell office:value-type="float" office:value="9.94444">
                <text:p>9.94444</text:p>
              </table:table-cell>
              <table:table-cell office:value-type="float" office:value="7.31364">
                <text:p>7.31364</text:p>
              </table:table-cell>
              <table:table-cell office:value-type="float" office:value="7.40155">
                <text:p>7.40155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-32">
                <text:p>-32</text:p>
              </table:table-cell>
              <table:table-cell office:value-type="float" office:value="14.0969">
                <text:p>14.0969</text:p>
              </table:table-cell>
              <table:table-cell office:value-type="float" office:value="9.90797">
                <text:p>9.90797</text:p>
              </table:table-cell>
              <table:table-cell office:value-type="float" office:value="7.3095">
                <text:p>7.3095</text:p>
              </table:table-cell>
              <table:table-cell office:value-type="float" office:value="7.39581">
                <text:p>7.3958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-31">
                <text:p>-31</text:p>
              </table:table-cell>
              <table:table-cell office:value-type="float" office:value="14.0144">
                <text:p>14.0144</text:p>
              </table:table-cell>
              <table:table-cell office:value-type="float" office:value="9.87079">
                <text:p>9.87079</text:p>
              </table:table-cell>
              <table:table-cell office:value-type="float" office:value="7.30433">
                <text:p>7.30433</text:p>
              </table:table-cell>
              <table:table-cell office:value-type="float" office:value="7.38726">
                <text:p>7.38726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-30">
                <text:p>-30</text:p>
              </table:table-cell>
              <table:table-cell office:value-type="float" office:value="13.9338">
                <text:p>13.9338</text:p>
              </table:table-cell>
              <table:table-cell office:value-type="float" office:value="9.83289">
                <text:p>9.83289</text:p>
              </table:table-cell>
              <table:table-cell office:value-type="float" office:value="7.29813">
                <text:p>7.29813</text:p>
              </table:table-cell>
              <table:table-cell office:value-type="float" office:value="7.37591">
                <text:p>7.3759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-29">
                <text:p>-29</text:p>
              </table:table-cell>
              <table:table-cell office:value-type="float" office:value="13.855">
                <text:p>13.855</text:p>
              </table:table-cell>
              <table:table-cell office:value-type="float" office:value="9.79423">
                <text:p>9.79423</text:p>
              </table:table-cell>
              <table:table-cell office:value-type="float" office:value="7.2909">
                <text:p>7.2909</text:p>
              </table:table-cell>
              <table:table-cell office:value-type="float" office:value="7.36174">
                <text:p>7.36174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-28">
                <text:p>-28</text:p>
              </table:table-cell>
              <table:table-cell office:value-type="float" office:value="13.778">
                <text:p>13.778</text:p>
              </table:table-cell>
              <table:table-cell office:value-type="float" office:value="9.75481">
                <text:p>9.75481</text:p>
              </table:table-cell>
              <table:table-cell office:value-type="float" office:value="7.28265">
                <text:p>7.28265</text:p>
              </table:table-cell>
              <table:table-cell office:value-type="float" office:value="7.34477">
                <text:p>7.34477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-27">
                <text:p>-27</text:p>
              </table:table-cell>
              <table:table-cell office:value-type="float" office:value="13.7025">
                <text:p>13.7025</text:p>
              </table:table-cell>
              <table:table-cell office:value-type="float" office:value="9.71459">
                <text:p>9.71459</text:p>
              </table:table-cell>
              <table:table-cell office:value-type="float" office:value="7.27338">
                <text:p>7.27338</text:p>
              </table:table-cell>
              <table:table-cell office:value-type="float" office:value="7.32499">
                <text:p>7.3249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-26">
                <text:p>-26</text:p>
              </table:table-cell>
              <table:table-cell office:value-type="float" office:value="13.6286">
                <text:p>13.6286</text:p>
              </table:table-cell>
              <table:table-cell office:value-type="float" office:value="9.67356">
                <text:p>9.67356</text:p>
              </table:table-cell>
              <table:table-cell office:value-type="float" office:value="7.2631">
                <text:p>7.2631</text:p>
              </table:table-cell>
              <table:table-cell office:value-type="float" office:value="7.30242">
                <text:p>7.3024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-25">
                <text:p>-25</text:p>
              </table:table-cell>
              <table:table-cell office:value-type="float" office:value="13.556">
                <text:p>13.556</text:p>
              </table:table-cell>
              <table:table-cell office:value-type="float" office:value="9.6317">
                <text:p>9.6317</text:p>
              </table:table-cell>
              <table:table-cell office:value-type="float" office:value="7.2518">
                <text:p>7.2518</text:p>
              </table:table-cell>
              <table:table-cell office:value-type="float" office:value="7.27707">
                <text:p>7.27707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-24">
                <text:p>-24</text:p>
              </table:table-cell>
              <table:table-cell office:value-type="float" office:value="13.4847">
                <text:p>13.4847</text:p>
              </table:table-cell>
              <table:table-cell office:value-type="float" office:value="9.58899">
                <text:p>9.58899</text:p>
              </table:table-cell>
              <table:table-cell office:value-type="float" office:value="7.23949">
                <text:p>7.23949</text:p>
              </table:table-cell>
              <table:table-cell office:value-type="float" office:value="7.24894">
                <text:p>7.2489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-23">
                <text:p>-23</text:p>
              </table:table-cell>
              <table:table-cell office:value-type="float" office:value="13.4147">
                <text:p>13.4147</text:p>
              </table:table-cell>
              <table:table-cell office:value-type="float" office:value="9.5454">
                <text:p>9.5454</text:p>
              </table:table-cell>
              <table:table-cell office:value-type="float" office:value="7.22617">
                <text:p>7.22617</text:p>
              </table:table-cell>
              <table:table-cell office:value-type="float" office:value="7.21804">
                <text:p>7.2180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-22">
                <text:p>-22</text:p>
              </table:table-cell>
              <table:table-cell office:value-type="float" office:value="13.3458">
                <text:p>13.3458</text:p>
              </table:table-cell>
              <table:table-cell office:value-type="float" office:value="9.50093">
                <text:p>9.50093</text:p>
              </table:table-cell>
              <table:table-cell office:value-type="float" office:value="7.21183">
                <text:p>7.21183</text:p>
              </table:table-cell>
              <table:table-cell office:value-type="float" office:value="7.18439">
                <text:p>7.1843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-21">
                <text:p>-21</text:p>
              </table:table-cell>
              <table:table-cell office:value-type="float" office:value="13.278">
                <text:p>13.278</text:p>
              </table:table-cell>
              <table:table-cell office:value-type="float" office:value="9.45554">
                <text:p>9.45554</text:p>
              </table:table-cell>
              <table:table-cell office:value-type="float" office:value="7.19648">
                <text:p>7.19648</text:p>
              </table:table-cell>
              <table:table-cell office:value-type="float" office:value="7.14801">
                <text:p>7.14801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-20">
                <text:p>-20</text:p>
              </table:table-cell>
              <table:table-cell office:value-type="float" office:value="13.2112">
                <text:p>13.2112</text:p>
              </table:table-cell>
              <table:table-cell office:value-type="float" office:value="9.40923">
                <text:p>9.40923</text:p>
              </table:table-cell>
              <table:table-cell office:value-type="float" office:value="7.18011">
                <text:p>7.18011</text:p>
              </table:table-cell>
              <table:table-cell office:value-type="float" office:value="7.10891">
                <text:p>7.1089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-19">
                <text:p>-19</text:p>
              </table:table-cell>
              <table:table-cell office:value-type="float" office:value="13.1453">
                <text:p>13.1453</text:p>
              </table:table-cell>
              <table:table-cell office:value-type="float" office:value="9.36197">
                <text:p>9.36197</text:p>
              </table:table-cell>
              <table:table-cell office:value-type="float" office:value="7.16271">
                <text:p>7.16271</text:p>
              </table:table-cell>
              <table:table-cell office:value-type="float" office:value="7.0671">
                <text:p>7.0671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-18">
                <text:p>-18</text:p>
              </table:table-cell>
              <table:table-cell office:value-type="float" office:value="13.0803">
                <text:p>13.0803</text:p>
              </table:table-cell>
              <table:table-cell office:value-type="float" office:value="9.31374">
                <text:p>9.31374</text:p>
              </table:table-cell>
              <table:table-cell office:value-type="float" office:value="7.14429">
                <text:p>7.14429</text:p>
              </table:table-cell>
              <table:table-cell office:value-type="float" office:value="7.02261">
                <text:p>7.0226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-17">
                <text:p>-17</text:p>
              </table:table-cell>
              <table:table-cell office:value-type="float" office:value="13.0161">
                <text:p>13.0161</text:p>
              </table:table-cell>
              <table:table-cell office:value-type="float" office:value="9.26453">
                <text:p>9.26453</text:p>
              </table:table-cell>
              <table:table-cell office:value-type="float" office:value="7.12482">
                <text:p>7.12482</text:p>
              </table:table-cell>
              <table:table-cell office:value-type="float" office:value="6.97546">
                <text:p>6.9754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-16">
                <text:p>-16</text:p>
              </table:table-cell>
              <table:table-cell office:value-type="float" office:value="12.9527">
                <text:p>12.9527</text:p>
              </table:table-cell>
              <table:table-cell office:value-type="float" office:value="9.2143">
                <text:p>9.2143</text:p>
              </table:table-cell>
              <table:table-cell office:value-type="float" office:value="7.10432">
                <text:p>7.10432</text:p>
              </table:table-cell>
              <table:table-cell office:value-type="float" office:value="6.92567">
                <text:p>6.9256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-15">
                <text:p>-15</text:p>
              </table:table-cell>
              <table:table-cell office:value-type="float" office:value="12.8899">
                <text:p>12.8899</text:p>
              </table:table-cell>
              <table:table-cell office:value-type="float" office:value="9.16305">
                <text:p>9.16305</text:p>
              </table:table-cell>
              <table:table-cell office:value-type="float" office:value="7.08276">
                <text:p>7.08276</text:p>
              </table:table-cell>
              <table:table-cell office:value-type="float" office:value="6.87327">
                <text:p>6.87327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-14">
                <text:p>-14</text:p>
              </table:table-cell>
              <table:table-cell office:value-type="float" office:value="12.8278">
                <text:p>12.8278</text:p>
              </table:table-cell>
              <table:table-cell office:value-type="float" office:value="9.11075">
                <text:p>9.11075</text:p>
              </table:table-cell>
              <table:table-cell office:value-type="float" office:value="7.06013">
                <text:p>7.06013</text:p>
              </table:table-cell>
              <table:table-cell office:value-type="float" office:value="6.81828">
                <text:p>6.8182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-13">
                <text:p>-13</text:p>
              </table:table-cell>
              <table:table-cell office:value-type="float" office:value="12.7663">
                <text:p>12.7663</text:p>
              </table:table-cell>
              <table:table-cell office:value-type="float" office:value="9.05738">
                <text:p>9.05738</text:p>
              </table:table-cell>
              <table:table-cell office:value-type="float" office:value="7.03643">
                <text:p>7.03643</text:p>
              </table:table-cell>
              <table:table-cell office:value-type="float" office:value="6.76072">
                <text:p>6.76072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-12">
                <text:p>-12</text:p>
              </table:table-cell>
              <table:table-cell office:value-type="float" office:value="12.7054">
                <text:p>12.7054</text:p>
              </table:table-cell>
              <table:table-cell office:value-type="float" office:value="9.00292">
                <text:p>9.00292</text:p>
              </table:table-cell>
              <table:table-cell office:value-type="float" office:value="7.01165">
                <text:p>7.01165</text:p>
              </table:table-cell>
              <table:table-cell office:value-type="float" office:value="6.70063">
                <text:p>6.70063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-11">
                <text:p>-11</text:p>
              </table:table-cell>
              <table:table-cell office:value-type="float" office:value="12.6449">
                <text:p>12.6449</text:p>
              </table:table-cell>
              <table:table-cell office:value-type="float" office:value="8.94735">
                <text:p>8.94735</text:p>
              </table:table-cell>
              <table:table-cell office:value-type="float" office:value="6.98576">
                <text:p>6.98576</text:p>
              </table:table-cell>
              <table:table-cell office:value-type="float" office:value="6.63804">
                <text:p>6.63804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-10">
                <text:p>-10</text:p>
              </table:table-cell>
              <table:table-cell office:value-type="float" office:value="12.5849">
                <text:p>12.5849</text:p>
              </table:table-cell>
              <table:table-cell office:value-type="float" office:value="8.89063">
                <text:p>8.89063</text:p>
              </table:table-cell>
              <table:table-cell office:value-type="float" office:value="6.95876">
                <text:p>6.95876</text:p>
              </table:table-cell>
              <table:table-cell office:value-type="float" office:value="6.57298">
                <text:p>6.57298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-9">
                <text:p>-9</text:p>
              </table:table-cell>
              <table:table-cell office:value-type="float" office:value="12.5253">
                <text:p>12.5253</text:p>
              </table:table-cell>
              <table:table-cell office:value-type="float" office:value="8.83276">
                <text:p>8.83276</text:p>
              </table:table-cell>
              <table:table-cell office:value-type="float" office:value="6.93062">
                <text:p>6.93062</text:p>
              </table:table-cell>
              <table:table-cell office:value-type="float" office:value="6.50548">
                <text:p>6.50548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-8">
                <text:p>-8</text:p>
              </table:table-cell>
              <table:table-cell office:value-type="float" office:value="12.466">
                <text:p>12.466</text:p>
              </table:table-cell>
              <table:table-cell office:value-type="float" office:value="8.7737">
                <text:p>8.7737</text:p>
              </table:table-cell>
              <table:table-cell office:value-type="float" office:value="6.90134">
                <text:p>6.90134</text:p>
              </table:table-cell>
              <table:table-cell office:value-type="float" office:value="6.43558">
                <text:p>6.4355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-7">
                <text:p>-7</text:p>
              </table:table-cell>
              <table:table-cell office:value-type="float" office:value="12.4071">
                <text:p>12.4071</text:p>
              </table:table-cell>
              <table:table-cell office:value-type="float" office:value="8.71343">
                <text:p>8.71343</text:p>
              </table:table-cell>
              <table:table-cell office:value-type="float" office:value="6.87089">
                <text:p>6.87089</text:p>
              </table:table-cell>
              <table:table-cell office:value-type="float" office:value="6.36331">
                <text:p>6.3633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-6">
                <text:p>-6</text:p>
              </table:table-cell>
              <table:table-cell office:value-type="float" office:value="12.3484">
                <text:p>12.3484</text:p>
              </table:table-cell>
              <table:table-cell office:value-type="float" office:value="8.65193">
                <text:p>8.65193</text:p>
              </table:table-cell>
              <table:table-cell office:value-type="float" office:value="6.83925">
                <text:p>6.83925</text:p>
              </table:table-cell>
              <table:table-cell office:value-type="float" office:value="6.28871">
                <text:p>6.28871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-5">
                <text:p>-5</text:p>
              </table:table-cell>
              <table:table-cell office:value-type="float" office:value="12.29">
                <text:p>12.29</text:p>
              </table:table-cell>
              <table:table-cell office:value-type="float" office:value="8.58916">
                <text:p>8.58916</text:p>
              </table:table-cell>
              <table:table-cell office:value-type="float" office:value="6.80641">
                <text:p>6.80641</text:p>
              </table:table-cell>
              <table:table-cell office:value-type="float" office:value="6.21183">
                <text:p>6.21183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-4">
                <text:p>-4</text:p>
              </table:table-cell>
              <table:table-cell office:value-type="float" office:value="12.2318">
                <text:p>12.2318</text:p>
              </table:table-cell>
              <table:table-cell office:value-type="float" office:value="8.5251">
                <text:p>8.5251</text:p>
              </table:table-cell>
              <table:table-cell office:value-type="float" office:value="6.77234">
                <text:p>6.77234</text:p>
              </table:table-cell>
              <table:table-cell office:value-type="float" office:value="6.13269">
                <text:p>6.1326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-3">
                <text:p>-3</text:p>
              </table:table-cell>
              <table:table-cell office:value-type="float" office:value="12.1737">
                <text:p>12.1737</text:p>
              </table:table-cell>
              <table:table-cell office:value-type="float" office:value="8.45973">
                <text:p>8.45973</text:p>
              </table:table-cell>
              <table:table-cell office:value-type="float" office:value="6.73702">
                <text:p>6.73702</text:p>
              </table:table-cell>
              <table:table-cell office:value-type="float" office:value="6.05135">
                <text:p>6.0513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-2">
                <text:p>-2</text:p>
              </table:table-cell>
              <table:table-cell office:value-type="float" office:value="12.1157">
                <text:p>12.1157</text:p>
              </table:table-cell>
              <table:table-cell office:value-type="float" office:value="8.39301">
                <text:p>8.39301</text:p>
              </table:table-cell>
              <table:table-cell office:value-type="float" office:value="6.70042">
                <text:p>6.70042</text:p>
              </table:table-cell>
              <table:table-cell office:value-type="float" office:value="5.96784">
                <text:p>5.9678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-1">
                <text:p>-1</text:p>
              </table:table-cell>
              <table:table-cell office:value-type="float" office:value="12.0578">
                <text:p>12.0578</text:p>
              </table:table-cell>
              <table:table-cell office:value-type="float" office:value="8.32491">
                <text:p>8.32491</text:p>
              </table:table-cell>
              <table:table-cell office:value-type="float" office:value="6.66253">
                <text:p>6.66253</text:p>
              </table:table-cell>
              <table:table-cell office:value-type="float" office:value="5.88222">
                <text:p>5.8822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.2554">
                <text:p>8.2554</text:p>
              </table:table-cell>
              <table:table-cell office:value-type="float" office:value="6.6233">
                <text:p>6.6233</text:p>
              </table:table-cell>
              <table:table-cell office:value-type="float" office:value="5.79453">
                <text:p>5.79453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">
                <text:p>1</text:p>
              </table:table-cell>
              <table:table-cell office:value-type="float" office:value="11.9422">
                <text:p>11.9422</text:p>
              </table:table-cell>
              <table:table-cell office:value-type="float" office:value="8.18445">
                <text:p>8.18445</text:p>
              </table:table-cell>
              <table:table-cell office:value-type="float" office:value="6.58271">
                <text:p>6.58271</text:p>
              </table:table-cell>
              <table:table-cell office:value-type="float" office:value="5.70482">
                <text:p>5.7048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2">
                <text:p>2</text:p>
              </table:table-cell>
              <table:table-cell office:value-type="float" office:value="11.8843">
                <text:p>11.8843</text:p>
              </table:table-cell>
              <table:table-cell office:value-type="float" office:value="8.11203">
                <text:p>8.11203</text:p>
              </table:table-cell>
              <table:table-cell office:value-type="float" office:value="6.54074">
                <text:p>6.54074</text:p>
              </table:table-cell>
              <table:table-cell office:value-type="float" office:value="5.61314">
                <text:p>5.6131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3">
                <text:p>3</text:p>
              </table:table-cell>
              <table:table-cell office:value-type="float" office:value="11.8263">
                <text:p>11.8263</text:p>
              </table:table-cell>
              <table:table-cell office:value-type="float" office:value="8.0381">
                <text:p>8.0381</text:p>
              </table:table-cell>
              <table:table-cell office:value-type="float" office:value="6.49734">
                <text:p>6.49734</text:p>
              </table:table-cell>
              <table:table-cell office:value-type="float" office:value="5.51953">
                <text:p>5.51953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4">
                <text:p>4</text:p>
              </table:table-cell>
              <table:table-cell office:value-type="float" office:value="11.7682">
                <text:p>11.7682</text:p>
              </table:table-cell>
              <table:table-cell office:value-type="float" office:value="7.96262">
                <text:p>7.96262</text:p>
              </table:table-cell>
              <table:table-cell office:value-type="float" office:value="6.4525">
                <text:p>6.4525</text:p>
              </table:table-cell>
              <table:table-cell office:value-type="float" office:value="5.42407">
                <text:p>5.4240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5">
                <text:p>5</text:p>
              </table:table-cell>
              <table:table-cell office:value-type="float" office:value="11.71">
                <text:p>11.71</text:p>
              </table:table-cell>
              <table:table-cell office:value-type="float" office:value="7.88556">
                <text:p>7.88556</text:p>
              </table:table-cell>
              <table:table-cell office:value-type="float" office:value="6.40616">
                <text:p>6.40616</text:p>
              </table:table-cell>
              <table:table-cell office:value-type="float" office:value="5.3268">
                <text:p>5.32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">
                <text:p>6</text:p>
              </table:table-cell>
              <table:table-cell office:value-type="float" office:value="11.6516">
                <text:p>11.6516</text:p>
              </table:table-cell>
              <table:table-cell office:value-type="float" office:value="7.80688">
                <text:p>7.80688</text:p>
              </table:table-cell>
              <table:table-cell office:value-type="float" office:value="6.3583">
                <text:p>6.3583</text:p>
              </table:table-cell>
              <table:table-cell office:value-type="float" office:value="5.22777">
                <text:p>5.22777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7">
                <text:p>7</text:p>
              </table:table-cell>
              <table:table-cell office:value-type="float" office:value="11.5929">
                <text:p>11.5929</text:p>
              </table:table-cell>
              <table:table-cell office:value-type="float" office:value="7.72654">
                <text:p>7.72654</text:p>
              </table:table-cell>
              <table:table-cell office:value-type="float" office:value="6.30887">
                <text:p>6.30887</text:p>
              </table:table-cell>
              <table:table-cell office:value-type="float" office:value="5.12705">
                <text:p>5.12705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8">
                <text:p>8</text:p>
              </table:table-cell>
              <table:table-cell office:value-type="float" office:value="11.534">
                <text:p>11.534</text:p>
              </table:table-cell>
              <table:table-cell office:value-type="float" office:value="7.6445">
                <text:p>7.6445</text:p>
              </table:table-cell>
              <table:table-cell office:value-type="float" office:value="6.25784">
                <text:p>6.25784</text:p>
              </table:table-cell>
              <table:table-cell office:value-type="float" office:value="5.02471">
                <text:p>5.0247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9">
                <text:p>9</text:p>
              </table:table-cell>
              <table:table-cell office:value-type="float" office:value="11.4747">
                <text:p>11.4747</text:p>
              </table:table-cell>
              <table:table-cell office:value-type="float" office:value="7.56072">
                <text:p>7.56072</text:p>
              </table:table-cell>
              <table:table-cell office:value-type="float" office:value="6.20517">
                <text:p>6.20517</text:p>
              </table:table-cell>
              <table:table-cell office:value-type="float" office:value="4.92079">
                <text:p>4.92079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0">
                <text:p>10</text:p>
              </table:table-cell>
              <table:table-cell office:value-type="float" office:value="11.4151">
                <text:p>11.4151</text:p>
              </table:table-cell>
              <table:table-cell office:value-type="float" office:value="7.47514">
                <text:p>7.47514</text:p>
              </table:table-cell>
              <table:table-cell office:value-type="float" office:value="6.1508">
                <text:p>6.1508</text:p>
              </table:table-cell>
              <table:table-cell office:value-type="float" office:value="4.81537">
                <text:p>4.8153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1">
                <text:p>11</text:p>
              </table:table-cell>
              <table:table-cell office:value-type="float" office:value="11.3551">
                <text:p>11.3551</text:p>
              </table:table-cell>
              <table:table-cell office:value-type="float" office:value="7.38773">
                <text:p>7.38773</text:p>
              </table:table-cell>
              <table:table-cell office:value-type="float" office:value="6.09469">
                <text:p>6.09469</text:p>
              </table:table-cell>
              <table:table-cell office:value-type="float" office:value="4.70851">
                <text:p>4.7085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2">
                <text:p>12</text:p>
              </table:table-cell>
              <table:table-cell office:value-type="float" office:value="11.2946">
                <text:p>11.2946</text:p>
              </table:table-cell>
              <table:table-cell office:value-type="float" office:value="7.29845">
                <text:p>7.29845</text:p>
              </table:table-cell>
              <table:table-cell office:value-type="float" office:value="6.03679">
                <text:p>6.03679</text:p>
              </table:table-cell>
              <table:table-cell office:value-type="float" office:value="4.60029">
                <text:p>4.6002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3">
                <text:p>13</text:p>
              </table:table-cell>
              <table:table-cell office:value-type="float" office:value="11.2337">
                <text:p>11.2337</text:p>
              </table:table-cell>
              <table:table-cell office:value-type="float" office:value="7.20723">
                <text:p>7.20723</text:p>
              </table:table-cell>
              <table:table-cell office:value-type="float" office:value="5.97706">
                <text:p>5.97706</text:p>
              </table:table-cell>
              <table:table-cell office:value-type="float" office:value="4.49076">
                <text:p>4.49076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4">
                <text:p>14</text:p>
              </table:table-cell>
              <table:table-cell office:value-type="float" office:value="11.1722">
                <text:p>11.1722</text:p>
              </table:table-cell>
              <table:table-cell office:value-type="float" office:value="7.11403">
                <text:p>7.11403</text:p>
              </table:table-cell>
              <table:table-cell office:value-type="float" office:value="5.91543">
                <text:p>5.91543</text:p>
              </table:table-cell>
              <table:table-cell office:value-type="float" office:value="4.38002">
                <text:p>4.38002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5">
                <text:p>15</text:p>
              </table:table-cell>
              <table:table-cell office:value-type="float" office:value="11.1101">
                <text:p>11.1101</text:p>
              </table:table-cell>
              <table:table-cell office:value-type="float" office:value="7.0188">
                <text:p>7.0188</text:p>
              </table:table-cell>
              <table:table-cell office:value-type="float" office:value="5.85186">
                <text:p>5.85186</text:p>
              </table:table-cell>
              <table:table-cell office:value-type="float" office:value="4.26812">
                <text:p>4.26812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6">
                <text:p>16</text:p>
              </table:table-cell>
              <table:table-cell office:value-type="float" office:value="11.0473">
                <text:p>11.0473</text:p>
              </table:table-cell>
              <table:table-cell office:value-type="float" office:value="6.92148">
                <text:p>6.92148</text:p>
              </table:table-cell>
              <table:table-cell office:value-type="float" office:value="5.78628">
                <text:p>5.78628</text:p>
              </table:table-cell>
              <table:table-cell office:value-type="float" office:value="4.15516">
                <text:p>4.15516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7">
                <text:p>17</text:p>
              </table:table-cell>
              <table:table-cell office:value-type="float" office:value="10.9839">
                <text:p>10.9839</text:p>
              </table:table-cell>
              <table:table-cell office:value-type="float" office:value="6.82202">
                <text:p>6.82202</text:p>
              </table:table-cell>
              <table:table-cell office:value-type="float" office:value="5.71864">
                <text:p>5.71864</text:p>
              </table:table-cell>
              <table:table-cell office:value-type="float" office:value="4.0412">
                <text:p>4.041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8">
                <text:p>18</text:p>
              </table:table-cell>
              <table:table-cell office:value-type="float" office:value="10.9197">
                <text:p>10.9197</text:p>
              </table:table-cell>
              <table:table-cell office:value-type="float" office:value="6.72035">
                <text:p>6.72035</text:p>
              </table:table-cell>
              <table:table-cell office:value-type="float" office:value="5.64886">
                <text:p>5.64886</text:p>
              </table:table-cell>
              <table:table-cell office:value-type="float" office:value="3.92634">
                <text:p>3.92634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9">
                <text:p>19</text:p>
              </table:table-cell>
              <table:table-cell office:value-type="float" office:value="10.8547">
                <text:p>10.8547</text:p>
              </table:table-cell>
              <table:table-cell office:value-type="float" office:value="6.61643">
                <text:p>6.61643</text:p>
              </table:table-cell>
              <table:table-cell office:value-type="float" office:value="5.5769">
                <text:p>5.5769</text:p>
              </table:table-cell>
              <table:table-cell office:value-type="float" office:value="3.81066">
                <text:p>3.8106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20">
                <text:p>20</text:p>
              </table:table-cell>
              <table:table-cell office:value-type="float" office:value="10.7888">
                <text:p>10.7888</text:p>
              </table:table-cell>
              <table:table-cell office:value-type="float" office:value="6.51019">
                <text:p>6.51019</text:p>
              </table:table-cell>
              <table:table-cell office:value-type="float" office:value="5.50267">
                <text:p>5.50267</text:p>
              </table:table-cell>
              <table:table-cell office:value-type="float" office:value="3.69424">
                <text:p>3.69424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21">
                <text:p>21</text:p>
              </table:table-cell>
              <table:table-cell office:value-type="float" office:value="10.722">
                <text:p>10.722</text:p>
              </table:table-cell>
              <table:table-cell office:value-type="float" office:value="6.40156">
                <text:p>6.40156</text:p>
              </table:table-cell>
              <table:table-cell office:value-type="float" office:value="5.4261">
                <text:p>5.4261</text:p>
              </table:table-cell>
              <table:table-cell office:value-type="float" office:value="3.57717">
                <text:p>3.57717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22">
                <text:p>22</text:p>
              </table:table-cell>
              <table:table-cell office:value-type="float" office:value="10.6542">
                <text:p>10.6542</text:p>
              </table:table-cell>
              <table:table-cell office:value-type="float" office:value="6.29049">
                <text:p>6.29049</text:p>
              </table:table-cell>
              <table:table-cell office:value-type="float" office:value="5.34713">
                <text:p>5.34713</text:p>
              </table:table-cell>
              <table:table-cell office:value-type="float" office:value="3.45956">
                <text:p>3.45956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23">
                <text:p>23</text:p>
              </table:table-cell>
              <table:table-cell office:value-type="float" office:value="10.5853">
                <text:p>10.5853</text:p>
              </table:table-cell>
              <table:table-cell office:value-type="float" office:value="6.17689">
                <text:p>6.17689</text:p>
              </table:table-cell>
              <table:table-cell office:value-type="float" office:value="5.26567">
                <text:p>5.26567</text:p>
              </table:table-cell>
              <table:table-cell office:value-type="float" office:value="3.3415">
                <text:p>3.3415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24">
                <text:p>24</text:p>
              </table:table-cell>
              <table:table-cell office:value-type="float" office:value="10.5153">
                <text:p>10.5153</text:p>
              </table:table-cell>
              <table:table-cell office:value-type="float" office:value="6.06072">
                <text:p>6.06072</text:p>
              </table:table-cell>
              <table:table-cell office:value-type="float" office:value="5.18164">
                <text:p>5.18164</text:p>
              </table:table-cell>
              <table:table-cell office:value-type="float" office:value="3.22308">
                <text:p>3.22308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25">
                <text:p>25</text:p>
              </table:table-cell>
              <table:table-cell office:value-type="float" office:value="10.444">
                <text:p>10.444</text:p>
              </table:table-cell>
              <table:table-cell office:value-type="float" office:value="5.94189">
                <text:p>5.94189</text:p>
              </table:table-cell>
              <table:table-cell office:value-type="float" office:value="5.09497">
                <text:p>5.09497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6">
                <text:p>26</text:p>
              </table:table-cell>
              <table:table-cell office:value-type="float" office:value="10.3714">
                <text:p>10.3714</text:p>
              </table:table-cell>
              <table:table-cell office:value-type="float" office:value="5.82034">
                <text:p>5.82034</text:p>
              </table:table-cell>
              <table:table-cell office:value-type="float" office:value="5.00556">
                <text:p>5.00556</text:p>
              </table:table-cell>
              <table:table-cell office:value-type="float" office:value="2.98562">
                <text:p>2.9856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27">
                <text:p>27</text:p>
              </table:table-cell>
              <table:table-cell office:value-type="float" office:value="10.2975">
                <text:p>10.2975</text:p>
              </table:table-cell>
              <table:table-cell office:value-type="float" office:value="5.69599">
                <text:p>5.69599</text:p>
              </table:table-cell>
              <table:table-cell office:value-type="float" office:value="4.91333">
                <text:p>4.91333</text:p>
              </table:table-cell>
              <table:table-cell office:value-type="float" office:value="2.86679">
                <text:p>2.86679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28">
                <text:p>28</text:p>
              </table:table-cell>
              <table:table-cell office:value-type="float" office:value="10.222">
                <text:p>10.222</text:p>
              </table:table-cell>
              <table:table-cell office:value-type="float" office:value="5.56878">
                <text:p>5.56878</text:p>
              </table:table-cell>
              <table:table-cell office:value-type="float" office:value="4.81819">
                <text:p>4.81819</text:p>
              </table:table-cell>
              <table:table-cell office:value-type="float" office:value="2.74805">
                <text:p>2.74805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29">
                <text:p>29</text:p>
              </table:table-cell>
              <table:table-cell office:value-type="float" office:value="10.145">
                <text:p>10.145</text:p>
              </table:table-cell>
              <table:table-cell office:value-type="float" office:value="5.43862">
                <text:p>5.43862</text:p>
              </table:table-cell>
              <table:table-cell office:value-type="float" office:value="4.72004">
                <text:p>4.72004</text:p>
              </table:table-cell>
              <table:table-cell office:value-type="float" office:value="2.62952">
                <text:p>2.62952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30">
                <text:p>30</text:p>
              </table:table-cell>
              <table:table-cell office:value-type="float" office:value="10.0662">
                <text:p>10.0662</text:p>
              </table:table-cell>
              <table:table-cell office:value-type="float" office:value="5.30545">
                <text:p>5.30545</text:p>
              </table:table-cell>
              <table:table-cell office:value-type="float" office:value="4.61879">
                <text:p>4.61879</text:p>
              </table:table-cell>
              <table:table-cell office:value-type="float" office:value="2.51132">
                <text:p>2.5113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31">
                <text:p>31</text:p>
              </table:table-cell>
              <table:table-cell office:value-type="float" office:value="9.98561">
                <text:p>9.98561</text:p>
              </table:table-cell>
              <table:table-cell office:value-type="float" office:value="5.16919">
                <text:p>5.16919</text:p>
              </table:table-cell>
              <table:table-cell office:value-type="float" office:value="4.51434">
                <text:p>4.51434</text:p>
              </table:table-cell>
              <table:table-cell office:value-type="float" office:value="2.39359">
                <text:p>2.39359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32">
                <text:p>32</text:p>
              </table:table-cell>
              <table:table-cell office:value-type="float" office:value="9.90308">
                <text:p>9.90308</text:p>
              </table:table-cell>
              <table:table-cell office:value-type="float" office:value="5.02976">
                <text:p>5.02976</text:p>
              </table:table-cell>
              <table:table-cell office:value-type="float" office:value="4.40659">
                <text:p>4.40659</text:p>
              </table:table-cell>
              <table:table-cell office:value-type="float" office:value="2.27645">
                <text:p>2.2764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33">
                <text:p>33</text:p>
              </table:table-cell>
              <table:table-cell office:value-type="float" office:value="9.81847">
                <text:p>9.81847</text:p>
              </table:table-cell>
              <table:table-cell office:value-type="float" office:value="4.88711">
                <text:p>4.88711</text:p>
              </table:table-cell>
              <table:table-cell office:value-type="float" office:value="4.29545">
                <text:p>4.29545</text:p>
              </table:table-cell>
              <table:table-cell office:value-type="float" office:value="2.16005">
                <text:p>2.16005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34">
                <text:p>34</text:p>
              </table:table-cell>
              <table:table-cell office:value-type="float" office:value="9.73163">
                <text:p>9.73163</text:p>
              </table:table-cell>
              <table:table-cell office:value-type="float" office:value="4.74116">
                <text:p>4.74116</text:p>
              </table:table-cell>
              <table:table-cell office:value-type="float" office:value="4.18081">
                <text:p>4.18081</text:p>
              </table:table-cell>
              <table:table-cell office:value-type="float" office:value="2.04454">
                <text:p>2.0445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35">
                <text:p>35</text:p>
              </table:table-cell>
              <table:table-cell office:value-type="float" office:value="9.64241">
                <text:p>9.64241</text:p>
              </table:table-cell>
              <table:table-cell office:value-type="float" office:value="4.59184">
                <text:p>4.59184</text:p>
              </table:table-cell>
              <table:table-cell office:value-type="float" office:value="4.06258">
                <text:p>4.06258</text:p>
              </table:table-cell>
              <table:table-cell office:value-type="float" office:value="1.93007">
                <text:p>1.93007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36">
                <text:p>36</text:p>
              </table:table-cell>
              <table:table-cell office:value-type="float" office:value="9.55063">
                <text:p>9.55063</text:p>
              </table:table-cell>
              <table:table-cell office:value-type="float" office:value="4.4391">
                <text:p>4.4391</text:p>
              </table:table-cell>
              <table:table-cell office:value-type="float" office:value="3.94066">
                <text:p>3.94066</text:p>
              </table:table-cell>
              <table:table-cell office:value-type="float" office:value="1.8168">
                <text:p>1.8168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37">
                <text:p>37</text:p>
              </table:table-cell>
              <table:table-cell office:value-type="float" office:value="9.45612">
                <text:p>9.45612</text:p>
              </table:table-cell>
              <table:table-cell office:value-type="float" office:value="4.2829">
                <text:p>4.2829</text:p>
              </table:table-cell>
              <table:table-cell office:value-type="float" office:value="3.81496">
                <text:p>3.81496</text:p>
              </table:table-cell>
              <table:table-cell office:value-type="float" office:value="1.7049">
                <text:p>1.704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38">
                <text:p>38</text:p>
              </table:table-cell>
              <table:table-cell office:value-type="float" office:value="9.35867">
                <text:p>9.35867</text:p>
              </table:table-cell>
              <table:table-cell office:value-type="float" office:value="4.12318">
                <text:p>4.12318</text:p>
              </table:table-cell>
              <table:table-cell office:value-type="float" office:value="3.68539">
                <text:p>3.68539</text:p>
              </table:table-cell>
              <table:table-cell office:value-type="float" office:value="1.59453">
                <text:p>1.59453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39">
                <text:p>39</text:p>
              </table:table-cell>
              <table:table-cell office:value-type="float" office:value="9.25805">
                <text:p>9.25805</text:p>
              </table:table-cell>
              <table:table-cell office:value-type="float" office:value="3.95991">
                <text:p>3.95991</text:p>
              </table:table-cell>
              <table:table-cell office:value-type="float" office:value="3.55188">
                <text:p>3.55188</text:p>
              </table:table-cell>
              <table:table-cell office:value-type="float" office:value="1.4859">
                <text:p>1.4859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40">
                <text:p>40</text:p>
              </table:table-cell>
              <table:table-cell office:value-type="float" office:value="9.15402">
                <text:p>9.15402</text:p>
              </table:table-cell>
              <table:table-cell office:value-type="float" office:value="3.7931">
                <text:p>3.7931</text:p>
              </table:table-cell>
              <table:table-cell office:value-type="float" office:value="3.41435">
                <text:p>3.41435</text:p>
              </table:table-cell>
              <table:table-cell office:value-type="float" office:value="1.37918">
                <text:p>1.37918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41">
                <text:p>41</text:p>
              </table:table-cell>
              <table:table-cell office:value-type="float" office:value="9.04632">
                <text:p>9.04632</text:p>
              </table:table-cell>
              <table:table-cell office:value-type="float" office:value="3.62273">
                <text:p>3.62273</text:p>
              </table:table-cell>
              <table:table-cell office:value-type="float" office:value="3.27277">
                <text:p>3.27277</text:p>
              </table:table-cell>
              <table:table-cell office:value-type="float" office:value="1.27458">
                <text:p>1.27458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42">
                <text:p>42</text:p>
              </table:table-cell>
              <table:table-cell office:value-type="float" office:value="8.93465">
                <text:p>8.93465</text:p>
              </table:table-cell>
              <table:table-cell office:value-type="float" office:value="3.44885">
                <text:p>3.44885</text:p>
              </table:table-cell>
              <table:table-cell office:value-type="float" office:value="3.12709">
                <text:p>3.12709</text:p>
              </table:table-cell>
              <table:table-cell office:value-type="float" office:value="1.17231">
                <text:p>1.17231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43">
                <text:p>43</text:p>
              </table:table-cell>
              <table:table-cell office:value-type="float" office:value="8.81868">
                <text:p>8.81868</text:p>
              </table:table-cell>
              <table:table-cell office:value-type="float" office:value="3.27151">
                <text:p>3.27151</text:p>
              </table:table-cell>
              <table:table-cell office:value-type="float" office:value="2.97731">
                <text:p>2.97731</text:p>
              </table:table-cell>
              <table:table-cell office:value-type="float" office:value="1.0726">
                <text:p>1.0726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44">
                <text:p>44</text:p>
              </table:table-cell>
              <table:table-cell office:value-type="float" office:value="8.69805">
                <text:p>8.69805</text:p>
              </table:table-cell>
              <table:table-cell office:value-type="float" office:value="3.09081">
                <text:p>3.09081</text:p>
              </table:table-cell>
              <table:table-cell office:value-type="float" office:value="2.82346">
                <text:p>2.82346</text:p>
              </table:table-cell>
              <table:table-cell office:value-type="float" office:value="0.975667">
                <text:p>0.975667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45">
                <text:p>45</text:p>
              </table:table-cell>
              <table:table-cell office:value-type="float" office:value="8.57235">
                <text:p>8.57235</text:p>
              </table:table-cell>
              <table:table-cell office:value-type="float" office:value="2.9069">
                <text:p>2.9069</text:p>
              </table:table-cell>
              <table:table-cell office:value-type="float" office:value="2.66561">
                <text:p>2.66561</text:p>
              </table:table-cell>
              <table:table-cell office:value-type="float" office:value="0.881766">
                <text:p>0.881766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46">
                <text:p>46</text:p>
              </table:table-cell>
              <table:table-cell office:value-type="float" office:value="8.44113">
                <text:p>8.44113</text:p>
              </table:table-cell>
              <table:table-cell office:value-type="float" office:value="2.71999">
                <text:p>2.71999</text:p>
              </table:table-cell>
              <table:table-cell office:value-type="float" office:value="2.50389">
                <text:p>2.50389</text:p>
              </table:table-cell>
              <table:table-cell office:value-type="float" office:value="0.791151">
                <text:p>0.791151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7">
                <text:p>47</text:p>
              </table:table-cell>
              <table:table-cell office:value-type="float" office:value="8.30386">
                <text:p>8.30386</text:p>
              </table:table-cell>
              <table:table-cell office:value-type="float" office:value="2.53035">
                <text:p>2.53035</text:p>
              </table:table-cell>
              <table:table-cell office:value-type="float" office:value="2.33848">
                <text:p>2.33848</text:p>
              </table:table-cell>
              <table:table-cell office:value-type="float" office:value="0.704089">
                <text:p>0.704089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48">
                <text:p>48</text:p>
              </table:table-cell>
              <table:table-cell office:value-type="float" office:value="8.15998">
                <text:p>8.15998</text:p>
              </table:table-cell>
              <table:table-cell office:value-type="float" office:value="2.33836">
                <text:p>2.33836</text:p>
              </table:table-cell>
              <table:table-cell office:value-type="float" office:value="2.16965">
                <text:p>2.16965</text:p>
              </table:table-cell>
              <table:table-cell office:value-type="float" office:value="0.620858">
                <text:p>0.620858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49">
                <text:p>49</text:p>
              </table:table-cell>
              <table:table-cell office:value-type="float" office:value="8.00881">
                <text:p>8.00881</text:p>
              </table:table-cell>
              <table:table-cell office:value-type="float" office:value="2.14449">
                <text:p>2.14449</text:p>
              </table:table-cell>
              <table:table-cell office:value-type="float" office:value="1.99781">
                <text:p>1.99781</text:p>
              </table:table-cell>
              <table:table-cell office:value-type="float" office:value="0.541748">
                <text:p>0.541748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50">
                <text:p>50</text:p>
              </table:table-cell>
              <table:table-cell office:value-type="float" office:value="7.84959">
                <text:p>7.84959</text:p>
              </table:table-cell>
              <table:table-cell office:value-type="float" office:value="1.94936">
                <text:p>1.94936</text:p>
              </table:table-cell>
              <table:table-cell office:value-type="float" office:value="1.82345">
                <text:p>1.82345</text:p>
              </table:table-cell>
              <table:table-cell office:value-type="float" office:value="0.467058">
                <text:p>0.467058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51">
                <text:p>51</text:p>
              </table:table-cell>
              <table:table-cell office:value-type="float" office:value="7.68144">
                <text:p>7.68144</text:p>
              </table:table-cell>
              <table:table-cell office:value-type="float" office:value="1.75374">
                <text:p>1.75374</text:p>
              </table:table-cell>
              <table:table-cell office:value-type="float" office:value="1.64725">
                <text:p>1.64725</text:p>
              </table:table-cell>
              <table:table-cell office:value-type="float" office:value="0.397092">
                <text:p>0.397092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52">
                <text:p>52</text:p>
              </table:table-cell>
              <table:table-cell office:value-type="float" office:value="7.50334">
                <text:p>7.50334</text:p>
              </table:table-cell>
              <table:table-cell office:value-type="float" office:value="1.55863">
                <text:p>1.55863</text:p>
              </table:table-cell>
              <table:table-cell office:value-type="float" office:value="1.47011">
                <text:p>1.47011</text:p>
              </table:table-cell>
              <table:table-cell office:value-type="float" office:value="0.332161">
                <text:p>0.332161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53">
                <text:p>53</text:p>
              </table:table-cell>
              <table:table-cell office:value-type="float" office:value="7.31408">
                <text:p>7.31408</text:p>
              </table:table-cell>
              <table:table-cell office:value-type="float" office:value="1.36525">
                <text:p>1.36525</text:p>
              </table:table-cell>
              <table:table-cell office:value-type="float" office:value="1.29314">
                <text:p>1.29314</text:p>
              </table:table-cell>
              <table:table-cell office:value-type="float" office:value="0.272569">
                <text:p>0.272569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54">
                <text:p>54</text:p>
              </table:table-cell>
              <table:table-cell office:value-type="float" office:value="7.11224">
                <text:p>7.11224</text:p>
              </table:table-cell>
              <table:table-cell office:value-type="float" office:value="1.17511">
                <text:p>1.17511</text:p>
              </table:table-cell>
              <table:table-cell office:value-type="float" office:value="1.11778">
                <text:p>1.11778</text:p>
              </table:table-cell>
              <table:table-cell office:value-type="float" office:value="0.218612">
                <text:p>0.218612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55">
                <text:p>55</text:p>
              </table:table-cell>
              <table:table-cell office:value-type="float" office:value="6.8961">
                <text:p>6.8961</text:p>
              </table:table-cell>
              <table:table-cell office:value-type="float" office:value="0.990097">
                <text:p>0.990097</text:p>
              </table:table-cell>
              <table:table-cell office:value-type="float" office:value="0.945823">
                <text:p>0.945823</text:p>
              </table:table-cell>
              <table:table-cell office:value-type="float" office:value="0.170559">
                <text:p>0.170559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56">
                <text:p>56</text:p>
              </table:table-cell>
              <table:table-cell office:value-type="float" office:value="6.66357">
                <text:p>6.66357</text:p>
              </table:table-cell>
              <table:table-cell office:value-type="float" office:value="0.812462">
                <text:p>0.812462</text:p>
              </table:table-cell>
              <table:table-cell office:value-type="float" office:value="0.77946">
                <text:p>0.77946</text:p>
              </table:table-cell>
              <table:table-cell office:value-type="float" office:value="0.12864">
                <text:p>0.12864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57">
                <text:p>57</text:p>
              </table:table-cell>
              <table:table-cell office:value-type="float" office:value="6.41208">
                <text:p>6.41208</text:p>
              </table:table-cell>
              <table:table-cell office:value-type="float" office:value="0.644901">
                <text:p>0.644901</text:p>
              </table:table-cell>
              <table:table-cell office:value-type="float" office:value="0.621356">
                <text:p>0.621356</text:p>
              </table:table-cell>
              <table:table-cell office:value-type="float" office:value="0.0930164">
                <text:p>0.093016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58">
                <text:p>58</text:p>
              </table:table-cell>
              <table:table-cell office:value-type="float" office:value="6.13836">
                <text:p>6.13836</text:p>
              </table:table-cell>
              <table:table-cell office:value-type="float" office:value="0.49054">
                <text:p>0.49054</text:p>
              </table:table-cell>
              <table:table-cell office:value-type="float" office:value="0.474644">
                <text:p>0.474644</text:p>
              </table:table-cell>
              <table:table-cell office:value-type="float" office:value="0.0637481">
                <text:p>0.0637481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59">
                <text:p>59</text:p>
              </table:table-cell>
              <table:table-cell office:value-type="float" office:value="5.8382">
                <text:p>5.8382</text:p>
              </table:table-cell>
              <table:table-cell office:value-type="float" office:value="0.352855">
                <text:p>0.352855</text:p>
              </table:table-cell>
              <table:table-cell office:value-type="float" office:value="0.342859">
                <text:p>0.342859</text:p>
              </table:table-cell>
              <table:table-cell office:value-type="float" office:value="0.0407504">
                <text:p>0.040750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imbus Sans L'" fo:font-size="28.6000003814697pt" style:font-family-asian="'DejaVu LGC Sans'" style:font-size-asian="28.6000003814697pt" style:font-family-complex="'DejaVu LGC Sans'" style:font-size-complex="28.6000003814697pt"/>
    </style:style>
    <style:style style:name="ch3" style:family="chart">
      <style:chart-properties chart:interpolation="cubic-spline" chart:include-hidden-cells="false" chart:treat-empty-cells="ignore" chart:spline-order="2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'Nimbus Sans L'" fo:font-size="15.3000001907349pt" style:font-family-asian="'DejaVu LGC Sans'" style:font-size-asian="15.3000001907349pt" style:font-family-complex="'DejaVu LGC Sans'" style:font-size-complex="15.3000001907349pt"/>
    </style:style>
    <style:style style:name="ch5" style:family="chart">
      <style:chart-properties style:rotation-angle="0"/>
      <style:text-properties fo:font-family="'Nimbus Sans L'" fo:font-size="19.7999992370605pt" style:font-family-asian="'DejaVu LGC Sans'" style:font-size-asian="19.7999992370605pt" style:font-family-complex="'DejaVu LGC Sans'" style:font-size-complex="19.7999992370605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axis-label-position="outside-start" chart:tick-mark-position="at-labels"/>
      <style:text-properties fo:font-family="'Nimbus Sans L'" fo:font-size="15.3000001907349pt" style:font-family-asian="'DejaVu LGC Sans'" style:font-size-asian="15.3000001907349pt" style:font-family-complex="'DejaVu LGC Sans'" style:font-size-complex="15.3000001907349pt"/>
    </style:style>
    <style:style style:name="ch7" style:family="chart">
      <style:chart-properties style:rotation-angle="90"/>
      <style:text-properties fo:font-family="'Nimbus Sans L'" fo:font-size="19.7999992370605pt" style:font-family-asian="'DejaVu LGC Sans'" style:font-size-asian="19.7999992370605pt" style:font-family-complex="'DejaVu LGC Sans'" style:font-size-complex="19.7999992370605pt"/>
    </style:style>
    <style:style style:name="ch8" style:family="chart" style:data-style-name="N0">
      <style:chart-properties chart:symbol-type="none" chart:link-data-style-to-source="true"/>
      <style:graphic-properties svg:stroke-color="#000000" draw:fill-color="#000000"/>
      <style:text-properties fo:font-family="'Nimbus Sans L'" fo:font-size="13pt" style:font-family-asian="'DejaVu LGC Sans'" style:font-size-asian="13pt" style:font-family-complex="'DejaVu LGC Sans'" style:font-size-complex="13pt"/>
    </style:style>
    <style:style style:name="ch9" style:family="chart" style:data-style-name="N0">
      <style:chart-properties chart:symbol-type="none" chart:link-data-style-to-source="true"/>
      <style:graphic-properties draw:stroke="dash" draw:stroke-dash="_32__20_Dots_20_1_20_Dash" svg:stroke-color="#000000" draw:fill-color="#000000"/>
      <style:text-properties fo:font-family="'Nimbus Sans L'" fo:font-size="13pt" style:font-family-asian="'DejaVu LGC Sans'" style:font-size-asian="13pt" style:font-family-complex="'DejaVu LGC Sans'" style:font-size-complex="13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999999"/>
    </style:style>
  </office:automatic-styles>
  <office:body>
    <office:chart>
      <chart:chart svg:width="20.771cm" svg:height="15.453cm" xlink:href=".." xlink:type="simple" chart:class="chart:scatter" chart:style-name="ch1">
        <chart:title svg:x="3.637cm" svg:y="0.308cm" chart:style-name="ch2">
          <text:p>Daily Solar Energy vs Latitude</text:p>
        </chart:title>
        <chart:plot-area chart:style-name="ch3" table:cell-range-address="Sheet2.A3:Sheet2.E122" svg:x="1.908cm" svg:y="2.419cm" svg:width="18.448cm" svg:height="11.231cm">
          <chartooo:coordinate-region svg:x="2.741cm" svg:y="2.764cm" svg:width="17.322cm" svg:height="9.948cm"/>
          <chart:axis chart:dimension="x" chart:name="primary-x" chart:style-name="ch4">
            <chart:title svg:x="9.105cm" svg:y="14.111cm" chart:style-name="ch5">
              <text:p>Latitude degrees</text:p>
            </chart:title>
          </chart:axis>
          <chart:axis chart:dimension="y" chart:name="primary-y" chart:style-name="ch6">
            <chart:title svg:x="0.414cm" svg:y="9.145cm" chart:style-name="ch7">
              <text:p>kWH/m^2</text:p>
            </chart:title>
            <chart:grid chart:class="major"/>
          </chart:axis>
          <chart:series chart:style-name="ch8" chart:values-cell-range-address="Sheet2.B3:Sheet2.B122" chart:class="chart:scatter">
            <chart:domain table:cell-range-address="Sheet2.A3:Sheet2.A122"/>
            <chart:data-point chart:repeated="120"/>
          </chart:series>
          <chart:series chart:style-name="ch8" chart:values-cell-range-address="Sheet2.C3:Sheet2.C122" chart:class="chart:scatter">
            <chart:data-point chart:repeated="120"/>
          </chart:series>
          <chart:series chart:style-name="ch9" chart:values-cell-range-address="Sheet2.D3:Sheet2.D122" chart:class="chart:scatter">
            <chart:data-point chart:repeated="120"/>
          </chart:series>
          <chart:series chart:style-name="ch8" chart:values-cell-range-address="Sheet2.E3:Sheet2.E122" chart:class="chart:scatter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0">
                <text:p>-60</text:p>
                <draw:g>
                  <svg:desc>Sheet2.A3:Sheet2.A122</svg:desc>
                </draw:g>
              </table:table-cell>
              <table:table-cell office:value-type="float" office:value="5.50601">
                <text:p>5.50601</text:p>
                <draw:g>
                  <svg:desc>Sheet2.B3:Sheet2.B122</svg:desc>
                </draw:g>
              </table:table-cell>
              <table:table-cell office:value-type="float" office:value="0.235451">
                <text:p>0.235451</text:p>
                <draw:g>
                  <svg:desc>Sheet2.C3:Sheet2.C122</svg:desc>
                </draw:g>
              </table:table-cell>
              <table:table-cell office:value-type="float" office:value="0.229726">
                <text:p>0.229726</text:p>
                <draw:g>
                  <svg:desc>Sheet2.D3:Sheet2.D122</svg:desc>
                </draw:g>
              </table:table-cell>
              <table:table-cell office:value-type="float" office:value="0.0237379">
                <text:p>0.0237379</text:p>
                <draw:g>
                  <svg:desc>Sheet2.E3:Sheet2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9">
                <text:p>-59</text:p>
              </table:table-cell>
              <table:table-cell office:value-type="float" office:value="5.8382">
                <text:p>5.8382</text:p>
              </table:table-cell>
              <table:table-cell office:value-type="float" office:value="0.352855">
                <text:p>0.352855</text:p>
              </table:table-cell>
              <table:table-cell office:value-type="float" office:value="0.342859">
                <text:p>0.342859</text:p>
              </table:table-cell>
              <table:table-cell office:value-type="float" office:value="0.0407504">
                <text:p>0.0407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8">
                <text:p>-58</text:p>
              </table:table-cell>
              <table:table-cell office:value-type="float" office:value="6.13836">
                <text:p>6.13836</text:p>
              </table:table-cell>
              <table:table-cell office:value-type="float" office:value="0.49054">
                <text:p>0.49054</text:p>
              </table:table-cell>
              <table:table-cell office:value-type="float" office:value="0.474644">
                <text:p>0.474644</text:p>
              </table:table-cell>
              <table:table-cell office:value-type="float" office:value="0.0637481">
                <text:p>0.0637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7">
                <text:p>-57</text:p>
              </table:table-cell>
              <table:table-cell office:value-type="float" office:value="6.41208">
                <text:p>6.41208</text:p>
              </table:table-cell>
              <table:table-cell office:value-type="float" office:value="0.644901">
                <text:p>0.644901</text:p>
              </table:table-cell>
              <table:table-cell office:value-type="float" office:value="0.621356">
                <text:p>0.621356</text:p>
              </table:table-cell>
              <table:table-cell office:value-type="float" office:value="0.0930164">
                <text:p>0.0930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6">
                <text:p>-56</text:p>
              </table:table-cell>
              <table:table-cell office:value-type="float" office:value="6.66357">
                <text:p>6.66357</text:p>
              </table:table-cell>
              <table:table-cell office:value-type="float" office:value="0.812462">
                <text:p>0.812462</text:p>
              </table:table-cell>
              <table:table-cell office:value-type="float" office:value="0.77946">
                <text:p>0.77946</text:p>
              </table:table-cell>
              <table:table-cell office:value-type="float" office:value="0.12864">
                <text:p>0.12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5">
                <text:p>-55</text:p>
              </table:table-cell>
              <table:table-cell office:value-type="float" office:value="6.8961">
                <text:p>6.8961</text:p>
              </table:table-cell>
              <table:table-cell office:value-type="float" office:value="0.990097">
                <text:p>0.990097</text:p>
              </table:table-cell>
              <table:table-cell office:value-type="float" office:value="0.945823">
                <text:p>0.945823</text:p>
              </table:table-cell>
              <table:table-cell office:value-type="float" office:value="0.170559">
                <text:p>0.170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4">
                <text:p>-54</text:p>
              </table:table-cell>
              <table:table-cell office:value-type="float" office:value="7.11224">
                <text:p>7.11224</text:p>
              </table:table-cell>
              <table:table-cell office:value-type="float" office:value="1.17511">
                <text:p>1.17511</text:p>
              </table:table-cell>
              <table:table-cell office:value-type="float" office:value="1.11778">
                <text:p>1.11778</text:p>
              </table:table-cell>
              <table:table-cell office:value-type="float" office:value="0.218612">
                <text:p>0.218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3">
                <text:p>-53</text:p>
              </table:table-cell>
              <table:table-cell office:value-type="float" office:value="7.31408">
                <text:p>7.31408</text:p>
              </table:table-cell>
              <table:table-cell office:value-type="float" office:value="1.36525">
                <text:p>1.36525</text:p>
              </table:table-cell>
              <table:table-cell office:value-type="float" office:value="1.29314">
                <text:p>1.29314</text:p>
              </table:table-cell>
              <table:table-cell office:value-type="float" office:value="0.272569">
                <text:p>0.272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2">
                <text:p>-52</text:p>
              </table:table-cell>
              <table:table-cell office:value-type="float" office:value="7.50334">
                <text:p>7.50334</text:p>
              </table:table-cell>
              <table:table-cell office:value-type="float" office:value="1.55863">
                <text:p>1.55863</text:p>
              </table:table-cell>
              <table:table-cell office:value-type="float" office:value="1.47011">
                <text:p>1.47011</text:p>
              </table:table-cell>
              <table:table-cell office:value-type="float" office:value="0.332161">
                <text:p>0.332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1">
                <text:p>-51</text:p>
              </table:table-cell>
              <table:table-cell office:value-type="float" office:value="7.68144">
                <text:p>7.68144</text:p>
              </table:table-cell>
              <table:table-cell office:value-type="float" office:value="1.75374">
                <text:p>1.75374</text:p>
              </table:table-cell>
              <table:table-cell office:value-type="float" office:value="1.64725">
                <text:p>1.64725</text:p>
              </table:table-cell>
              <table:table-cell office:value-type="float" office:value="0.397092">
                <text:p>0.397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">
                <text:p>-50</text:p>
              </table:table-cell>
              <table:table-cell office:value-type="float" office:value="7.84959">
                <text:p>7.84959</text:p>
              </table:table-cell>
              <table:table-cell office:value-type="float" office:value="1.94936">
                <text:p>1.94936</text:p>
              </table:table-cell>
              <table:table-cell office:value-type="float" office:value="1.82345">
                <text:p>1.82345</text:p>
              </table:table-cell>
              <table:table-cell office:value-type="float" office:value="0.467058">
                <text:p>0.467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9">
                <text:p>-49</text:p>
              </table:table-cell>
              <table:table-cell office:value-type="float" office:value="8.00881">
                <text:p>8.00881</text:p>
              </table:table-cell>
              <table:table-cell office:value-type="float" office:value="2.14449">
                <text:p>2.14449</text:p>
              </table:table-cell>
              <table:table-cell office:value-type="float" office:value="1.99781">
                <text:p>1.99781</text:p>
              </table:table-cell>
              <table:table-cell office:value-type="float" office:value="0.541748">
                <text:p>0.541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8">
                <text:p>-48</text:p>
              </table:table-cell>
              <table:table-cell office:value-type="float" office:value="8.15998">
                <text:p>8.15998</text:p>
              </table:table-cell>
              <table:table-cell office:value-type="float" office:value="2.33836">
                <text:p>2.33836</text:p>
              </table:table-cell>
              <table:table-cell office:value-type="float" office:value="2.16965">
                <text:p>2.16965</text:p>
              </table:table-cell>
              <table:table-cell office:value-type="float" office:value="0.620858">
                <text:p>0.620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7">
                <text:p>-47</text:p>
              </table:table-cell>
              <table:table-cell office:value-type="float" office:value="8.30386">
                <text:p>8.30386</text:p>
              </table:table-cell>
              <table:table-cell office:value-type="float" office:value="2.53035">
                <text:p>2.53035</text:p>
              </table:table-cell>
              <table:table-cell office:value-type="float" office:value="2.33848">
                <text:p>2.33848</text:p>
              </table:table-cell>
              <table:table-cell office:value-type="float" office:value="0.704089">
                <text:p>0.704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6">
                <text:p>-46</text:p>
              </table:table-cell>
              <table:table-cell office:value-type="float" office:value="8.44113">
                <text:p>8.44113</text:p>
              </table:table-cell>
              <table:table-cell office:value-type="float" office:value="2.71999">
                <text:p>2.71999</text:p>
              </table:table-cell>
              <table:table-cell office:value-type="float" office:value="2.50389">
                <text:p>2.50389</text:p>
              </table:table-cell>
              <table:table-cell office:value-type="float" office:value="0.791151">
                <text:p>0.791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5">
                <text:p>-45</text:p>
              </table:table-cell>
              <table:table-cell office:value-type="float" office:value="8.57235">
                <text:p>8.57235</text:p>
              </table:table-cell>
              <table:table-cell office:value-type="float" office:value="2.9069">
                <text:p>2.9069</text:p>
              </table:table-cell>
              <table:table-cell office:value-type="float" office:value="2.66561">
                <text:p>2.66561</text:p>
              </table:table-cell>
              <table:table-cell office:value-type="float" office:value="0.881766">
                <text:p>0.881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4">
                <text:p>-44</text:p>
              </table:table-cell>
              <table:table-cell office:value-type="float" office:value="8.69805">
                <text:p>8.69805</text:p>
              </table:table-cell>
              <table:table-cell office:value-type="float" office:value="3.09081">
                <text:p>3.09081</text:p>
              </table:table-cell>
              <table:table-cell office:value-type="float" office:value="2.82346">
                <text:p>2.82346</text:p>
              </table:table-cell>
              <table:table-cell office:value-type="float" office:value="0.975667">
                <text:p>0.975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3">
                <text:p>-43</text:p>
              </table:table-cell>
              <table:table-cell office:value-type="float" office:value="8.81868">
                <text:p>8.81868</text:p>
              </table:table-cell>
              <table:table-cell office:value-type="float" office:value="3.27151">
                <text:p>3.27151</text:p>
              </table:table-cell>
              <table:table-cell office:value-type="float" office:value="2.97731">
                <text:p>2.97731</text:p>
              </table:table-cell>
              <table:table-cell office:value-type="float" office:value="1.0726">
                <text:p>1.0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2">
                <text:p>-42</text:p>
              </table:table-cell>
              <table:table-cell office:value-type="float" office:value="8.93465">
                <text:p>8.93465</text:p>
              </table:table-cell>
              <table:table-cell office:value-type="float" office:value="3.44885">
                <text:p>3.44885</text:p>
              </table:table-cell>
              <table:table-cell office:value-type="float" office:value="3.12709">
                <text:p>3.12709</text:p>
              </table:table-cell>
              <table:table-cell office:value-type="float" office:value="1.17231">
                <text:p>1.17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">
                <text:p>-41</text:p>
              </table:table-cell>
              <table:table-cell office:value-type="float" office:value="9.04632">
                <text:p>9.04632</text:p>
              </table:table-cell>
              <table:table-cell office:value-type="float" office:value="3.62273">
                <text:p>3.62273</text:p>
              </table:table-cell>
              <table:table-cell office:value-type="float" office:value="3.27277">
                <text:p>3.27277</text:p>
              </table:table-cell>
              <table:table-cell office:value-type="float" office:value="1.27458">
                <text:p>1.27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  <table:table-cell office:value-type="float" office:value="9.15402">
                <text:p>9.15402</text:p>
              </table:table-cell>
              <table:table-cell office:value-type="float" office:value="3.7931">
                <text:p>3.7931</text:p>
              </table:table-cell>
              <table:table-cell office:value-type="float" office:value="3.41435">
                <text:p>3.41435</text:p>
              </table:table-cell>
              <table:table-cell office:value-type="float" office:value="1.37918">
                <text:p>1.37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9">
                <text:p>-39</text:p>
              </table:table-cell>
              <table:table-cell office:value-type="float" office:value="9.25805">
                <text:p>9.25805</text:p>
              </table:table-cell>
              <table:table-cell office:value-type="float" office:value="3.95991">
                <text:p>3.95991</text:p>
              </table:table-cell>
              <table:table-cell office:value-type="float" office:value="3.55188">
                <text:p>3.55188</text:p>
              </table:table-cell>
              <table:table-cell office:value-type="float" office:value="1.4859">
                <text:p>1.4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8">
                <text:p>-38</text:p>
              </table:table-cell>
              <table:table-cell office:value-type="float" office:value="9.35867">
                <text:p>9.35867</text:p>
              </table:table-cell>
              <table:table-cell office:value-type="float" office:value="4.12318">
                <text:p>4.12318</text:p>
              </table:table-cell>
              <table:table-cell office:value-type="float" office:value="3.68539">
                <text:p>3.68539</text:p>
              </table:table-cell>
              <table:table-cell office:value-type="float" office:value="1.59453">
                <text:p>1.59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">
                <text:p>-37</text:p>
              </table:table-cell>
              <table:table-cell office:value-type="float" office:value="9.45612">
                <text:p>9.45612</text:p>
              </table:table-cell>
              <table:table-cell office:value-type="float" office:value="4.2829">
                <text:p>4.2829</text:p>
              </table:table-cell>
              <table:table-cell office:value-type="float" office:value="3.81496">
                <text:p>3.81496</text:p>
              </table:table-cell>
              <table:table-cell office:value-type="float" office:value="1.7049">
                <text:p>1.7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6">
                <text:p>-36</text:p>
              </table:table-cell>
              <table:table-cell office:value-type="float" office:value="9.55063">
                <text:p>9.55063</text:p>
              </table:table-cell>
              <table:table-cell office:value-type="float" office:value="4.4391">
                <text:p>4.4391</text:p>
              </table:table-cell>
              <table:table-cell office:value-type="float" office:value="3.94066">
                <text:p>3.94066</text:p>
              </table:table-cell>
              <table:table-cell office:value-type="float" office:value="1.8168">
                <text:p>1.8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5">
                <text:p>-35</text:p>
              </table:table-cell>
              <table:table-cell office:value-type="float" office:value="9.64241">
                <text:p>9.64241</text:p>
              </table:table-cell>
              <table:table-cell office:value-type="float" office:value="4.59184">
                <text:p>4.59184</text:p>
              </table:table-cell>
              <table:table-cell office:value-type="float" office:value="4.06258">
                <text:p>4.06258</text:p>
              </table:table-cell>
              <table:table-cell office:value-type="float" office:value="1.93007">
                <text:p>1.93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4">
                <text:p>-34</text:p>
              </table:table-cell>
              <table:table-cell office:value-type="float" office:value="9.73163">
                <text:p>9.73163</text:p>
              </table:table-cell>
              <table:table-cell office:value-type="float" office:value="4.74116">
                <text:p>4.74116</text:p>
              </table:table-cell>
              <table:table-cell office:value-type="float" office:value="4.18081">
                <text:p>4.18081</text:p>
              </table:table-cell>
              <table:table-cell office:value-type="float" office:value="2.04454">
                <text:p>2.04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">
                <text:p>-33</text:p>
              </table:table-cell>
              <table:table-cell office:value-type="float" office:value="9.81847">
                <text:p>9.81847</text:p>
              </table:table-cell>
              <table:table-cell office:value-type="float" office:value="4.88711">
                <text:p>4.88711</text:p>
              </table:table-cell>
              <table:table-cell office:value-type="float" office:value="4.29545">
                <text:p>4.29545</text:p>
              </table:table-cell>
              <table:table-cell office:value-type="float" office:value="2.16005">
                <text:p>2.16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2">
                <text:p>-32</text:p>
              </table:table-cell>
              <table:table-cell office:value-type="float" office:value="9.90308">
                <text:p>9.90308</text:p>
              </table:table-cell>
              <table:table-cell office:value-type="float" office:value="5.02976">
                <text:p>5.02976</text:p>
              </table:table-cell>
              <table:table-cell office:value-type="float" office:value="4.40659">
                <text:p>4.40659</text:p>
              </table:table-cell>
              <table:table-cell office:value-type="float" office:value="2.27645">
                <text:p>2.27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1">
                <text:p>-31</text:p>
              </table:table-cell>
              <table:table-cell office:value-type="float" office:value="9.98561">
                <text:p>9.98561</text:p>
              </table:table-cell>
              <table:table-cell office:value-type="float" office:value="5.16919">
                <text:p>5.16919</text:p>
              </table:table-cell>
              <table:table-cell office:value-type="float" office:value="4.51434">
                <text:p>4.51434</text:p>
              </table:table-cell>
              <table:table-cell office:value-type="float" office:value="2.39359">
                <text:p>2.39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10.0662">
                <text:p>10.0662</text:p>
              </table:table-cell>
              <table:table-cell office:value-type="float" office:value="5.30545">
                <text:p>5.30545</text:p>
              </table:table-cell>
              <table:table-cell office:value-type="float" office:value="4.61879">
                <text:p>4.61879</text:p>
              </table:table-cell>
              <table:table-cell office:value-type="float" office:value="2.51132">
                <text:p>2.51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9">
                <text:p>-29</text:p>
              </table:table-cell>
              <table:table-cell office:value-type="float" office:value="10.145">
                <text:p>10.145</text:p>
              </table:table-cell>
              <table:table-cell office:value-type="float" office:value="5.43862">
                <text:p>5.43862</text:p>
              </table:table-cell>
              <table:table-cell office:value-type="float" office:value="4.72004">
                <text:p>4.72004</text:p>
              </table:table-cell>
              <table:table-cell office:value-type="float" office:value="2.62952">
                <text:p>2.62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8">
                <text:p>-28</text:p>
              </table:table-cell>
              <table:table-cell office:value-type="float" office:value="10.222">
                <text:p>10.222</text:p>
              </table:table-cell>
              <table:table-cell office:value-type="float" office:value="5.56878">
                <text:p>5.56878</text:p>
              </table:table-cell>
              <table:table-cell office:value-type="float" office:value="4.81819">
                <text:p>4.81819</text:p>
              </table:table-cell>
              <table:table-cell office:value-type="float" office:value="2.74805">
                <text:p>2.74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7">
                <text:p>-27</text:p>
              </table:table-cell>
              <table:table-cell office:value-type="float" office:value="10.2975">
                <text:p>10.2975</text:p>
              </table:table-cell>
              <table:table-cell office:value-type="float" office:value="5.69599">
                <text:p>5.69599</text:p>
              </table:table-cell>
              <table:table-cell office:value-type="float" office:value="4.91333">
                <text:p>4.91333</text:p>
              </table:table-cell>
              <table:table-cell office:value-type="float" office:value="2.86679">
                <text:p>2.86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">
                <text:p>-26</text:p>
              </table:table-cell>
              <table:table-cell office:value-type="float" office:value="10.3714">
                <text:p>10.3714</text:p>
              </table:table-cell>
              <table:table-cell office:value-type="float" office:value="5.82034">
                <text:p>5.82034</text:p>
              </table:table-cell>
              <table:table-cell office:value-type="float" office:value="5.00556">
                <text:p>5.00556</text:p>
              </table:table-cell>
              <table:table-cell office:value-type="float" office:value="2.98562">
                <text:p>2.98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5">
                <text:p>-25</text:p>
              </table:table-cell>
              <table:table-cell office:value-type="float" office:value="10.444">
                <text:p>10.444</text:p>
              </table:table-cell>
              <table:table-cell office:value-type="float" office:value="5.94189">
                <text:p>5.94189</text:p>
              </table:table-cell>
              <table:table-cell office:value-type="float" office:value="5.09497">
                <text:p>5.09497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4">
                <text:p>-24</text:p>
              </table:table-cell>
              <table:table-cell office:value-type="float" office:value="10.5153">
                <text:p>10.5153</text:p>
              </table:table-cell>
              <table:table-cell office:value-type="float" office:value="6.06072">
                <text:p>6.06072</text:p>
              </table:table-cell>
              <table:table-cell office:value-type="float" office:value="5.18164">
                <text:p>5.18164</text:p>
              </table:table-cell>
              <table:table-cell office:value-type="float" office:value="3.22308">
                <text:p>3.2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3">
                <text:p>-23</text:p>
              </table:table-cell>
              <table:table-cell office:value-type="float" office:value="10.5853">
                <text:p>10.5853</text:p>
              </table:table-cell>
              <table:table-cell office:value-type="float" office:value="6.17689">
                <text:p>6.17689</text:p>
              </table:table-cell>
              <table:table-cell office:value-type="float" office:value="5.26567">
                <text:p>5.26567</text:p>
              </table:table-cell>
              <table:table-cell office:value-type="float" office:value="3.3415">
                <text:p>3.3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2">
                <text:p>-22</text:p>
              </table:table-cell>
              <table:table-cell office:value-type="float" office:value="10.6542">
                <text:p>10.6542</text:p>
              </table:table-cell>
              <table:table-cell office:value-type="float" office:value="6.29049">
                <text:p>6.29049</text:p>
              </table:table-cell>
              <table:table-cell office:value-type="float" office:value="5.34713">
                <text:p>5.34713</text:p>
              </table:table-cell>
              <table:table-cell office:value-type="float" office:value="3.45956">
                <text:p>3.459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">
                <text:p>-21</text:p>
              </table:table-cell>
              <table:table-cell office:value-type="float" office:value="10.722">
                <text:p>10.722</text:p>
              </table:table-cell>
              <table:table-cell office:value-type="float" office:value="6.40156">
                <text:p>6.40156</text:p>
              </table:table-cell>
              <table:table-cell office:value-type="float" office:value="5.4261">
                <text:p>5.4261</text:p>
              </table:table-cell>
              <table:table-cell office:value-type="float" office:value="3.57717">
                <text:p>3.57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">
                <text:p>-20</text:p>
              </table:table-cell>
              <table:table-cell office:value-type="float" office:value="10.7888">
                <text:p>10.7888</text:p>
              </table:table-cell>
              <table:table-cell office:value-type="float" office:value="6.51019">
                <text:p>6.51019</text:p>
              </table:table-cell>
              <table:table-cell office:value-type="float" office:value="5.50267">
                <text:p>5.50267</text:p>
              </table:table-cell>
              <table:table-cell office:value-type="float" office:value="3.69424">
                <text:p>3.69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9">
                <text:p>-19</text:p>
              </table:table-cell>
              <table:table-cell office:value-type="float" office:value="10.8547">
                <text:p>10.8547</text:p>
              </table:table-cell>
              <table:table-cell office:value-type="float" office:value="6.61643">
                <text:p>6.61643</text:p>
              </table:table-cell>
              <table:table-cell office:value-type="float" office:value="5.5769">
                <text:p>5.5769</text:p>
              </table:table-cell>
              <table:table-cell office:value-type="float" office:value="3.81066">
                <text:p>3.81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8">
                <text:p>-18</text:p>
              </table:table-cell>
              <table:table-cell office:value-type="float" office:value="10.9197">
                <text:p>10.9197</text:p>
              </table:table-cell>
              <table:table-cell office:value-type="float" office:value="6.72035">
                <text:p>6.72035</text:p>
              </table:table-cell>
              <table:table-cell office:value-type="float" office:value="5.64886">
                <text:p>5.64886</text:p>
              </table:table-cell>
              <table:table-cell office:value-type="float" office:value="3.92634">
                <text:p>3.92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7">
                <text:p>-17</text:p>
              </table:table-cell>
              <table:table-cell office:value-type="float" office:value="10.9839">
                <text:p>10.9839</text:p>
              </table:table-cell>
              <table:table-cell office:value-type="float" office:value="6.82202">
                <text:p>6.82202</text:p>
              </table:table-cell>
              <table:table-cell office:value-type="float" office:value="5.71864">
                <text:p>5.71864</text:p>
              </table:table-cell>
              <table:table-cell office:value-type="float" office:value="4.0412">
                <text:p>4.0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11.0473">
                <text:p>11.0473</text:p>
              </table:table-cell>
              <table:table-cell office:value-type="float" office:value="6.92148">
                <text:p>6.92148</text:p>
              </table:table-cell>
              <table:table-cell office:value-type="float" office:value="5.78628">
                <text:p>5.78628</text:p>
              </table:table-cell>
              <table:table-cell office:value-type="float" office:value="4.15516">
                <text:p>4.15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">
                <text:p>-15</text:p>
              </table:table-cell>
              <table:table-cell office:value-type="float" office:value="11.1101">
                <text:p>11.1101</text:p>
              </table:table-cell>
              <table:table-cell office:value-type="float" office:value="7.0188">
                <text:p>7.0188</text:p>
              </table:table-cell>
              <table:table-cell office:value-type="float" office:value="5.85186">
                <text:p>5.85186</text:p>
              </table:table-cell>
              <table:table-cell office:value-type="float" office:value="4.26812">
                <text:p>4.268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11.1722">
                <text:p>11.1722</text:p>
              </table:table-cell>
              <table:table-cell office:value-type="float" office:value="7.11403">
                <text:p>7.11403</text:p>
              </table:table-cell>
              <table:table-cell office:value-type="float" office:value="5.91543">
                <text:p>5.91543</text:p>
              </table:table-cell>
              <table:table-cell office:value-type="float" office:value="4.38002">
                <text:p>4.38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11.2337">
                <text:p>11.2337</text:p>
              </table:table-cell>
              <table:table-cell office:value-type="float" office:value="7.20723">
                <text:p>7.20723</text:p>
              </table:table-cell>
              <table:table-cell office:value-type="float" office:value="5.97706">
                <text:p>5.97706</text:p>
              </table:table-cell>
              <table:table-cell office:value-type="float" office:value="4.49076">
                <text:p>4.490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11.2946">
                <text:p>11.2946</text:p>
              </table:table-cell>
              <table:table-cell office:value-type="float" office:value="7.29845">
                <text:p>7.29845</text:p>
              </table:table-cell>
              <table:table-cell office:value-type="float" office:value="6.03679">
                <text:p>6.03679</text:p>
              </table:table-cell>
              <table:table-cell office:value-type="float" office:value="4.60029">
                <text:p>4.60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">
                <text:p>-11</text:p>
              </table:table-cell>
              <table:table-cell office:value-type="float" office:value="11.3551">
                <text:p>11.3551</text:p>
              </table:table-cell>
              <table:table-cell office:value-type="float" office:value="7.38773">
                <text:p>7.38773</text:p>
              </table:table-cell>
              <table:table-cell office:value-type="float" office:value="6.09469">
                <text:p>6.09469</text:p>
              </table:table-cell>
              <table:table-cell office:value-type="float" office:value="4.70851">
                <text:p>4.70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">
                <text:p>-10</text:p>
              </table:table-cell>
              <table:table-cell office:value-type="float" office:value="11.4151">
                <text:p>11.4151</text:p>
              </table:table-cell>
              <table:table-cell office:value-type="float" office:value="7.47514">
                <text:p>7.47514</text:p>
              </table:table-cell>
              <table:table-cell office:value-type="float" office:value="6.1508">
                <text:p>6.1508</text:p>
              </table:table-cell>
              <table:table-cell office:value-type="float" office:value="4.81537">
                <text:p>4.81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">
                <text:p>-9</text:p>
              </table:table-cell>
              <table:table-cell office:value-type="float" office:value="11.4747">
                <text:p>11.4747</text:p>
              </table:table-cell>
              <table:table-cell office:value-type="float" office:value="7.56072">
                <text:p>7.56072</text:p>
              </table:table-cell>
              <table:table-cell office:value-type="float" office:value="6.20517">
                <text:p>6.20517</text:p>
              </table:table-cell>
              <table:table-cell office:value-type="float" office:value="4.92079">
                <text:p>4.92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">
                <text:p>-8</text:p>
              </table:table-cell>
              <table:table-cell office:value-type="float" office:value="11.534">
                <text:p>11.534</text:p>
              </table:table-cell>
              <table:table-cell office:value-type="float" office:value="7.6445">
                <text:p>7.6445</text:p>
              </table:table-cell>
              <table:table-cell office:value-type="float" office:value="6.25784">
                <text:p>6.25784</text:p>
              </table:table-cell>
              <table:table-cell office:value-type="float" office:value="5.02471">
                <text:p>5.02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">
                <text:p>-7</text:p>
              </table:table-cell>
              <table:table-cell office:value-type="float" office:value="11.5929">
                <text:p>11.5929</text:p>
              </table:table-cell>
              <table:table-cell office:value-type="float" office:value="7.72654">
                <text:p>7.72654</text:p>
              </table:table-cell>
              <table:table-cell office:value-type="float" office:value="6.30887">
                <text:p>6.30887</text:p>
              </table:table-cell>
              <table:table-cell office:value-type="float" office:value="5.12705">
                <text:p>5.12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">
                <text:p>-6</text:p>
              </table:table-cell>
              <table:table-cell office:value-type="float" office:value="11.6516">
                <text:p>11.6516</text:p>
              </table:table-cell>
              <table:table-cell office:value-type="float" office:value="7.80688">
                <text:p>7.80688</text:p>
              </table:table-cell>
              <table:table-cell office:value-type="float" office:value="6.3583">
                <text:p>6.3583</text:p>
              </table:table-cell>
              <table:table-cell office:value-type="float" office:value="5.22777">
                <text:p>5.22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">
                <text:p>-5</text:p>
              </table:table-cell>
              <table:table-cell office:value-type="float" office:value="11.71">
                <text:p>11.71</text:p>
              </table:table-cell>
              <table:table-cell office:value-type="float" office:value="7.88556">
                <text:p>7.88556</text:p>
              </table:table-cell>
              <table:table-cell office:value-type="float" office:value="6.40616">
                <text:p>6.40616</text:p>
              </table:table-cell>
              <table:table-cell office:value-type="float" office:value="5.3268">
                <text:p>5.3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">
                <text:p>-4</text:p>
              </table:table-cell>
              <table:table-cell office:value-type="float" office:value="11.7682">
                <text:p>11.7682</text:p>
              </table:table-cell>
              <table:table-cell office:value-type="float" office:value="7.96262">
                <text:p>7.96262</text:p>
              </table:table-cell>
              <table:table-cell office:value-type="float" office:value="6.4525">
                <text:p>6.4525</text:p>
              </table:table-cell>
              <table:table-cell office:value-type="float" office:value="5.42407">
                <text:p>5.42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">
                <text:p>-3</text:p>
              </table:table-cell>
              <table:table-cell office:value-type="float" office:value="11.8263">
                <text:p>11.8263</text:p>
              </table:table-cell>
              <table:table-cell office:value-type="float" office:value="8.0381">
                <text:p>8.0381</text:p>
              </table:table-cell>
              <table:table-cell office:value-type="float" office:value="6.49734">
                <text:p>6.49734</text:p>
              </table:table-cell>
              <table:table-cell office:value-type="float" office:value="5.51953">
                <text:p>5.51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11.8843">
                <text:p>11.8843</text:p>
              </table:table-cell>
              <table:table-cell office:value-type="float" office:value="8.11203">
                <text:p>8.11203</text:p>
              </table:table-cell>
              <table:table-cell office:value-type="float" office:value="6.54074">
                <text:p>6.54074</text:p>
              </table:table-cell>
              <table:table-cell office:value-type="float" office:value="5.61314">
                <text:p>5.61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11.9422">
                <text:p>11.9422</text:p>
              </table:table-cell>
              <table:table-cell office:value-type="float" office:value="8.18445">
                <text:p>8.18445</text:p>
              </table:table-cell>
              <table:table-cell office:value-type="float" office:value="6.58271">
                <text:p>6.58271</text:p>
              </table:table-cell>
              <table:table-cell office:value-type="float" office:value="5.70482">
                <text:p>5.70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.2554">
                <text:p>8.2554</text:p>
              </table:table-cell>
              <table:table-cell office:value-type="float" office:value="6.6233">
                <text:p>6.6233</text:p>
              </table:table-cell>
              <table:table-cell office:value-type="float" office:value="5.79453">
                <text:p>5.79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2.0578">
                <text:p>12.0578</text:p>
              </table:table-cell>
              <table:table-cell office:value-type="float" office:value="8.32491">
                <text:p>8.32491</text:p>
              </table:table-cell>
              <table:table-cell office:value-type="float" office:value="6.66253">
                <text:p>6.66253</text:p>
              </table:table-cell>
              <table:table-cell office:value-type="float" office:value="5.88222">
                <text:p>5.88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12.1157">
                <text:p>12.1157</text:p>
              </table:table-cell>
              <table:table-cell office:value-type="float" office:value="8.39301">
                <text:p>8.39301</text:p>
              </table:table-cell>
              <table:table-cell office:value-type="float" office:value="6.70042">
                <text:p>6.70042</text:p>
              </table:table-cell>
              <table:table-cell office:value-type="float" office:value="5.96784">
                <text:p>5.96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12.1737">
                <text:p>12.1737</text:p>
              </table:table-cell>
              <table:table-cell office:value-type="float" office:value="8.45973">
                <text:p>8.45973</text:p>
              </table:table-cell>
              <table:table-cell office:value-type="float" office:value="6.73702">
                <text:p>6.73702</text:p>
              </table:table-cell>
              <table:table-cell office:value-type="float" office:value="6.05135">
                <text:p>6.05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12.2318">
                <text:p>12.2318</text:p>
              </table:table-cell>
              <table:table-cell office:value-type="float" office:value="8.5251">
                <text:p>8.5251</text:p>
              </table:table-cell>
              <table:table-cell office:value-type="float" office:value="6.77234">
                <text:p>6.77234</text:p>
              </table:table-cell>
              <table:table-cell office:value-type="float" office:value="6.13269">
                <text:p>6.13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2.29">
                <text:p>12.29</text:p>
              </table:table-cell>
              <table:table-cell office:value-type="float" office:value="8.58916">
                <text:p>8.58916</text:p>
              </table:table-cell>
              <table:table-cell office:value-type="float" office:value="6.80641">
                <text:p>6.80641</text:p>
              </table:table-cell>
              <table:table-cell office:value-type="float" office:value="6.21183">
                <text:p>6.21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12.3484">
                <text:p>12.3484</text:p>
              </table:table-cell>
              <table:table-cell office:value-type="float" office:value="8.65193">
                <text:p>8.65193</text:p>
              </table:table-cell>
              <table:table-cell office:value-type="float" office:value="6.83925">
                <text:p>6.83925</text:p>
              </table:table-cell>
              <table:table-cell office:value-type="float" office:value="6.28871">
                <text:p>6.28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2.4071">
                <text:p>12.4071</text:p>
              </table:table-cell>
              <table:table-cell office:value-type="float" office:value="8.71343">
                <text:p>8.71343</text:p>
              </table:table-cell>
              <table:table-cell office:value-type="float" office:value="6.87089">
                <text:p>6.87089</text:p>
              </table:table-cell>
              <table:table-cell office:value-type="float" office:value="6.36331">
                <text:p>6.363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12.466">
                <text:p>12.466</text:p>
              </table:table-cell>
              <table:table-cell office:value-type="float" office:value="8.7737">
                <text:p>8.7737</text:p>
              </table:table-cell>
              <table:table-cell office:value-type="float" office:value="6.90134">
                <text:p>6.90134</text:p>
              </table:table-cell>
              <table:table-cell office:value-type="float" office:value="6.43558">
                <text:p>6.435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12.5253">
                <text:p>12.5253</text:p>
              </table:table-cell>
              <table:table-cell office:value-type="float" office:value="8.83276">
                <text:p>8.83276</text:p>
              </table:table-cell>
              <table:table-cell office:value-type="float" office:value="6.93062">
                <text:p>6.93062</text:p>
              </table:table-cell>
              <table:table-cell office:value-type="float" office:value="6.50548">
                <text:p>6.50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12.5849">
                <text:p>12.5849</text:p>
              </table:table-cell>
              <table:table-cell office:value-type="float" office:value="8.89063">
                <text:p>8.89063</text:p>
              </table:table-cell>
              <table:table-cell office:value-type="float" office:value="6.95876">
                <text:p>6.95876</text:p>
              </table:table-cell>
              <table:table-cell office:value-type="float" office:value="6.57298">
                <text:p>6.57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12.6449">
                <text:p>12.6449</text:p>
              </table:table-cell>
              <table:table-cell office:value-type="float" office:value="8.94735">
                <text:p>8.94735</text:p>
              </table:table-cell>
              <table:table-cell office:value-type="float" office:value="6.98576">
                <text:p>6.98576</text:p>
              </table:table-cell>
              <table:table-cell office:value-type="float" office:value="6.63804">
                <text:p>6.63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12.7054">
                <text:p>12.7054</text:p>
              </table:table-cell>
              <table:table-cell office:value-type="float" office:value="9.00292">
                <text:p>9.00292</text:p>
              </table:table-cell>
              <table:table-cell office:value-type="float" office:value="7.01165">
                <text:p>7.01165</text:p>
              </table:table-cell>
              <table:table-cell office:value-type="float" office:value="6.70063">
                <text:p>6.700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12.7663">
                <text:p>12.7663</text:p>
              </table:table-cell>
              <table:table-cell office:value-type="float" office:value="9.05738">
                <text:p>9.05738</text:p>
              </table:table-cell>
              <table:table-cell office:value-type="float" office:value="7.03643">
                <text:p>7.03643</text:p>
              </table:table-cell>
              <table:table-cell office:value-type="float" office:value="6.76072">
                <text:p>6.76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12.8278">
                <text:p>12.8278</text:p>
              </table:table-cell>
              <table:table-cell office:value-type="float" office:value="9.11075">
                <text:p>9.11075</text:p>
              </table:table-cell>
              <table:table-cell office:value-type="float" office:value="7.06013">
                <text:p>7.06013</text:p>
              </table:table-cell>
              <table:table-cell office:value-type="float" office:value="6.81828">
                <text:p>6.81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12.8899">
                <text:p>12.8899</text:p>
              </table:table-cell>
              <table:table-cell office:value-type="float" office:value="9.16305">
                <text:p>9.16305</text:p>
              </table:table-cell>
              <table:table-cell office:value-type="float" office:value="7.08276">
                <text:p>7.08276</text:p>
              </table:table-cell>
              <table:table-cell office:value-type="float" office:value="6.87327">
                <text:p>6.873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12.9527">
                <text:p>12.9527</text:p>
              </table:table-cell>
              <table:table-cell office:value-type="float" office:value="9.2143">
                <text:p>9.2143</text:p>
              </table:table-cell>
              <table:table-cell office:value-type="float" office:value="7.10432">
                <text:p>7.10432</text:p>
              </table:table-cell>
              <table:table-cell office:value-type="float" office:value="6.92567">
                <text:p>6.92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13.0161">
                <text:p>13.0161</text:p>
              </table:table-cell>
              <table:table-cell office:value-type="float" office:value="9.26453">
                <text:p>9.26453</text:p>
              </table:table-cell>
              <table:table-cell office:value-type="float" office:value="7.12482">
                <text:p>7.12482</text:p>
              </table:table-cell>
              <table:table-cell office:value-type="float" office:value="6.97546">
                <text:p>6.97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13.0803">
                <text:p>13.0803</text:p>
              </table:table-cell>
              <table:table-cell office:value-type="float" office:value="9.31374">
                <text:p>9.31374</text:p>
              </table:table-cell>
              <table:table-cell office:value-type="float" office:value="7.14429">
                <text:p>7.14429</text:p>
              </table:table-cell>
              <table:table-cell office:value-type="float" office:value="7.02261">
                <text:p>7.02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13.1453">
                <text:p>13.1453</text:p>
              </table:table-cell>
              <table:table-cell office:value-type="float" office:value="9.36197">
                <text:p>9.36197</text:p>
              </table:table-cell>
              <table:table-cell office:value-type="float" office:value="7.16271">
                <text:p>7.16271</text:p>
              </table:table-cell>
              <table:table-cell office:value-type="float" office:value="7.0671">
                <text:p>7.06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3.2112">
                <text:p>13.2112</text:p>
              </table:table-cell>
              <table:table-cell office:value-type="float" office:value="9.40923">
                <text:p>9.40923</text:p>
              </table:table-cell>
              <table:table-cell office:value-type="float" office:value="7.18011">
                <text:p>7.18011</text:p>
              </table:table-cell>
              <table:table-cell office:value-type="float" office:value="7.10891">
                <text:p>7.108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13.278">
                <text:p>13.278</text:p>
              </table:table-cell>
              <table:table-cell office:value-type="float" office:value="9.45554">
                <text:p>9.45554</text:p>
              </table:table-cell>
              <table:table-cell office:value-type="float" office:value="7.19648">
                <text:p>7.19648</text:p>
              </table:table-cell>
              <table:table-cell office:value-type="float" office:value="7.14801">
                <text:p>7.148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13.3458">
                <text:p>13.3458</text:p>
              </table:table-cell>
              <table:table-cell office:value-type="float" office:value="9.50093">
                <text:p>9.50093</text:p>
              </table:table-cell>
              <table:table-cell office:value-type="float" office:value="7.21183">
                <text:p>7.21183</text:p>
              </table:table-cell>
              <table:table-cell office:value-type="float" office:value="7.18439">
                <text:p>7.18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">
                <text:p>23</text:p>
              </table:table-cell>
              <table:table-cell office:value-type="float" office:value="13.4147">
                <text:p>13.4147</text:p>
              </table:table-cell>
              <table:table-cell office:value-type="float" office:value="9.5454">
                <text:p>9.5454</text:p>
              </table:table-cell>
              <table:table-cell office:value-type="float" office:value="7.22617">
                <text:p>7.22617</text:p>
              </table:table-cell>
              <table:table-cell office:value-type="float" office:value="7.21804">
                <text:p>7.21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">
                <text:p>24</text:p>
              </table:table-cell>
              <table:table-cell office:value-type="float" office:value="13.4847">
                <text:p>13.4847</text:p>
              </table:table-cell>
              <table:table-cell office:value-type="float" office:value="9.58899">
                <text:p>9.58899</text:p>
              </table:table-cell>
              <table:table-cell office:value-type="float" office:value="7.23949">
                <text:p>7.23949</text:p>
              </table:table-cell>
              <table:table-cell office:value-type="float" office:value="7.24894">
                <text:p>7.24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13.556">
                <text:p>13.556</text:p>
              </table:table-cell>
              <table:table-cell office:value-type="float" office:value="9.6317">
                <text:p>9.6317</text:p>
              </table:table-cell>
              <table:table-cell office:value-type="float" office:value="7.2518">
                <text:p>7.2518</text:p>
              </table:table-cell>
              <table:table-cell office:value-type="float" office:value="7.27707">
                <text:p>7.27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">
                <text:p>26</text:p>
              </table:table-cell>
              <table:table-cell office:value-type="float" office:value="13.6286">
                <text:p>13.6286</text:p>
              </table:table-cell>
              <table:table-cell office:value-type="float" office:value="9.67356">
                <text:p>9.67356</text:p>
              </table:table-cell>
              <table:table-cell office:value-type="float" office:value="7.2631">
                <text:p>7.2631</text:p>
              </table:table-cell>
              <table:table-cell office:value-type="float" office:value="7.30242">
                <text:p>7.30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13.7025">
                <text:p>13.7025</text:p>
              </table:table-cell>
              <table:table-cell office:value-type="float" office:value="9.71459">
                <text:p>9.71459</text:p>
              </table:table-cell>
              <table:table-cell office:value-type="float" office:value="7.27338">
                <text:p>7.27338</text:p>
              </table:table-cell>
              <table:table-cell office:value-type="float" office:value="7.32499">
                <text:p>7.32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13.778">
                <text:p>13.778</text:p>
              </table:table-cell>
              <table:table-cell office:value-type="float" office:value="9.75481">
                <text:p>9.75481</text:p>
              </table:table-cell>
              <table:table-cell office:value-type="float" office:value="7.28265">
                <text:p>7.28265</text:p>
              </table:table-cell>
              <table:table-cell office:value-type="float" office:value="7.34477">
                <text:p>7.34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13.855">
                <text:p>13.855</text:p>
              </table:table-cell>
              <table:table-cell office:value-type="float" office:value="9.79423">
                <text:p>9.79423</text:p>
              </table:table-cell>
              <table:table-cell office:value-type="float" office:value="7.2909">
                <text:p>7.2909</text:p>
              </table:table-cell>
              <table:table-cell office:value-type="float" office:value="7.36174">
                <text:p>7.36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">
                <text:p>30</text:p>
              </table:table-cell>
              <table:table-cell office:value-type="float" office:value="13.9338">
                <text:p>13.9338</text:p>
              </table:table-cell>
              <table:table-cell office:value-type="float" office:value="9.83289">
                <text:p>9.83289</text:p>
              </table:table-cell>
              <table:table-cell office:value-type="float" office:value="7.29813">
                <text:p>7.29813</text:p>
              </table:table-cell>
              <table:table-cell office:value-type="float" office:value="7.37591">
                <text:p>7.37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14.0144">
                <text:p>14.0144</text:p>
              </table:table-cell>
              <table:table-cell office:value-type="float" office:value="9.87079">
                <text:p>9.87079</text:p>
              </table:table-cell>
              <table:table-cell office:value-type="float" office:value="7.30433">
                <text:p>7.30433</text:p>
              </table:table-cell>
              <table:table-cell office:value-type="float" office:value="7.38726">
                <text:p>7.38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">
                <text:p>32</text:p>
              </table:table-cell>
              <table:table-cell office:value-type="float" office:value="14.0969">
                <text:p>14.0969</text:p>
              </table:table-cell>
              <table:table-cell office:value-type="float" office:value="9.90797">
                <text:p>9.90797</text:p>
              </table:table-cell>
              <table:table-cell office:value-type="float" office:value="7.3095">
                <text:p>7.3095</text:p>
              </table:table-cell>
              <table:table-cell office:value-type="float" office:value="7.39581">
                <text:p>7.395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">
                <text:p>33</text:p>
              </table:table-cell>
              <table:table-cell office:value-type="float" office:value="14.1815">
                <text:p>14.1815</text:p>
              </table:table-cell>
              <table:table-cell office:value-type="float" office:value="9.94444">
                <text:p>9.94444</text:p>
              </table:table-cell>
              <table:table-cell office:value-type="float" office:value="7.31364">
                <text:p>7.31364</text:p>
              </table:table-cell>
              <table:table-cell office:value-type="float" office:value="7.40155">
                <text:p>7.40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">
                <text:p>34</text:p>
              </table:table-cell>
              <table:table-cell office:value-type="float" office:value="14.2684">
                <text:p>14.2684</text:p>
              </table:table-cell>
              <table:table-cell office:value-type="float" office:value="9.98023">
                <text:p>9.98023</text:p>
              </table:table-cell>
              <table:table-cell office:value-type="float" office:value="7.31673">
                <text:p>7.31673</text:p>
              </table:table-cell>
              <table:table-cell office:value-type="float" office:value="7.40448">
                <text:p>7.404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14.3576">
                <text:p>14.3576</text:p>
              </table:table-cell>
              <table:table-cell office:value-type="float" office:value="10.0154">
                <text:p>10.0154</text:p>
              </table:table-cell>
              <table:table-cell office:value-type="float" office:value="7.31877">
                <text:p>7.31877</text:p>
              </table:table-cell>
              <table:table-cell office:value-type="float" office:value="7.4046">
                <text:p>7.4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">
                <text:p>36</text:p>
              </table:table-cell>
              <table:table-cell office:value-type="float" office:value="14.4494">
                <text:p>14.4494</text:p>
              </table:table-cell>
              <table:table-cell office:value-type="float" office:value="10.0499">
                <text:p>10.0499</text:p>
              </table:table-cell>
              <table:table-cell office:value-type="float" office:value="7.31976">
                <text:p>7.31976</text:p>
              </table:table-cell>
              <table:table-cell office:value-type="float" office:value="7.40193">
                <text:p>7.401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">
                <text:p>37</text:p>
              </table:table-cell>
              <table:table-cell office:value-type="float" office:value="14.5439">
                <text:p>14.5439</text:p>
              </table:table-cell>
              <table:table-cell office:value-type="float" office:value="10.0838">
                <text:p>10.0838</text:p>
              </table:table-cell>
              <table:table-cell office:value-type="float" office:value="7.31969">
                <text:p>7.31969</text:p>
              </table:table-cell>
              <table:table-cell office:value-type="float" office:value="7.39648">
                <text:p>7.39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14.6413">
                <text:p>14.6413</text:p>
              </table:table-cell>
              <table:table-cell office:value-type="float" office:value="10.1171">
                <text:p>10.1171</text:p>
              </table:table-cell>
              <table:table-cell office:value-type="float" office:value="7.31854">
                <text:p>7.31854</text:p>
              </table:table-cell>
              <table:table-cell office:value-type="float" office:value="7.38824">
                <text:p>7.38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14.742">
                <text:p>14.742</text:p>
              </table:table-cell>
              <table:table-cell office:value-type="float" office:value="10.1499">
                <text:p>10.1499</text:p>
              </table:table-cell>
              <table:table-cell office:value-type="float" office:value="7.31632">
                <text:p>7.31632</text:p>
              </table:table-cell>
              <table:table-cell office:value-type="float" office:value="7.37725">
                <text:p>7.37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14.846">
                <text:p>14.846</text:p>
              </table:table-cell>
              <table:table-cell office:value-type="float" office:value="10.1822">
                <text:p>10.1822</text:p>
              </table:table-cell>
              <table:table-cell office:value-type="float" office:value="7.31301">
                <text:p>7.31301</text:p>
              </table:table-cell>
              <table:table-cell office:value-type="float" office:value="7.3635">
                <text:p>7.3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">
                <text:p>41</text:p>
              </table:table-cell>
              <table:table-cell office:value-type="float" office:value="14.9537">
                <text:p>14.9537</text:p>
              </table:table-cell>
              <table:table-cell office:value-type="float" office:value="10.214">
                <text:p>10.214</text:p>
              </table:table-cell>
              <table:table-cell office:value-type="float" office:value="7.3086">
                <text:p>7.3086</text:p>
              </table:table-cell>
              <table:table-cell office:value-type="float" office:value="7.34703">
                <text:p>7.34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">
                <text:p>42</text:p>
              </table:table-cell>
              <table:table-cell office:value-type="float" office:value="15.0654">
                <text:p>15.0654</text:p>
              </table:table-cell>
              <table:table-cell office:value-type="float" office:value="10.2454">
                <text:p>10.2454</text:p>
              </table:table-cell>
              <table:table-cell office:value-type="float" office:value="7.30309">
                <text:p>7.30309</text:p>
              </table:table-cell>
              <table:table-cell office:value-type="float" office:value="7.32784">
                <text:p>7.327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">
                <text:p>43</text:p>
              </table:table-cell>
              <table:table-cell office:value-type="float" office:value="15.1813">
                <text:p>15.1813</text:p>
              </table:table-cell>
              <table:table-cell office:value-type="float" office:value="10.2765">
                <text:p>10.2765</text:p>
              </table:table-cell>
              <table:table-cell office:value-type="float" office:value="7.29646">
                <text:p>7.29646</text:p>
              </table:table-cell>
              <table:table-cell office:value-type="float" office:value="7.30597">
                <text:p>7.305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  <table:table-cell office:value-type="float" office:value="15.302">
                <text:p>15.302</text:p>
              </table:table-cell>
              <table:table-cell office:value-type="float" office:value="10.3072">
                <text:p>10.3072</text:p>
              </table:table-cell>
              <table:table-cell office:value-type="float" office:value="7.28869">
                <text:p>7.28869</text:p>
              </table:table-cell>
              <table:table-cell office:value-type="float" office:value="7.28144">
                <text:p>7.28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">
                <text:p>45</text:p>
              </table:table-cell>
              <table:table-cell office:value-type="float" office:value="15.4277">
                <text:p>15.4277</text:p>
              </table:table-cell>
              <table:table-cell office:value-type="float" office:value="10.3376">
                <text:p>10.3376</text:p>
              </table:table-cell>
              <table:table-cell office:value-type="float" office:value="7.27978">
                <text:p>7.27978</text:p>
              </table:table-cell>
              <table:table-cell office:value-type="float" office:value="7.25428">
                <text:p>7.25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">
                <text:p>46</text:p>
              </table:table-cell>
              <table:table-cell office:value-type="float" office:value="15.5589">
                <text:p>15.5589</text:p>
              </table:table-cell>
              <table:table-cell office:value-type="float" office:value="10.3678">
                <text:p>10.3678</text:p>
              </table:table-cell>
              <table:table-cell office:value-type="float" office:value="7.2697">
                <text:p>7.2697</text:p>
              </table:table-cell>
              <table:table-cell office:value-type="float" office:value="7.22453">
                <text:p>7.224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">
                <text:p>47</text:p>
              </table:table-cell>
              <table:table-cell office:value-type="float" office:value="15.6961">
                <text:p>15.6961</text:p>
              </table:table-cell>
              <table:table-cell office:value-type="float" office:value="10.3979">
                <text:p>10.3979</text:p>
              </table:table-cell>
              <table:table-cell office:value-type="float" office:value="7.25845">
                <text:p>7.25845</text:p>
              </table:table-cell>
              <table:table-cell office:value-type="float" office:value="7.19222">
                <text:p>7.19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">
                <text:p>48</text:p>
              </table:table-cell>
              <table:table-cell office:value-type="float" office:value="15.84">
                <text:p>15.84</text:p>
              </table:table-cell>
              <table:table-cell office:value-type="float" office:value="10.4279">
                <text:p>10.4279</text:p>
              </table:table-cell>
              <table:table-cell office:value-type="float" office:value="7.246">
                <text:p>7.246</text:p>
              </table:table-cell>
              <table:table-cell office:value-type="float" office:value="7.15738">
                <text:p>7.157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15.9912">
                <text:p>15.9912</text:p>
              </table:table-cell>
              <table:table-cell office:value-type="float" office:value="10.458">
                <text:p>10.458</text:p>
              </table:table-cell>
              <table:table-cell office:value-type="float" office:value="7.23234">
                <text:p>7.23234</text:p>
              </table:table-cell>
              <table:table-cell office:value-type="float" office:value="7.12008">
                <text:p>7.12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">
                <text:p>50</text:p>
              </table:table-cell>
              <table:table-cell office:value-type="float" office:value="16.1504">
                <text:p>16.1504</text:p>
              </table:table-cell>
              <table:table-cell office:value-type="float" office:value="10.4881">
                <text:p>10.4881</text:p>
              </table:table-cell>
              <table:table-cell office:value-type="float" office:value="7.21744">
                <text:p>7.21744</text:p>
              </table:table-cell>
              <table:table-cell office:value-type="float" office:value="7.08035">
                <text:p>7.080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">
                <text:p>51</text:p>
              </table:table-cell>
              <table:table-cell office:value-type="float" office:value="16.3186">
                <text:p>16.3186</text:p>
              </table:table-cell>
              <table:table-cell office:value-type="float" office:value="10.5185">
                <text:p>10.5185</text:p>
              </table:table-cell>
              <table:table-cell office:value-type="float" office:value="7.20128">
                <text:p>7.20128</text:p>
              </table:table-cell>
              <table:table-cell office:value-type="float" office:value="7.03825">
                <text:p>7.03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">
                <text:p>52</text:p>
              </table:table-cell>
              <table:table-cell office:value-type="float" office:value="16.4967">
                <text:p>16.4967</text:p>
              </table:table-cell>
              <table:table-cell office:value-type="float" office:value="10.5493">
                <text:p>10.5493</text:p>
              </table:table-cell>
              <table:table-cell office:value-type="float" office:value="7.18385">
                <text:p>7.18385</text:p>
              </table:table-cell>
              <table:table-cell office:value-type="float" office:value="6.99385">
                <text:p>6.99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">
                <text:p>53</text:p>
              </table:table-cell>
              <table:table-cell office:value-type="float" office:value="16.6859">
                <text:p>16.6859</text:p>
              </table:table-cell>
              <table:table-cell office:value-type="float" office:value="10.5805">
                <text:p>10.5805</text:p>
              </table:table-cell>
              <table:table-cell office:value-type="float" office:value="7.1651">
                <text:p>7.1651</text:p>
              </table:table-cell>
              <table:table-cell office:value-type="float" office:value="6.94721">
                <text:p>6.947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">
                <text:p>54</text:p>
              </table:table-cell>
              <table:table-cell office:value-type="float" office:value="16.8878">
                <text:p>16.8878</text:p>
              </table:table-cell>
              <table:table-cell office:value-type="float" office:value="10.6125">
                <text:p>10.6125</text:p>
              </table:table-cell>
              <table:table-cell office:value-type="float" office:value="7.14501">
                <text:p>7.14501</text:p>
              </table:table-cell>
              <table:table-cell office:value-type="float" office:value="6.8984">
                <text:p>6.8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">
                <text:p>55</text:p>
              </table:table-cell>
              <table:table-cell office:value-type="float" office:value="17.1039">
                <text:p>17.1039</text:p>
              </table:table-cell>
              <table:table-cell office:value-type="float" office:value="10.6453">
                <text:p>10.6453</text:p>
              </table:table-cell>
              <table:table-cell office:value-type="float" office:value="7.12356">
                <text:p>7.12356</text:p>
              </table:table-cell>
              <table:table-cell office:value-type="float" office:value="6.84752">
                <text:p>6.84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">
                <text:p>56</text:p>
              </table:table-cell>
              <table:table-cell office:value-type="float" office:value="17.3364">
                <text:p>17.3364</text:p>
              </table:table-cell>
              <table:table-cell office:value-type="float" office:value="10.6792">
                <text:p>10.6792</text:p>
              </table:table-cell>
              <table:table-cell office:value-type="float" office:value="7.10071">
                <text:p>7.10071</text:p>
              </table:table-cell>
              <table:table-cell office:value-type="float" office:value="6.79465">
                <text:p>6.794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">
                <text:p>57</text:p>
              </table:table-cell>
              <table:table-cell office:value-type="float" office:value="17.5879">
                <text:p>17.5879</text:p>
              </table:table-cell>
              <table:table-cell office:value-type="float" office:value="10.7144">
                <text:p>10.7144</text:p>
              </table:table-cell>
              <table:table-cell office:value-type="float" office:value="7.07643">
                <text:p>7.07643</text:p>
              </table:table-cell>
              <table:table-cell office:value-type="float" office:value="6.7399">
                <text:p>6.7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">
                <text:p>58</text:p>
              </table:table-cell>
              <table:table-cell office:value-type="float" office:value="17.8616">
                <text:p>17.8616</text:p>
              </table:table-cell>
              <table:table-cell office:value-type="float" office:value="10.7513">
                <text:p>10.7513</text:p>
              </table:table-cell>
              <table:table-cell office:value-type="float" office:value="7.05067">
                <text:p>7.05067</text:p>
              </table:table-cell>
              <table:table-cell office:value-type="float" office:value="6.68338">
                <text:p>6.683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">
                <text:p>59</text:p>
              </table:table-cell>
              <table:table-cell office:value-type="float" office:value="18.1618">
                <text:p>18.1618</text:p>
              </table:table-cell>
              <table:table-cell office:value-type="float" office:value="10.7902">
                <text:p>10.7902</text:p>
              </table:table-cell>
              <table:table-cell office:value-type="float" office:value="7.02341">
                <text:p>7.02341</text:p>
              </table:table-cell>
              <table:table-cell office:value-type="float" office:value="6.62523">
                <text:p>6.62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'Nimbus Sans L'" fo:font-size="24.1000003814697pt" style:font-family-asian="'DejaVu LGC Sans'" style:font-size-asian="24.1000003814697pt" style:font-family-complex="'DejaVu LGC Sans'" style:font-size-complex="24.1000003814697pt"/>
    </style:style>
    <style:style style:name="ch3" style:family="chart">
      <style:chart-properties chart:interpolation="cubic-spline" chart:include-hidden-cells="false" chart:treat-empty-cells="leave-gap" chart:spline-order="2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'Nimbus Sans L'" fo:font-size="12.8000001907349pt" style:font-family-asian="'DejaVu LGC Sans'" style:font-size-asian="12.8000001907349pt" style:font-family-complex="'DejaVu LGC Sans'" style:font-size-complex="12.8000001907349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link-data-style-to-source="true" chart:axis-position="start"/>
      <style:text-properties fo:font-family="'Nimbus Sans L'" fo:font-size="12.8000001907349pt" style:font-family-asian="'DejaVu LGC Sans'" style:font-size-asian="12.8000001907349pt" style:font-family-complex="'DejaVu LGC Sans'" style:font-size-complex="12.8000001907349pt"/>
    </style:style>
    <style:style style:name="ch6" style:family="chart">
      <style:chart-properties style:rotation-angle="90"/>
      <style:graphic-properties draw:fill-color="#ffffff"/>
      <style:text-properties fo:font-family="'Nimbus Sans L'" fo:font-size="16.5pt" style:font-family-asian="'DejaVu LGC Sans'" style:font-size-asian="16.5pt" style:font-family-complex="'DejaVu LGC Sans'" style:font-size-complex="16.5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family="'Nimbus Sans L'" fo:font-size="11pt" style:font-family-asian="'DejaVu LGC Sans'" style:font-size-asian="11pt" style:font-family-complex="'DejaVu LGC Sans'" style:font-size-complex="11pt"/>
    </style:style>
    <style:style style:name="ch8" style:family="chart" style:data-style-name="N0">
      <style:chart-properties chart:symbol-type="none" chart:link-data-style-to-source="true"/>
      <style:graphic-properties draw:stroke="dash" draw:stroke-dash="_32__20_Dots_20_1_20_Dash" svg:stroke-color="#000000" draw:fill-color="#000000"/>
      <style:text-properties fo:font-family="'Nimbus Sans L'" fo:font-size="11pt" style:font-family-asian="'DejaVu LGC Sans'" style:font-size-asian="11pt" style:font-family-complex="'DejaVu LGC Sans'" style:font-size-complex="11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999999"/>
    </style:style>
  </office:automatic-styles>
  <office:body>
    <office:chart>
      <chart:chart svg:width="20.45cm" svg:height="12.107cm" xlink:href=".." xlink:type="simple" chart:class="chart:line" chart:style-name="ch1">
        <chart:title svg:x="4.053cm" svg:y="0.24cm" chart:style-name="ch2">
          <text:p>Predicted vs Measured Armidale</text:p>
        </chart:title>
        <chart:plot-area chart:style-name="ch3" table:cell-range-address="Sheet3.I3:Sheet3.K14" chart:data-source-has-labels="column" svg:x="1.705cm" svg:y="1.89cm" svg:width="18.337cm" svg:height="9.975cm">
          <chartooo:coordinate-region svg:x="2.194cm" svg:y="2.182cm" svg:width="17.449cm" svg:height="8.851cm"/>
          <chart:axis chart:dimension="x" chart:name="primary-x" chart:style-name="ch4" chartooo:axis-type="text">
            <chart:categories table:cell-range-address="Sheet3.I3:Sheet3.I14"/>
          </chart:axis>
          <chart:axis chart:dimension="y" chart:name="primary-y" chart:style-name="ch5">
            <chart:title svg:x="0.409cm" svg:y="7.609cm" chart:style-name="ch6">
              <text:p>kWH/m^2</text:p>
            </chart:title>
            <chart:grid chart:class="major"/>
          </chart:axis>
          <chart:series chart:style-name="ch7" chart:values-cell-range-address="Sheet3.J3:Sheet3.J14" chart:class="chart:line">
            <chart:data-point chart:repeated="12"/>
          </chart:series>
          <chart:series chart:style-name="ch8" chart:values-cell-range-address="Sheet3.K3:Sheet3.K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3.I3:Sheet3.I14</svg:desc>
                </draw:g>
              </table:table-cell>
              <table:table-cell office:value-type="float" office:value="8.09952">
                <text:p>8.09952</text:p>
                <draw:g>
                  <svg:desc>Sheet3.J3:Sheet3.J14</svg:desc>
                </draw:g>
              </table:table-cell>
              <table:table-cell office:value-type="float" office:value="7.08333339">
                <text:p>7.08333339</text:p>
                <draw:g>
                  <svg:desc>Sheet3.K3:Sheet3.K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7.48452">
                <text:p>7.48452</text:p>
              </table:table-cell>
              <table:table-cell office:value-type="float" office:value="6.222222272">
                <text:p>6.22222227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.32516">
                <text:p>6.32516</text:p>
              </table:table-cell>
              <table:table-cell office:value-type="float" office:value="5.500000044">
                <text:p>5.50000004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.84674">
                <text:p>4.84674</text:p>
              </table:table-cell>
              <table:table-cell office:value-type="float" office:value="4.333333368">
                <text:p>4.33333336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.5657">
                <text:p>3.5657</text:p>
              </table:table-cell>
              <table:table-cell office:value-type="float" office:value="3.250000026">
                <text:p>3.25000002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.94242">
                <text:p>2.94242</text:p>
              </table:table-cell>
              <table:table-cell office:value-type="float" office:value="2.833333356">
                <text:p>2.83333335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.1543">
                <text:p>3.1543</text:p>
              </table:table-cell>
              <table:table-cell office:value-type="float" office:value="2.972222246">
                <text:p>2.972222246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4.14683">
                <text:p>4.14683</text:p>
              </table:table-cell>
              <table:table-cell office:value-type="float" office:value="3.944444476">
                <text:p>3.944444476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5.59726">
                <text:p>5.59726</text:p>
              </table:table-cell>
              <table:table-cell office:value-type="float" office:value="5.055555596">
                <text:p>5.05555559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6.96774">
                <text:p>6.96774</text:p>
              </table:table-cell>
              <table:table-cell office:value-type="float" office:value="5.888888936">
                <text:p>5.88888893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7.86036">
                <text:p>7.86036</text:p>
              </table:table-cell>
              <table:table-cell office:value-type="float" office:value="6.25000005">
                <text:p>6.2500000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.21436">
                <text:p>8.21436</text:p>
              </table:table-cell>
              <table:table-cell office:value-type="float" office:value="6.9444445">
                <text:p>6.944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</office:styles>
</office:document-styles>
</file>